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B00000026F9C168DE2624A1A5.png" manifest:media-type="image/png"/>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Times New Roman'"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caps">
      <style:paragraph-properties fo:margin-left="0in" fo:margin-right="0in" fo:text-indent="0in" style:auto-text-indent="false"/>
    </style:style>
    <style:style style:name="P2" style:family="paragraph" style:parent-style-name="caps">
      <style:paragraph-properties fo:margin-left="0in" fo:margin-right="0in" fo:text-align="justify" style:justify-single-word="false" fo:text-indent="0in" style:auto-text-indent="false"/>
    </style:style>
    <style:style style:name="P3" style:family="paragraph" style:parent-style-name="Standard_20__28_user_29_">
      <style:paragraph-properties fo:margin-left="0in" fo:margin-right="0in" fo:text-align="justify" style:justify-single-word="false" fo:text-indent="0in" style:auto-text-indent="false"/>
    </style:style>
    <style:style style:name="P4" style:family="paragraph" style:parent-style-name="Standard_20__28_user_29_">
      <style:text-properties fo:language="none" fo:country="none" style:language-asian="none" style:country-asian="none"/>
    </style:style>
    <style:style style:name="P5" style:family="paragraph" style:parent-style-name="Standard_20__28_user_29_">
      <style:paragraph-properties fo:text-align="justify" style:justify-single-word="false"/>
    </style:style>
    <style:style style:name="P6" style:family="paragraph" style:parent-style-name="Standard_20__28_user_29_">
      <style:paragraph-properties fo:text-align="justify" style:justify-single-word="false"/>
      <style:text-properties fo:language="en" fo:country="US"/>
    </style:style>
    <style:style style:name="P7" style:family="paragraph" style:parent-style-name="Standard_20__28_user_29_"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style:font-name-asian="Liberation Serif1" style:font-name-complex="Liberation Serif1"/>
    </style:style>
    <style:style style:name="T3" style:family="text">
      <style:text-properties fo:color="#000000" style:font-name="FreeSerif" fo:background-color="#ffffff" loext:char-shading-value="0" style:font-name-complex="FreeSerif"/>
    </style:style>
    <style:style style:name="T4" style:family="text">
      <style:text-properties style:font-name="Liberation Serif1" style:font-name-complex="Liberation Serif1"/>
    </style:style>
    <style:style style:name="T5" style:family="text">
      <style:text-properties style:font-name="Liberation Serif1" fo:font-style="italic" style:font-style-asian="italic" style:font-name-complex="Liberation Serif1" style:font-style-complex="italic"/>
    </style:style>
    <style:style style:name="T6" style:family="text">
      <style:text-properties style:font-name="Liberation Serif1" fo:font-weight="bold" style:font-weight-asian="bold" style:font-name-complex="Liberation Serif1" style:font-weight-complex="bold"/>
    </style:style>
    <style:style style:name="T7" style:family="text">
      <style:text-properties style:font-name="Liberation Serif1" style:font-name-asian="Liberation Serif1" style:font-name-complex="Liberation Serif1"/>
    </style:style>
    <style:style style:name="T8" style:family="text">
      <style:text-properties style:font-name="Liberation Serif1" fo:language="en" fo:country="US" fo:font-style="italic" style:font-style-asian="italic" style:font-name-complex="Liberation Serif1" style:font-style-complex="italic"/>
    </style:style>
    <style:style style:name="T9" style:family="text">
      <style:text-properties style:font-name="Liberation Serif1" fo:language="en" fo:country="US" style:font-name-complex="Liberation Serif1"/>
    </style:style>
    <style:style style:name="T10" style:family="text">
      <style:text-properties style:text-position="sub 58%" style:font-name="Liberation Serif1" style:font-name-complex="Liberation Serif1"/>
    </style:style>
    <style:style style:name="T11" style:family="text">
      <style:text-properties style:text-position="super 58%" style:font-name="Liberation Serif1" style:font-name-complex="Liberation Serif1"/>
    </style:style>
    <style:style style:name="fr1" style:family="graphic" style:parent-style-name="Graphics">
      <style:graphic-properties fo:margin-left="0.1256in" fo:margin-right="0.1256in" style:wrap="parallel" style:number-wrapped-paragraphs="no-limit" style:wrap-contour="false" style:vertical-pos="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Source_20_Text"><text:span text:style-name="T4"/></text:span></text:p>
      <text:p text:style-name="Standard_20__28_user_29_"><draw:frame draw:style-name="fr1" draw:name="Image15" text:anchor-type="char" svg:width="6.9252in" svg:height="0.3661in" draw:z-index="1"><draw:image xlink:href="Pictures/1000000000000B720000009B428C9716555D8079.png" xlink:type="simple" xlink:show="embed" xlink:actuate="onLoad" loext:mime-type="image/png"/></draw:frame><text:span text:style-name="Source_20_Text"><text:span text:style-name="T4">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text:span></text:span></text:p>
      <text:p text:style-name="Standard_20__28_user_29_"><text:span text:style-name="Source_20_Text"><text:span text:style-name="T4">Они выпустили Слотропа на волю, снова гуляет, блядь, последний шанс на дембель как чокнутому, и он его прошлёпал….</text:span></text:span></text:p>
      <text:p text:style-name="Standard_20__28_user_29_"><text:span text:style-name="Source_20_Text"><text:span text:style-name="T4">Чего они не продержали его в той палате сдвинутых сколько говорили—собирались же на пару недель? Никаких объяснений. Просто «Приветики!» и залупай отправляет его обратно в тот <text:s/>ТОТСССГ. Парень из Кеноши, Крочмен, западопроходец, и его приятель Ваппо были всем его миром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text:span></text:span></text:p>
      <text:p text:style-name="Standard_20__28_user_29_"><text:span text:style-name="Source_20_Text"><text:span text:style-name="T4">Но что-то не так… что-то... </text:span></text:span><text:span text:style-name="Source_20_Text"><text:span text:style-name="T5">поменялось</text:span></text:span><text:span text:style-name="Source_20_Text"><text:span text:style-name="T4">… не хочу скулить, братаны, но—ну, например, он мог почти поклясться, что за ним следят, или по крайней мере подглядывают. Некоторые из хвостов очень ск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а, ни цвет ни модель пока что не засветился, но <text:s/></text:span></text:span><text:span text:style-name="Source_20_Text"><text:span text:style-name="T5">что-то</text:span></text:span><text:span text:style-name="Source_20_Text"><text:span text:style-name="T4"> постоянно присутствует в маленькой рамочке, довело до того, что начал оглядываться на другие машины выезжая по утрам на работу. Вещи на его столе в <text:s/>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кгда кто-то, кто старается не говорить, не шелестеть бумагой, не смеяться слишком громко: Слотроп достаточно бывал в кино, чтобы враз усечь такую аномалию.</text:span></text:span></text:p>
      <text:p text:style-name="Standard_20__28_user_29_"><text:span text:style-name="Source_20_Text"><text:span text:style-name="T4">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ста где хвосты не смогут идти следом.</text:span></text:span></text:p>
      <text:p text:style-name="Standard_20__28_user_29_"><text:span text:style-name="Source_20_Text"><text:span text:style-name="T4">Однажды он сворачивает в узкую улочку, вся из кирпича и продуктовых лотков, и слышит как его зовут по имени—и, опаньки!.. тут она и подходит, блондиновые волосы вразлёт, белые танкетки постукивают по мостовой, клёвая чува в форме медсестры, а зовут её, э-э, ну, а—Дарлин. Она работа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ы вернулся! Ах, Тайрон, ты </text:span></text:span><text:span text:style-name="Source_20_Text"><text:span text:style-name="T5">вернулся</text:span></text:span><text:span text:style-name="Source_20_Text"><text:span text:style-name="T4">,– слезинка или две, они оба в приседе, подбирают цитрусовые, шелестит накрахмаленное хаки платье, даже пара пришмыгиваний не совсем не сентиментального носа Слотропа.</text:span></text:span></text:p>
      <text:p text:style-name="Standard_20__28_user_29_"><text:span text:style-name="Source_20_Text"><text:span text:style-name="T4">–</text:span></text:span><text:span text:style-name="Source_20_Text"><text:span text:style-name="T7"> </text:span></text:span><text:span text:style-name="Source_20_Text"><text:span text:style-name="T4">Это я, милая…</text:span></text:span></text:p>
      <text:p text:style-name="Standard_20__28_user_29_"><text:span text:style-name="Source_20_Text"><text:span text:style-name="T4">Колея шин в слякоти обернулась жемчугом, мягким жемчугом. Чайки медленно кружат на фоне высоких безоконных кирпичных стен района.</text:span></text:span></text:p>
      <text:p text:style-name="Standard_20__28_user_29_"><text:span text:style-name="Source_20_Text"><text:span text:style-name="T4">Квартира м-с Квод вверх по трём тёмным лестничным маршам, с куполом <text:s/>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text:span></text:span><text:soft-page-break/><text:span text:style-name="Source_20_Text"><text:span text:style-name="T4">На вид достаточно здорова. Хотя на столе её скомканный платочек из шифона: перистые пятна крови извилинами туда-сюда, как узорчик из цветов.</text:span></text:span></text:p>
      <text:p text:style-name="Standard_20__28_user_29_"><text:span text:style-name="Source_20_Text"><text:span text:style-name="T4">–</text:span></text:span><text:span text:style-name="Source_20_Text"><text:span text:style-name="T7"> <text:s/></text:span></text:span><text:span text:style-name="Source_20_Text"><text:span text:style-name="T4">Вы заходили, когда у меня была банальная лихорадка,– вспоминает она Слотропа,– мы в тот день заварили чай из полыни.– Ну, конечно, сейчас даже 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о комната продолжала напоминания: в какой-то части того уж кем он там был внутри она соизволила остаться, сохранена в покое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запорошённые ночью в золочёных рамочках на каминной доске где в прошлый раз дикие астры приветствовали в перепутанице из маленькой вазы сервского фарфора, которую она вместе с Остином нашли давны-давно в магазине на Вардор-Стрит….</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н был моим здоровьем,– <text:s/>часто говорит м-с Квод,– с тех пор как он умер, мне пришлось стать полной ведьмой из чистого самосохранения.– <text:s/>Из кухни доносится запах свеженарезанный и выжатых лимонов. Дарин часто входит и выходит из комнаты, ищет разные ботанические добавки, спрашивает куда подевалась тряпочка для сыра. – «Тайрон помоги мне снять ту—нет рядом, высокая банка, спасибо милый».—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 «А теперь,»– <text:s/>просияла она к Слотропу,– «Вот: винные желе. Они довоенны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еперь я вспомнил вас—леди со связями в Министерстве Снабжения!– Но он знает, по прошлому разу, никакая галантность ему не поможет. Посте того визита он написал домой к Налин: «Англичане малость странные в том, что касается какие вещи на вкус, Мам. Они не такие как мне. Наверно это из-за климата. Им нравится такое, что никогда бы и не подумал. Иногда просто выворачивает желудок. Недавно я угостился тем, что они называют «винное желе». У них это </text:span></text:span><text:span text:style-name="Source_20_Text"><text:span text:style-name="T5">конфета</text:span></text:span><text:span text:style-name="Source_20_Text"><text:span text:style-name="T4">, Мам! Придумай как скормить одну из них Гитлеру и война закончится </text:span></text:span><text:span text:style-name="Source_20_Text"><text:span text:style-name="T5">завтра</text:span></text:span><text:span text:style-name="Source_20_Text"><text:span text:style-name="T4">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text:span></text:span></text:p>
      <text:p text:style-name="Standard_20__28_user_29_"><text:span text:style-name="Source_20_Text"><text:span text:style-name="T4">–</text:span></text:span><text:span text:style-name="Source_20_Text"><text:span text:style-name="T7"> <text:s/></text:span></text:span><text:span text:style-name="Source_20_Text"><text:span text:style-name="T4">И ещё капельку ментола,– м-с Квод закладывает в рот <text:s/>одну.– Прелесть.</text:span></text:span></text:p>
      <text:p text:style-name="Standard_20__28_user_29_"><text:span text:style-name="Source_20_Text"><text:span text:style-name="T4">Слотроп наконец выбрал одну с барельефом <text:s/>Lafitte Rothschild и отправляет в свой целовальник:– <text:s/>«О, да. Да. Ммм. Великолепн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Если вы хотите что-то совсем </text:span></text:span><text:span text:style-name="Source_20_Text"><text:span text:style-name="T5">особенное</text:span></text:span><text:span text:style-name="Source_20_Text"><text:span text:style-name="T4"> попробуйте Бернкаслер Доктор. О! Не вы ли мне принесли тогда те миленькое американские штучки, слизистый вяз.</text:span></text:span></text:p>
      <text:p text:style-name="Standard_20__28_user_29_"><text:span text:style-name="Source_20_Text"><text:span text:style-name="T4">–</text:span></text:span><text:span text:style-name="Source_20_Text"><text:span text:style-name="T7"> </text:span></text:span><text:span text:style-name="Source_20_Text"><text:span text:style-name="T4">Скользкий вяз. Какая жалость, они вчера кончились.</text:span></text:span></text:p>
      <text:p text:style-name="Standard_20__28_user_29_"><text:span text:style-name="Source_20_Text"><text:span text:style-name="T4">Входит Дарин с горячим чайником и тремя чашками на поднос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Что тут?– Слотроп малость поспешн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ебе лучше не знать, Тайрон.</text:span></text:span></text:p>
      <text:p text:style-name="Standard_20__28_user_29_"><text:span text:style-name="Source_20_Text"><text:span text:style-name="T4">–</text:span></text:span><text:span text:style-name="Source_20_Text"><text:span text:style-name="T7"> </text:span></text:span><text:span text:style-name="Source_20_Text"><text:span text:style-name="T4">Это точно,– <text:s/>после первого глотка, жалея, что она мало добавила лимонного сока, или хоть чего-нибудь, чтоб убит основной вкус, убийственно горький. Эти люди и впрямь сумасшедшие. И без сахара, есэ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как раз вовремя: – «О, я думала мы от них всех избавились от всех тех—«Жильберт <text:s/>&amp; Саливан неподдельное наслаждение»—года </text:span></text:span><text:span text:style-name="Source_20_Text"><text:span text:style-name="T5">два</text:span></text:span><text:span text:style-name="Source_20_Text"><text:span text:style-name="T4"> назад.»– как раз в тот в момент, когда Слотроп достигает тягуче-жидкую сердцевину со вкусом майонеза и корок апельсина.</text:span></text:span></text:p>
      <text:p text:style-name="Standard_20__28_user_29_"><text:span text:style-name="Source_20_Text"><text:span text:style-name="T4">–</text:span></text:span><text:span text:style-name="Source_20_Text"><text:span text:style-name="T7"> </text:span></text:span><text:span text:style-name="Source_20_Text"><text:span text:style-name="T4">Вы забрали <text:s/>последнюю из моих Мармеладный Сюрпризов!– <text:s/>вскрикивает м-с Квод, с быстротой фокусника доставая сладость в форме яйца мягко зелёного цвета, всю усыпанную </text:span></text:span><text:soft-page-break/><text:span text:style-name="Source_20_Text"><text:span text:style-name="T4">лавандовым типографским шрифтом.– И за это не получите ни одной кремовой рабарбы.– И вся та штука исчезает в её рту.</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ак мне и надо,– говорит Слотроп, удивляясь что он этим хотел сказать, прихлёбывая чай из трав, чтобы снять вкус конфеты из майонеза—чёрт! и это было ошибкой, точно, потому что его рот снова наполняет <text:s/>жуткая алкалоидная разруха, аж до самого мягкого нёба, где она и осела. Дарлин, сочувственная Солов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по ходу знает, ёбаный идиот, что опять нарвался, по языку разливается самая жуткая кристаллиновая концентрация, Боже, наверное это сама нитритная кислота.– Ой-йой, эта уж вправду </text:span></text:span><text:span text:style-name="Source_20_Text"><text:span text:style-name="T5">кисленькая</text:span></text:span><text:span text:style-name="Source_20_Text"><text:span text:style-name="T4">.– Едва способен выговаривать слова, до того его корёжит, из тех шуточек, которыми Хоп Хариган отвлекал Танка Тинкера от игры на 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text:span></text:span><text:span text:style-name="Source_20_Text"><text:span text:style-name="T5">не видит</text:span></text:span><text:span text:style-name="Source_20_Text"><text:span text:style-name="T4">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text:span><text:span text:style-name="Source_20_Text"><text:span text:style-name="T5"><text:s/>petit four</text:span></text:span><text:span text:style-name="Source_20_Text"><text:span text:style-name="T4"> 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теперь он срывается, как путешествие к центру некоей малой, враждебной планеты в громком конфетном </text:span></text:span><text:span text:style-name="Source_20_Text"><text:span text:style-name="T5">чавк</text:span></text:span><text:span text:style-name="Source_20_Text"><text:span text:style-name="T4">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text:span></text:span></text:p>
      <text:p text:style-name="Standard_20__28_user_29_"><text:span text:style-name="Source_20_Text"><text:span text:style-name="T4">–</text:span></text:span><text:span text:style-name="Source_20_Text"><text:span text:style-name="T7"> </text:span></text:span><text:span text:style-name="Source_20_Text"><text:span text:style-name="T4">Вот вы и догадались!– <text:s/>М-с Квод машет ему пёстрым конгломератом из корня имбиря, ириски и <text:s/>семени аниса,– понимаете всегда надо наслаждаться внешним </text:span></text:span><text:span text:style-name="Source_20_Text"><text:span text:style-name="T5">видом</text:span></text:span><text:span text:style-name="Source_20_Text"><text:span text:style-name="T4">. И почему вы, американцы, такие импульсивны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у,– <text:s/>бормочет,– обычно мы не доходим до чего-то более сложного, чем плитки Херши, понимает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 попробуй это!– кричит Дарлин ухватившись за горло и качаясь на нег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Ух-ты, это наверняка что-то,– <text:s/>с сомнением берёт эту новинку коричневого цвета, уменьшенная вчетверо полная копия ручной гранаты, рычаг, кольцо и всё прочее, одна из серии патриотических сладостей выпущенных прежде, чем сахар стал таким дефицитом, помимо, как он определил заглянув в банку, зарядного магазина Вибли .455 калибра из розовых и зелёных ирисок, шеститонной бомбы из желатина в серебристой обёртке, и базуки из лакрицы.</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у, давай,– <text:s/>Дарлин ухватив его руку с конфетой, пытается засунуть в его рот.</text:span></text:span></text:p>
      <text:p text:style-name="Standard_20__28_user_29_"><text:span text:style-name="Source_20_Text"><text:span text:style-name="T4">–</text:span></text:span><text:span text:style-name="Source_20_Text"><text:span text:style-name="T7"> <text:s/></text:span></text:span><text:span text:style-name="Source_20_Text"><text:span text:style-name="T4">Да, просто, знаешь, смотрю на вид, как советует м-с Квод.</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о плющить в руке не честно, Тайрон.</text:span></text:span></text:p>
      <text:p text:style-name="Standard_20__28_user_29_"><text:span text:style-name="Source_20_Text"><text:span text:style-name="T4">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курить эту дрянь.– <text:s/>Отравлен...– удаётся ему выстонат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у, же, по-мужски,– советует м-с Квод.</text:span></text:span></text:p>
      <text:p text:style-name="Standard_20__28_user_29_"><text:span text:style-name="Source_20_Text"><text:span text:style-name="T4">–</text:span></text:span><text:span text:style-name="Source_20_Text"><text:span text:style-name="T7"> <text:s/></text:span></text:span><text:span text:style-name="Source_20_Text"><text:span text:style-name="T4">Да,– Дарин через слои обсосанной карамели,– не забывай, война идёт. Давай, милый, отрой ротик.</text:span></text:span></text:p>
      <text:p text:style-name="Standard_20__28_user_29_"><text:span text:style-name="Source_20_Text"><text:span text:style-name="T4">Сквозь слёзы он не может толком разглядеть, но слышит, как м-с Квод напротив за столом долдонит:– «Ням, ням, ням»,– <text:s/>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Джиновый зефир,– грит м-с Квод.</text:span></text:span></text:p>
      <text:p text:style-name="Standard_20__28_user_29_"><text:soft-page-break/><text:span text:style-name="Source_20_Text"><text:span text:style-name="T4">–</text:span></text:span><text:span text:style-name="Source_20_Text"><text:span text:style-name="T7"> </text:span></text:span><text:span text:style-name="Source_20_Text"><text:span text:style-name="T4">Аааа…</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 это ещё что, попробуйте одну такую...– Его зубы с какой-то извращённой рефлектив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Ещё чаю?– предлагает Дарин. Слотроп в безудержном кашле, вдохнув малость той начинки из долек.</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хороший кашель,– м-с Квод предлагает коробочку тех невероятных английских капель от кашля, Меггезон,– <text:s/>Дарлин, чая просто чудесный, я чувствую как моя цинга проходит, просто чувствую.</text:span></text:span></text:p>
      <text:p text:style-name="Standard_20__28_user_29_"><text:span text:style-name="Source_20_Text"><text:span text:style-name="T4">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и с короткими рукавами. Испарения бензоина проникают в его мозг. Голова плывёт кругом в нимбе из льда.</text:span></text:span></text:p>
      <text:p text:style-name="Standard_20__28_user_29_"><text:span text:style-name="Source_20_Text"><text:span text:style-name="T4">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Райское Пламя,та знаменитая сладость по дорогой цене и переменчивого вкуса—для одного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ядовитых и одуряющих газов в тренировочных инструкциях, «кисло-сладкий баклажан» самое, пожалуй, длинное на данный момент. Райское Пламя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е эбонитовые напёрстки из прошлого столетия, шпильки, части клапанов, резьбовые запчасти от непонятных музыкальных инструментов, радиодетали из канифол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text:span></text:span></text:p>
      <text:p text:style-name="Standard_20__28_user_29_"><text:span text:style-name="Source_20_Text"><text:span text:style-name="T4">Поколыхиваясь около улевой отметки между сном и бодрствованием, его полупоникший хуй всё ещё в ней, их обессиленые ноги согнуты под одинаковым углом… Комната углубляется в воду и прохладность. Где-то садится солнце. Света едва хватает различить тёмные веснушки у неё на спине. В гостиной м-с Квод снится, что она <text:s/>вернулась в сады Бёрнмаута, в гущу рододендроном и нежданного дождя, Остин кричит </text:span></text:span><text:span text:style-name="Source_20_Text"><text:span text:style-name="T5">Прикоснитесь к <text:s/>её горлу, Величество. Прикоснитесь!</text:span></text:span><text:span text:style-name="Source_20_Text"><text:span text:style-name="T4"> 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text:span></text:span></text:p>
      <text:p text:style-name="Standard_20__28_user_29_"><text:soft-page-break/><text:span text:style-name="Source_20_Text"><text:span text:style-name="T5">Вспышка молнии—</text:span></text:span></text:p>
      <text:p text:style-name="Standard_20__28_user_29_"><text:span text:style-name="Source_20_Text"><text:span text:style-name="T4">И Слотроп зевает: – Который час?– а Дарин всплывает из сна. Когда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ющий вой паденья ракеты, скорый поезд с высот вниз, в звенящую тишину. Снаружи лопалось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Бога ради почему и не быть хоть какой-то пользе от этого дурацкого Блица?</text:span></text:span></text:p>
      <text:p text:style-name="Standard_20__28_user_29_"><text:span text:style-name="Source_20_Text"><text:span text:style-name="T4">Но кто там, в просвете оранжевой занавески, сдерживает дыхание? Подсматривает? Ну, и где же по вашему, составители карт, мастера слежки, упадёт следующая?</text:span></text:span></text:p>
      <text:p text:style-name="Standard_20__28_user_29_"><draw:frame draw:style-name="fr1" draw:name="Image16" text:anchor-type="char" svg:width="6.9252in" svg:height="0.3661in" draw:z-index="2"><draw:image xlink:href="Pictures/1000000000000B720000009B428C9716555D8079.png" xlink:type="simple" xlink:show="embed" xlink:actuate="onLoad" loext:mime-type="image/png"/></draw:frame><text:span text:style-name="Source_20_Text"><text:span text:style-name="T4">Самое пр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text:s/>потянулась, он не задумываясь перехватил её запястье и отвёл <text:s/>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стучит о стенку его груди… –«Ооо»,– вырвалось у неё и она потянулась обнять его, отбросив всякую сдержанность, открыта, дрожа, пока они прижимались друг к другу. Потом она ему рассказывала, что как только он взял её руку в тот вечер, она кончила. И первый раз, когда он прикоснулся к её пизде, стиснут мягкую пизду <text:s/>Джессики через её трусики, дрожь опять началась высоко меж её ляжек, охватывая её. Она кончила дважды, прежде, чем хуй официально вошёл в её пизду и это важно для них обоих, хотя ни ни один не смог понять почему, собственно.</text:span></text:span></text:p>
      <text:p text:style-name="Standard_20__28_user_29_"><text:span text:style-name="Source_20_Text"><text:span text:style-name="T4">Когда это происходит, свет для них становится очень красным.</text:span></text:span></text:p>
      <text:p text:style-name="Standard_20__28_user_29_"><text:span text:style-name="Source_20_Text"><text:span text:style-name="T4">Однажды они встретились в чайной: на ней был красный свитер с короткими рукавами и её обнажённые руки теплились красным по бокам. Она была без какой-либо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ощущение. Резко вверх до уровня кожи, выплёскиваясь по его соскам…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во власти.</text:span></text:span></text:p>
      <text:p text:style-name="Standard_20__28_user_29_"><text:span text:style-name="Source_20_Text"><text:span text:style-name="T4">Про Бобра. Или Джереми, как тот известен своей матери, Роджер старается не думать больше, чем <text:s/>приходится. Конечно же, он в агонии насчёт технических деталей. Она ведь никак не может—или может?—Делать Такие же Вещи с Джереми. Разве может этот мудак—она же не потянется вокруг когда они ебуться, а и чтоб вставить свой хулиганский палец, его английскую розу, в жопу Джереми? Стоп, прекрати это (но сосёт ли она его хуй? Бывала ли когда-нибудь его постоянно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леопардов и карибских вепрей в <text:s/>зоопарке Регент Парка и гадал бы пойдёт ли дождь до 4:30.</text:span></text:span></text:p>
      <text:p text:style-name="Standard_20__28_user_29_"><text:span text:style-name="Source_20_Text"><text:span text:style-name="T4">Время, которое Роджер и Джессика провели вместе, в сумме, измеряется часами. А все сказанные слова не превышают моличества в меморандуме ВКСЭС. И нет ни малейшей возможности, впервые за его карьеру, чтобы статистик придал этим числам хоть какой-то смысл. <text:s/></text:span></text:span></text:p>
      <text:p text:style-name="Standard_20__28_user_29_"><text:soft-page-break/><text:span text:style-name="Source_20_Text"><text:span text:style-name="T4">Когда вместе, они единый интерфейс кожи, истекающей потом, стиснутой насколько их мускулам с костями хватает сил прижать, почти без слов кроме её имени, или его.</text:span></text:span></text:p>
      <text:p text:style-name="Standard_20__28_user_29_"><text:span text:style-name="Source_20_Text"><text:span text:style-name="T4">По отдельности, врем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у,– девушки из <text:s/>ЖКМС и УФАА, ювелирно украшенные юные вдовы, косятся со всех сторон,– надеюсь ты время зря не терял.</text:span></text:span></text:p>
      <text:p text:style-name="Standard_20__28_user_29_"><text:span text:style-name="Source_20_Text"><text:span text:style-name="T4">–</text:span></text:span><text:span text:style-name="Source_20_Text"><text:span text:style-name="T7"> </text:span></text:span><text:span text:style-name="Source_20_Text"><text:span text:style-name="T4">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 на </text:span></text:span><text:span text:style-name="Source_20_Text"><text:span text:style-name="T5">данный</text:span></text:span><text:span text:style-name="Source_20_Text"><text:span text:style-name="T4"> момент обеспеченная беременность, или две, если тольк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Ах!– Она подскакивает радостно (вверх, не на),– это мне </text:span></text:span><text:span text:style-name="Source_20_Text"><text:span text:style-name="T5">напомнил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Вуууййй!– Роджер отшатывается назад к растению в горшке, под разухабистые саксофоны Роланда Пичи и Его Оркестра, исполняющие «Вот, я <text:s/>Ляпнул Это Снова», и роняет голову на груд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ак </text:span></text:span><text:span text:style-name="Source_20_Text"><text:span text:style-name="T5">вот</text:span></text:span><text:span text:style-name="Source_20_Text"><text:span text:style-name="T4">, что у тебя на уме. Если, конечно, </text:span></text:span><text:span text:style-name="Source_20_Text"><text:span text:style-name="T5">ум</text:span></text:span><text:span text:style-name="Source_20_Text"><text:span text:style-name="T4"> подходящее слово.</text:span></text:span></text:p>
      <text:p text:style-name="Standard_20__28_user_29_"><text:span text:style-name="Source_20_Text"><text:span text:style-name="T4">Они приводят всех в замешательство. Выглядят такими невинными. Люди сразу же хотят защитить их: следят за собой, чтобы не говорить о смерти, делах, изменах, когда Роджер и Джессика рядом. Всё только про дефициты, песни, дружков, фильмы и блузки…</text:span></text:span></text:p>
      <text:p text:style-name="Standard_20__28_user_29_"><text:span text:style-name="Source_20_Text"><text:span text:style-name="T4">С волосами заложенными за уши, с её мягким подбородком, она выглядит 9, 10-летней, потерялась возле витрин, моргает на солнце, поворачивая голову на светлом стёганом покрывале, кончает в слезах, покрасневшее сморщенное лицо ребёнка готового разреветься, стонет </text:span></text:span><text:span text:style-name="Source_20_Text"><text:span text:style-name="T5">о, о…</text:span></text:span></text:p>
      <text:p text:style-name="Standard_20__28_user_29_"><text:span text:style-name="Source_20_Text"><text:span text:style-name="T4">Однажды ночью, в тёмном холодно-одеяльном убежище их постели, сам задрёмывая и просыпаясь, он зализал Джессику до сна. Когда она ощутила его первые тёплые вздохи коснулись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text:span></text:span></text:p>
      <text:p text:style-name="Standard_20__28_user_29_"/>
      <text:p text:style-name="Standard_20__28_user_29_"><text:span text:style-name="Source_20_Text"><text:span text:style-name="T4">«… картины, ну, ладно, сцены вмелькивают, Роджер. Сами собой, серьёзно, я их не выдумываю….» Яркий рой их проплывает на фоне низкого изотонического мерцания потолка. Он и она лежат и дышат кверху, его мягкий хуй млеет, свисая вокруг его ляжки, подгору, поближе к Джессике. Ночная комната испускает вздох, да, Испускает Вздох—старомодная смешная комната, ой-ой, я безнадёжен, кто клоуном родился вовек неисправим, заигрывает из зеркальной рамы в чём-то зелёно-полосатом, панталоны, волосы дыбом—и тем не менее это даже очень странно, за большинством комнат сегодня, гм, знаете ли, замечалось, что они «дышат», да, или з</text:span></text:span><text:span text:style-name="Source_20_Text"><text:span text:style-name="T5">амирают в безмолвном ожидании</text:span></text:span><text:span text:style-name="Source_20_Text"><text:span text:style-name="T4"> и <text:s/>в этом уже, должно быть, некая зловещая традиция, <text:s/>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делается.</text:span></text:span></text:p>
      <text:p text:style-name="Standard_20__28_user_29_"><text:span text:style-name="Source_20_Text"><text:span text:style-name="T4">Но тут. С </text:span></text:span><text:span text:style-name="Source_20_Text"><text:span text:style-name="T5">этой</text:span></text:span><text:span text:style-name="Source_20_Text"><text:span text:style-name="T4"> юной леди. Бумазея в клеточку. Взъерошенные брови. Распоясалась, что удержу нет. Красный бархат. На «слаб</text:span></text:span><text:span text:style-name="Source_20_Text"><text:span text:style-name="T3">о́</text:span></text:span><text:span text:style-name="Source_20_Text"><text:span text:style-name="T4">» она сняла свою блузку, в движении по основной магистрали возле Ловер Бидинга.</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 Боже, она чокнулась, за что </text:span></text:span><text:span text:style-name="Source_20_Text"><text:span text:style-name="T5">мне</text:span></text:span><text:span text:style-name="Source_20_Text"><text:span text:style-name="T4"> попадаются только такие?</text:span></text:span></text:p>
      <text:p text:style-name="Standard_20__28_user_29_"><text:soft-page-break/><text:span text:style-name="Source_20_Text"><text:span text:style-name="T4">–</text:span></text:span><text:span text:style-name="Source_20_Text"><text:span text:style-name="T7"> </text:span></text:span><text:span text:style-name="Source_20_Text"><text:span text:style-name="T4">Ну, ха, ха,– Джессика помахивает своим форменным галстуком как стриптизёрша,– сказал, побоюсь, да? Гри-и-л. Назвал меня «трусишка пироженка, трусишка», я помню.– И конечно же, без лифчика, она никогда их не носит.</text:span></text:span></text:p>
      <text:p text:style-name="Standard_20__28_user_29_"><text:span text:style-name="Source_20_Text"><text:span text:style-name="T4">–</text:span></text:span><text:span text:style-name="Source_20_Text"><text:span text:style-name="T7"> </text:span></text:span><text:span text:style-name="Source_20_Text"><text:span text:style-name="T4">Послушай,– смотрит искоса,– <text:s/>ты знаешь, что тебя могут арестовать? Забудь про «тебя»,– <text:s/>ему только что дошло,– <text:s/></text:span></text:span><text:span text:style-name="Source_20_Text"><text:span text:style-name="T5">меня</text:span></text:span><text:span text:style-name="Source_20_Text"><text:span text:style-name="T4"> арестуют!</text:span></text:span></text:p>
      <text:p text:style-name="Standard_20__28_user_29_"><text:span text:style-name="Source_20_Text"><text:span text:style-name="T4">–</text:span></text:span><text:span text:style-name="Source_20_Text"><text:span text:style-name="T7"> </text:span></text:span><text:span text:style-name="Source_20_Text"><text:span text:style-name="T4">Скажут, что ты виноват, ла, ла.– Нижние зубы выпятила в улыбке зловредины.– <text:s/>Я просто невинный ягнёночек, а этот,– <text:s/>чуть вскидывает руку, резкий отсвет светлых волосков на её предплечье,– этот Роджер-держи-морджер! вот этот ужасный зверюга! заставляет меня делать всякие гадкие...</text:span></text:span></text:p>
      <text:p text:style-name="Standard_20__28_user_29_"><text:span text:style-name="Source_20_Text"><text:span text:style-name="T4">Тем временем, самый здоровенный грузовик из всех, что Роджер видел в своей жизни, делает обгон сотрясаясь сталью, и теперь не только водитель, но и несколько—ну, это вообще жуть… </text:span></text:span><text:span text:style-name="Source_20_Text"><text:span text:style-name="T5">коротышек, </text:span></text:span><text:span text:style-name="Source_20_Text"><text:span text:style-name="T4">в непонятной опереточной форме, в общем-то, какого-нибудь из центрально-европейских правительств изгнании, все из них как-то втиснуты в высоко закреплённую кабину и все уставились вниз в поросячьей возне по свиноматке для лучшего обзора, глаза вылуплены, смуглые, слюна каплет через губы, представления его Джессики Свонлейк со скандально голой грудью и его самого пытающегося притормозить и отстать от грузовика—да вот только сейчас позади Роджера, поджимая его, на той же, фактически, скорости, что и грузовик, появилась, у, блядь, так и </text:span></text:span><text:span text:style-name="Source_20_Text"><text:span text:style-name="T5">есть</text:span></text:span><text:span text:style-name="Source_20_Text"><text:span text:style-name="T4">, машина военной полиции. Он не может сбавить, а если попытается обогнать это и </text:span></text:span><text:span text:style-name="Source_20_Text"><text:span text:style-name="T5">впрямь</text:span></text:span><text:span text:style-name="Source_20_Text"><text:span text:style-name="T4"> будет подозрительн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Э, Джеси, пожалуйста, оденься, э, ладно милая?– <text:s/>делая вид, что ищет свою расчёску, которая, как обычно, утеряна, задержанный известен как злостный расчёсколюб…</text:span></text:span></text:p>
      <text:p text:style-name="Standard_20__28_user_29_"><text:span text:style-name="Source_20_Text"><text:span text:style-name="T4">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 «Мийстир! Ай, ти! Какий малишка, а?»– <text:s/>Ещё больше хохота. В зеркале заднего вида Роджер видит английские полицейские рожи <text:s/>розовые в своей правильности, красные погоны, склоняются, подскакивают, советуются, временами резко взглядывают на парочку в Ягуаре, которые как-то, типа—«Что они </text:span></text:span><text:span text:style-name="Source_20_Text"><text:span text:style-name="T5">делают</text:span></text:span><text:span text:style-name="Source_20_Text"><text:span text:style-name="T4">, Приксбери, тебе видн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Похоже мужчина и женщина, сэр.</text:span></text:span></text:p>
      <text:p text:style-name="Standard_20__28_user_29_"><text:span text:style-name="Source_20_Text"><text:span text:style-name="T4">–</text:span></text:span><text:span text:style-name="Source_20_Text"><text:span text:style-name="T7"> </text:span></text:span><text:span text:style-name="Source_20_Text"><text:span text:style-name="T4">Придурок.– <text:s/>И достаёт чёрный бинокль.</text:span></text:span></text:p>
      <text:p text:style-name="Standard_20__28_user_29_"/>
      <text:p text:style-name="Standard_20__28_user_29_"><text:span text:style-name="Source_20_Text"><text:span text:style-name="T4">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text:span></text:span></text:p>
      <text:p text:style-name="Standard_20__28_user_29_"><text:span text:style-name="Source_20_Text"><text:span text:style-name="T4">Потом, вдруг, ночь: Пустое кресло-качалка залито голубовато-меловым от—это луна, или какой-то другой свет с неба? просто деревянное кресло, уже пустое, посреди <text:s/>очень ясной ночи и этот свет спускается….</text:span></text:span></text:p>
      <text:p text:style-name="Standard_20__28_user_29_"><text:span text:style-name="Source_20_Text"><text:span text:style-name="T4">Образы продолжаются, расцветают, приходят и уходят, некоторые красивы, какие-то просто ужасны… но ей тут так уютно с её ягнёнком, её Роджером, и как же она любит очертание его шеи вся прямо такая—ну, вот же, как раз тут, под затылком его шишковатой головы как у десятилетнего мальчика. Она целует его вверх и вниз кисло солёный кусочек кожи, что так завёл её, завёл её освещённую ночью вдоль этих высоких сухожилий, целует его словно поцелуи непрерывное дыхание, текущее без конца.</text:span></text:span></text:p>
      <text:p text:style-name="Standard_20__28_user_29_"/>
      <text:p text:style-name="P5"><text:span text:style-name="Source_20_Text"><text:span text:style-name="T4">Однажды утром—он не видел её уже около полумесяца—он проснулся в своей келье отшельника в «Белом Посещении» с напряжённо стоячим, слипшимися веками, и с длинным светло-каштановым волосом впутавшимся ему в рот. Это явно не его волос. И ни кого-либо другого, кроме как один из волос Джессики. Но это невозможно—он не встречался с ней. Он </text:span></text:span><text:soft-page-break/><text:span text:style-name="Source_20_Text"><text:span text:style-name="T4">всхлипнул пару раз, потом чихнул. За окном начиналось утро. Его правый клык ныл. Он размотал длинный волос в капельках слюны, зубной камень, утренний пух тому кто дышит ртом, и уставился на него. Как он сюда попал? Просто жуть, душечка. Прямо тебе полный </text:span></text:span><text:span text:style-name="Source_20_Text"><text:span text:style-name="T5"><text:s/>je ne sais quoi de sinistre. </text:span></text:span><text:span text:style-name="Source_20_Text"><text:span text:style-name="T4">Ему надо поссать. Шаркая к уборной, его серая армейская фланель вяло заткнута под резинку пижамы, му пришла мысль: 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оделывая справляя нужду в уборной среди спотыкливых, пердливых, скребущихся лезвием, кашляющих, чхающих и обсопливленных обитателей Секции Пси. Только потом уже он начал думать о Джессике—о её безопасности. Заботливый Роджер. Что если она погибла в эту ночь, взрыв на складе боеприпасов… этот волос последнее прости-прощай, что её призрачная любовь смогла протолкнуть на эту сторону, к единственному кто что-то значил…. Какой-то паук-статистик: его глаза и впрямь наполнились слезой перед тем, как пришла Следующая Мысль—</text:span></text:span><text:span text:style-name="Source_20_Text"><text:span text:style-name="T5">о. О</text:span></text:span><text:span text:style-name="Source_20_Text"><text:span text:style-name="T4">, нет. Закрой тот вентиль, Нетель, да прикинь </text:span></text:span><text:span text:style-name="Source_20_Text"><text:span text:style-name="T5">про это вот</text:span></text:span><text:span text:style-name="Source_20_Text"><text:span text:style-name="T4">. Он стоял, полусогнутым, над раковиной, парализованный, отложив свои страхи за Джессику чуть на потом, очень хотелось оглянуться через плечо, или даже просто в, в старое зеркало, знаешь, увидеть что они ещё там, но слишком застывший, чтобы рискнуть хотя бы и на это… </text:span></text:span><text:span text:style-name="Source_20_Text"><text:span text:style-name="T5">сейчас</text:span></text:span><text:span text:style-name="Source_20_Text"><text:span text:style-name="T4">… о, да, самая чётк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text:span></text:span><text:span text:style-name="Source_20_Text"><text:span text:style-name="T5">могут</text:span></text:span><text:span text:style-name="Source_20_Text"><text:span text:style-name="T4"> читать твоё сознание! а и что если—что если это </text:span></text:span><text:span text:style-name="Source_20_Text"><text:span text:style-name="T5">гипнотизм</text:span></text:span><text:span text:style-name="Source_20_Text"><text:span text:style-name="T4">? А? Исусе: тогда целая куча других оккультных заморочек, таких как астральное наущение, контроль сознания (ну, в </text:span></text:span><text:span text:style-name="Source_20_Text"><text:span text:style-name="T5">этом-то</text:span></text:span><text:span text:style-name="Source_20_Text"><text:span text:style-name="T4"> ничего оккультного), тайные проклятия, чтоб вызвать импотенцию, флюс, сумасшествие, вуууййй!—</text:span></text:span><text:span text:style-name="Source_20_Text"><text:span text:style-name="T5">зелья</text:span></text:span><text:span text:style-name="Source_20_Text"><text:span text:style-name="T4">! (когда он наконец распрямился и умственным взором, </text:span></text:span><text:span text:style-name="Source_20_Text"><text:span text:style-name="T5">очень</text:span></text:span><text:span text:style-name="Source_20_Text"><text:span text:style-name="T4"> осторожно, обращается к толкучке в кофейном баре, о, </text:span></text:span><text:span text:style-name="Source_20_Text"><text:span text:style-name="T5">Боже…</text:span></text:span><text:span text:style-name="Source_20_Text"><text:span text:style-name="T4">), психо-объединение-с-Контролированием, чтобы Роджер стал им, а он Роджером, да, да, парочка таких понятий прокатились у него в уме на этом месте, ни одна из которых, в принципе, приятна, кстати—особенно посреди этого служебного сортира, с лицом Гавина Трефола <text:s/>маджентной окраски, яркий цвет клевера на ветру, Рональд Черикок выхаркивает ком зеленоватой с прожилками мокроты в раковину—что это всё, </text:span></text:span><text:span text:style-name="Source_20_Text"><text:span text:style-name="T5">кто все эти люди</text:span></text:span><text:span text:style-name="Source_20_Text"><text:span text:style-name="T4">…. Чёкнутые.</text:span></text:span><text:span text:style-name="Source_20_Text"><text:span text:style-name="T5">Чёёёёкнутые! </text:span></text:span><text:span text:style-name="Source_20_Text"><text:span text:style-name="T4">Его обложили! они были тут всё эту войну, прослушивали его мозг, телепаты, ведьмаки, Сатанинские механики всех мастей, подключаются во </text:span></text:span><text:span text:style-name="Source_20_Text"><text:span text:style-name="T5">всё</text:span></text:span><text:span text:style-name="Source_20_Text"><text:span text:style-name="T4">—даже когда они с Джессикой в постели </text:span></text:span><text:span text:style-name="Source_20_Text"><text:span text:style-name="T5">ебуться</text:span></text:span><text:span text:style-name="Source_20_Text"><text:span text:style-name="T4">—</text:span></text:span></text:p>
      <text:p text:style-name="P5"><text:span text:style-name="Source_20_Text"><text:span text:style-name="T4">Старайся не подавать виду, старина, паникуй, если уж должен, но потом, не здесь…. Квёлые лампочки для ванных углубляют старые набрызги тысяч <text:s/>пятен воды и мыла на зеркалах до взаимоперистости облаков, дыма и кожи, пока он прошатывает свою голову мимо, лимонно-бежевая, коптяще-чёрная и сумеречно-коричневая тут, очень крупно толчёная, такая фактура….</text:span></text:span></text:p>
      <text:p text:style-name="P5"><text:span text:style-name="Source_20_Text"><text:span text:style-name="T4">Чудесное утро, Вторая Мировая Война. Всё, что он может удерживать на поверхности своего сознания, это слова </text:span></text:span><text:span text:style-name="Source_20_Text"><text:span text:style-name="T5">Мне нужно перевестись</text:span></text:span><text:span text:style-name="Source_20_Text"><text:span text:style-name="T4">, типа, мурлыканье без музыки перед зеркалом, да, сэр, должен подать рапорт немедля. Вызовусь добровольцем на фронт в Германии, вот что я сделаю. Там та рам та рам. Точно, было объявление в прошлую среду в секретной секции </text:span></text:span><text:span text:style-name="Source_20_Text"><text:span text:style-name="T5">Нацистов в Новостях, </text:span></text:span><text:span text:style-name="Source_20_Text"><text:span text:style-name="T4">втиснутой между объявлениями Мерсисайдского отделения лейбористов ищущих публициста и Лондонского рекламного агентства с местами сразу по демобилизации. То объявление посерёдке разместила какая-то рука из <text:s/>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окна—«Что угодно!»– Роджер бредёт обратно в свою узкую комнату,–«что угодно, только не это….»</text:span></text:span></text:p>
      <text:p text:style-name="P5"><text:span text:style-name="Source_20_Text"><text:span text:style-name="T4">Вот до чего дошло. Он знал, что будет чувствовать себя спокойней в безумной Германии с Врагом, чем здесь в Секции Пси. Время года делает это ещё хуже. <text:s/>Рождество. Быыыюююввээ, хватаясь за желудок. Только Джессика делала это всё людским и переносимым. Джессика…</text:span></text:span></text:p>
      <text:p text:style-name="P5"><text:soft-page-break/><text:span text:style-name="Source_20_Text"><text:span text:style-name="T4">Его повело тогда, на полминуты, дрожащего и зевающего, в длинном нижнем белье, мягком, почти невидимом в ограждении декабрьского рассвета, среди множества острых краёв книг, рулонов, калек, схем и карт (и главная, красные оспины на чистой белой коже леди Лондон, смотрящая на всё… </text:span></text:span><text:span text:style-name="Source_20_Text"><text:span text:style-name="T5">погоди</text:span></text:span><text:span text:style-name="Source_20_Text"><text:span text:style-name="T4">… болезнь кожи… </text:span></text:span><text:span text:style-name="Source_20_Text"><text:span text:style-name="T5">может</text:span></text:span><text:span text:style-name="Source_20_Text"><text:span text:style-name="T4"> она носит роковую инфекцию внутри себя? Возможно, места предопределены и полёт ракеты, фактически, следует из фатального нарыва </text:span></text:span><text:span text:style-name="Source_20_Text"><text:span text:style-name="T5">в скрытом состоянии среди города…</text:span></text:span><text:span text:style-name="Source_20_Text"><text:span text:style-name="T4"> но он не может ухватить это, не больше, чем понять навязчивую идею Пойнсмена о реверсивном звуковом стимуле и пожалуйста, пожалуйста, давай просто оставим это ненадолго…), посетило, не знающего пока не прошло, насколько ясно он видит честную половину своей жизни, которой сейчас была Джессика, насколько фанатично должна его мать Война не одобрять её красоту, её нахальное безразличие к институциям смерти в которые он так недавно—её невозмутимую надежду (хотя она терпеть не могла составлять планы), её изгнание из детства (хотя она отказывалась хоть как-то цепляться <text:s/>за воспоминания)…</text:span></text:span></text:p>
      <text:p text:style-name="P5"><text:span text:style-name="Source_20_Text"><text:span text:style-name="T4">Его жизнь была увязана с прошлым. Он видел себя точкой в бегущей волне, движимым по стерильной истории—известное прошлое, проецируемое будущее. Но Джессика была разломом этой волны. Нежданно, впереди был пляж, непредсказуемое… новая жизнь. Прошлое и будущее прекращались на пляже: так он это расчислил. Но он хотел ещё и верить, также, как он любил её, вне всяких слов—верить, что каким бы плохим ни было время,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вкатилось с новым зарядом в его тощий дрожащий бок….</text:span></text:span></text:p>
      <text:p text:style-name="P5"/>
      <text:p text:style-name="P5"><text:span text:style-name="Source_20_Text"><text:span text:style-name="T4">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она хочет быть с Роджером. Хотя на самом деле не хочет. Или хочет? Она и не упомнит, чтоб когда-нибудь была в такой растерянности. Когда она с Роджером, это сплошная любовь, но на любом отдалении—на </text:span></text:span><text:span text:style-name="Source_20_Text"><text:span text:style-name="T5">любом</text:span></text:span><text:span text:style-name="Source_20_Text"><text:span text:style-name="T4">,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воск свечки и не растаять по покрывалу кончая, в ней остаётся место только для </text:span></text:span><text:span text:style-name="Source_20_Text"><text:span text:style-name="T5">Роджер, Роджер, о, любимый</text:span></text:span><text:span text:style-name="Source_20_Text"><text:span text:style-name="T4">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стоян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в ту пору, когда слово употребляют для вычурностей или пустого смеха. И всё это вырвать? три <text:s/>года? ради этого сумасбродного, зацикленного на себе— </text:span></text:span><text:span text:style-name="Source_20_Text"><text:span text:style-name="T5">мальчишки</text:span></text:span><text:span text:style-name="Source_20_Text"><text:span text:style-name="T4">, честное слово. Охренеть, да ему же должно быть за тридцать, он на несколько лет старше неё. Должен же был чему-то научиться, правда ведь? Мужчина с опытом?</text:span></text:span></text:p>
      <text:p text:style-name="P5"><text:span text:style-name="Source_20_Text"><text:span text:style-name="T4">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text:span></text:span><text:span text:style-name="Source_20_Text"><text:span text:style-name="T5"> 1942</text:span></text:span><text:span text:style-name="Source_20_Text"><text:span text:style-name="T4"> Боже ж ты мой, возле Крафти Крина, Кент, или ещё там где, и кто что должен был ответить, но не ответил, а сказал ещё кому-то тем самым вызывав ненависть <text:s/></text:span></text:span><text:soft-page-break/><text:span text:style-name="Source_20_Text"><text:span text:style-name="T4">чудесно процветающую по сей день—шесть лет наговоров, амбиций, истерик сделали попытку довериться кому-нибудь вокруг с чем-либо актом чистого мазохизма.</text:span></text:span></text:p>
      <text:p text:style-name="P5"><text:span text:style-name="Source_20_Text"><text:span text:style-name="T4">–</text:span></text:span><text:span text:style-name="Source_20_Text"><text:span text:style-name="T7"> </text:span></text:span><text:span text:style-name="Source_20_Text"><text:span text:style-name="T4">Девушка в горе, Джесс?– Мэгги Дакёрк, проходя мимо разглаживает свои перчатки. Через громкоговоритель оркестр свинга Би-Би-Си жарко выдувает синкопированную рождественскую музыку.</text:span></text:span></text:p>
      <text:p text:style-name="P5"><text:span text:style-name="Source_20_Text"><text:span text:style-name="T4">–</text:span></text:span><text:span text:style-name="Source_20_Text"><text:span text:style-name="T7"> </text:span></text:span><text:span text:style-name="Source_20_Text"><text:span text:style-name="T4">Сигарета найдётся, Мэг?– уже автоматически, те так ли. Джес?</text:span></text:span></text:p>
      <text:p text:style-name="P5"><text:span text:style-name="Source_20_Text"><text:span text:style-name="T4">Ну, так—«Думала, тут, типа, фильм с Гарбо, блин, а не всегдашняя никотиновая голодуха, опять не угадала, пока...»</text:span></text:span></text:p>
      <text:p text:style-name="P5"><text:span text:style-name="Source_20_Text"><text:span text:style-name="T4">О, <text:s/>да проваливай уже: – «Думала про свой рождественский шопинг».</text:span></text:span></text:p>
      <text:p text:style-name="P5"><text:span text:style-name="Source_20_Text"><text:span text:style-name="T4">–</text:span></text:span><text:span text:style-name="Source_20_Text"><text:span text:style-name="T7"> </text:span></text:span><text:span text:style-name="Source_20_Text"><text:span text:style-name="T4">Что возьмёшь Бобру?</text:span></text:span></text:p>
      <text:p text:style-name="P5"><text:span text:style-name="Source_20_Text"><text:span text:style-name="T4">Сосредоточясь на пристёгивании своих нейлоновых, старая пара, верх-наперёд-низ-назад мнемонически переворачивая их в своих пальцах, прачечно-белые по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text:s/>отдалённых фонтанов за красными фигурно стриженными деревьями, Джессика отвечает: – «О. Мм. Трубку, наверное...»</text:span></text:span></text:p>
      <text:p text:style-name="P5"/>
      <text:p text:style-name="P5"><text:span text:style-name="Source_20_Text"><text:span text:style-name="T4">Однажды ночью недалеко от её батареи, проезжая Где-то в Кенте, Роджеру с Джессикой встретилась церковь, холмик на тёмной возвышенности, освещённый лампочками, вырастал из земли. Был вечер воскресенья, близко к <text:s/>вечерней службе. Мужчины в шинелях, в накидках из клеёнки, в тёмных беретах, которые они сдёргивали на входе, в 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ятся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ят в небе.</text:span></text:span></text:p>
      <text:p text:style-name="P5"><text:span text:style-name="Source_20_Text"><text:span text:style-name="T4">Роджер свернул и они смотрели на поношенную замызганную униформу сходившихся к вечерне. Ветер пах свежим снегом.</text:span></text:span></text:p>
      <text:p text:style-name="P5"><text:span text:style-name="Source_20_Text"><text:span text:style-name="T4">–</text:span></text:span><text:span text:style-name="Source_20_Text"><text:span text:style-name="T7"> </text:span></text:span><text:span text:style-name="Source_20_Text"><text:span text:style-name="T4">Нам надо домой,– сказала она,– поздно уже.</text:span></text:span></text:p>
      <text:p text:style-name="P5"><text:span text:style-name="Source_20_Text"><text:span text:style-name="T4">–</text:span></text:span><text:span text:style-name="Source_20_Text"><text:span text:style-name="T7"> </text:span></text:span><text:span text:style-name="Source_20_Text"><text:span text:style-name="T4">Можно просто зайти на минутку.</text:span></text:span></text:p>
      <text:p text:style-name="P5"><text:span text:style-name="Source_20_Text"><text:span text:style-name="T4">Ну, уж </text:span></text:span><text:span text:style-name="Source_20_Text"><text:span text:style-name="T5">это</text:span></text:span><text:span text:style-name="Source_20_Text"><text:span text:style-name="T4"> её удивило, ну, пра, после всех его враждебных замечаний? Его раздражённость неверующего против всех остальных в Секции Пси, их одних достаточно, по его мнению, чтоб сделать его тронутым, и нарекания его росли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убежать к поющим в обходе, чьи колядки нам так чётко слышатся вдали, за день-два до Рождества, голоса звучащие над мёрзлыми долинами, где выработанные шахты часты как сливы в пудинге… а часто в звуках тающего снега, ветра, что должно быть дули не сквозь воздух Рождества, а <text:s/>сквозь субстанцию времени, доносили к ней эти детские голоса поющих за шесть пенсов, и пусть сердце её не было готово принять на себя все-все удары <text:s/>смертности своей и их, то хотя бы оставался страх, что она начинает терять их—что в одну из зим она выбежит посмотреть, за ворота найти их, побежит до самых деревьев, но зря, их голоса стихают….</text:span></text:span></text:p>
      <text:p text:style-name="P5"><text:span text:style-name="Source_20_Text"><text:span text:style-name="T4">Они шагали по следам оставленным другими на снегу, она хмуро на его руке, ветер взмётывал её волосы в завитки, каблуки один раз заскользили по льду. –«Послушать музыку»,– пояснил он.</text:span></text:span></text:p>
      <text:p text:style-name="P5"><text:span text:style-name="Source_20_Text"><text:span text:style-name="T4">Сегодняшний сборный хор был только из мужчин, <text:s/>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что удят солнце через тучи, </text:span></text:span><text:soft-page-break/><text:span text:style-name="Source_20_Text"><text:span text:style-name="T4">от палаток, чьё огоньки светят как атомы сквозь сумерки, бездушные, сквозь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н пел в <text:s/>ром-и-дым салунах на Хай-Холборн-Стрит, где матросы вбрасывают огромадные красные хлопушки, в четверть палки динамита, мэн, в вихляющиеся створки двери и отбегают через улицу с хихиканьем,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 обычно пел О вы встречали мою милую Лолу с фигурой как бутылка Кока-Колы, матросы в беготне в коричневых тенях аллей, отрясая шейные платки и клёши штанин,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text:s/>Хайрику Сусщ:</text:span></text:span></text:p>
      <text:p text:style-name="P5"/>
      <text:p text:style-name="P5"><text:span text:style-name="Source_20_Text"><text:span text:style-name="T8">In dulci jubilo</text:span></text:span></text:p>
      <text:p text:style-name="P5"><text:span text:style-name="Source_20_Text"><text:span text:style-name="T8">Nun singet und seid froh!</text:span></text:span></text:p>
      <text:p text:style-name="P5"><text:span text:style-name="Source_20_Text"><text:span text:style-name="T8">Unsers Herzens Wonne</text:span></text:span></text:p>
      <text:p text:style-name="P5"><text:span text:style-name="Source_20_Text"><text:span text:style-name="T8">Leit in praesipio,</text:span></text:span></text:p>
      <text:p text:style-name="P5"><text:span text:style-name="Source_20_Text"><text:span text:style-name="T8">Leuchtet vor die Sonne</text:span></text:span></text:p>
      <text:p text:style-name="P5"><text:span text:style-name="Source_20_Text"><text:span text:style-name="T8">Matris in gremio.</text:span></text:span></text:p>
      <text:p text:style-name="P5"><text:span text:style-name="Source_20_Text"><text:span text:style-name="T5">Alpha es et O.</text:span></text:span></text:p>
      <text:p text:style-name="P5"/>
      <text:p text:style-name="P5"><text:span text:style-name="Source_20_Text"><text:span text:style-name="T4">С высоким голосом чёрного человека взмывающим над остальными, не какой-то там головной фальцет, но полный, из всей честной груди, баритон доведенный годами обтёсывания до такой высоты… он заводил коричневых девушек на экскурсию среди этих нервных протестантов, Аниту Большую и Маленькую, Стилетту Мэй, Плангетту, которая любит когда между её титек и так даёт даром—не говоря уже про латынь, </text:span></text:span><text:span text:style-name="Source_20_Text"><text:span text:style-name="T5">немецкий</text:span></text:span><text:span text:style-name="Source_20_Text"><text:span text:style-name="T4">? в английской церкви? Ну, это не столько ереси, как имперские издержки, неизбежные как присутствие чёрного человека, из актов лёгкого сюрреализма—которые, в массированном приёме, уже становятся актом самоубийства, но которые в своей патологии, в своей беспробудной версии реальности, Империя совершает тысячами каждый день, абсолютно не ведая что творит…. И так чистый альт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даже на дешёвый пофигизм. Он бы…</text:span></text:span></text:p>
      <text:p text:style-name="P5"><text:span text:style-name="Source_20_Text"><text:span text:style-name="T4">Нет, Джессика никогда не видела его лицо именно таким, в свете нескольких висящих керосиновых ламп, пламя бестрепетно и очень жёлтое, на ближней два длинных отпечатка пальцев служки в V-значит-победа по тонкой пыли на брюхе лампового стекла, в коже Роджжера больше детской розовости, а в глазах больше сияния, чем было бы просто от света лампы—правда ведь? или <text:s/>это ей просто хочется, чтоб так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лиже принадлежащие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text:span></text:span><text:soft-page-break/><text:span text:style-name="Source_20_Text"><text:span text:style-name="T4">новорожденные звёзды в приливную ночь. Куски корпуса качаются в небе, как огромные железные листья, на стропах, что поскрипывают осколками звука. Налегке, в нейтральном, пламя факелов, смягчённо, наполняют круглые стеклянные лица манометров ап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ных до потолков, тысячи хмурых людских утр сделаны терпимыми, превращены в мятный дух и мрачную песню, что оставила белые брызги на ртути зеркал от Харроу до Грейвсенда, тысяч детишек, взбивавших пену в ступках своих ртов, и потеряли в тысячу раз больше слов в меловых пузырях—жалоб на ночь глядя, несмелых признаний в любви, новостей от толстых или тех что аж светятся, грубых и мягких существ в стране под покрывалом—бессчётные мыльно-лакричные миги сплюнутые и смытые в канализацию и в обрастающее слизью серое устье реки, утренние рты раздающиеся от дневного табака и рыбного налёта, пересыхающие от страха, зловонны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ый способ снимать многое всего этого каждое утро, уносить и становиться тусклыми большущими пузырями свивающимися в тугую застоялую мозаику среди просмоленных береговых линий, сложных чертёжных отводов подающих, умножаясь в море, пока эти тюбики пасты один за другим опорожняются и отдаются обратно Войне, кучи чуть пахучего метала, призраки острой мяты в зимних будках, каждыый тюбик сморщен или выдавлен не сознающими руками Лондона, исписанные несхожими почерками, каракули против каракулей, теперь дожидаются—это истинное возвращение—чтобы быть расплавленными для припоя, лужения, пойти добавкой в отливку, в подшипники, уплотнители, скрытая дымовздыбленная реинкарнация, которую дети иного, домашнего воплощения никогда не увидят. Однако продолжаемость, плоти в единокровные металлы, дома в безграничное море, сохранена. И вовсе не смерть разделяет эти инкарнации, а бумага: назначение бумаг, бумажные рутины. Война, Империя воздвигнут такие барьеры между нашими жизнями. Войне нужно разделять таким образом, и подразделять, хотя её пропаганда будет всегда подчёркивать единство, породнённость, сплочённость. Войне не очень-то угодно народное самосознание, даже в том виде, как сработали немцы, </text:span></text:span><text:span text:style-name="Source_20_Text"><text:span text:style-name="T5">ein Volk ein Führer</text:span></text:span><text:span text:style-name="Source_20_Text"><text:span text:style-name="T4">—ей нужна машина из множества разных частей, не монолитность, но усложнённость… Хотя кто отважится утверждать </text:span></text:span><text:span text:style-name="Source_20_Text"><text:span text:style-name="T5">что</text:span></text:span><text:span text:style-name="Source_20_Text"><text:span text:style-name="T4"> нужно Войне, настолько она обширна, настолько вознесена… такая </text:span></text:span><text:span text:style-name="Source_20_Text"><text:span text:style-name="T5">заочная</text:span></text:span><text:span text:style-name="Source_20_Text"><text:span text:style-name="T4">. Пожалуй, Война даже не осознание—даже вовсе не жизнь, правда. В чём-то может случиться некое грубое, случайное подобие жизни. В «Белом Посещении» есть застарелый шизик, знаете ли, который считает </text:span></text:span><text:span text:style-name="Source_20_Text"><text:span text:style-name="T5">себя</text:span></text:span><text:span text:style-name="Source_20_Text"><text:span text:style-name="T4"> Второй Мировой Войной. Он не получает газет, отказывается слушать радио, и всё-таки в день высадки в Нормандии его температура почему-то подскочила до 104°.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Прекрасный Рождественский подарок»,– признался он другому жильцу в его палате». Когда ракеты падают—из тех, чьи взрывы не слышны—он улыбается, слёзы вот-вот брызнут из уголков его весёлых глаз, охваченный румяной взвинченностью, которая не может не подбодрить таких же пациентов. Его дни сочтены. Он умрёт на День Победы. Если он не действительно сама Война, то значие её подставное дитя, живёт по полной какой-то срок, но приходит торжественный день и смотри в оба. Истинный царь умирает только лишь притворной смертью. Запомни. Любое число молодых людей могут быть назначены умереть вместо него, покуда настоящий царь, старый лисий ублюдок, продолжает своё. Покажется ли он под Звездой, исподтишка преклонить колени в числе прочих царей, пока к нам близится зимнее солнцестояние? Принесёт в караван-сарай дары вольфрама, взрывчатки, высоко-октанного? Воззрит ли дитя вверх со своей подстилки золотистого сена, воззрит ли в глаза старому царю, что склоняется длинно и распространяясь </text:span></text:span><text:soft-page-break/><text:span text:style-name="Source_20_Text"><text:span text:style-name="T4">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Это что, младенец улыбнулся или просто от газа? А ты бы как хотел?</text:span></text:span></text:p>
      <text:p text:style-name="P5"><text:span text:style-name="Source_20_Text"><text:span text:style-name="T4">Приближение дует с моря, которое сегодня на закате сияло зеленью и гладью, как стекло насыщенное железом: дует каждый день на нас всё небо вверху брюхатится святыми и тонкими трубами герольдов. Ещё один год свадебных платьев оставленных в сердце зимы, так и не востребованных, висят теперь вот тихими атласными рядами, присобранные белые вуали начали желтеть, и только чуть всколыхиваются, когда проходишь мимо, зритель… гость всех тупиков города…. Уловив в платьях собственное отраженье пару раз, на полпути из тени, лишь смазано яркие цвета по </text:span></text:span><text:span text:style-name="Source_20_Text"><text:span text:style-name="T5"><text:s/>peau de soie, </text:span></text:span><text:span text:style-name="Source_20_Text"><text:span text:style-name="T4">тянешься туда, где услышишь первый жуткий запашок плесени, но так и было задумано, впрочем—прикрыть малейший след её собственного запаха, вспотелость брачующейся из среднего класса, благовоспитанное мыло с пудрой. Но девственна в своём сердце, в своих надеждах. Никакого тебе тут ярко-швейцарского или кристаллинового сезона, но тёмно затянутый тучами день и снег валит халатами загородом, халаты зимы, мягкие ночью, почти безветренное дыхание вокруг тебя. На станциях города пленные вернулись из Индо-Китая прогуливают свои несчастные выступающие кости, лёгкие как тот соня, или сони на лике луны, среди колясок на хромовых пружинах из чёрных шкур гулких как барабаны, между блондинистого дерева высоких стульчиков розово-синих с резным или трафаретными цветами, меж раскладушек, пива с красно-войлочными языками, одеял для новорожденных, что создают сдержано яркие облака среди запахов угля и пара, пространства метала, среди стоящих в очереди, бродящих, устало спящих, приехали сотнями на праздники, несмотря на предупреждения и серьёзность министра внутренних дел,м-ра Морриса, германская ракета в состоянии пробить туннель под рекой, даже теперь, после такого оглашения, отсутствия, что могут ждать их, городские адреса, которые давно уже не существуют. Глаза из Бирмы, из Тонкина, смотрят на женщин на упрямства их сотни—глаза из посиневших орбит, сквозь головную боль, которую не может снять никакой Алазилс. Итальянцы военнопленные ругаются под мешками с почтой, что пухнут, ежечасно прибывая с гулким эхом, в сезонной толщине,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 </text:span></text:span><text:span text:style-name="Source_20_Text"><text:span text:style-name="T5">Giovinezza</text:span></text:span><text:span text:style-name="Source_20_Text"><text:span text:style-name="T4">, а что-нибудь, наверное, из </text:span></text:span><text:span text:style-name="Source_20_Text"><text:span text:style-name="T5">Rigoletto</text:span></text:span><text:span text:style-name="Source_20_Text"><text:span text:style-name="T4"> или </text:span></text:span><text:span text:style-name="Source_20_Text"><text:span text:style-name="T5">La Bohème</text:span></text:span><text:span text:style-name="Source_20_Text"><text:span text:style-name="T4">—Почтовое Управление и впрямь рассматривает вопрос разработки списка Неприемлемых Песен, с таблатурой для укелеле, чтоб облегчить опознание. Их жизнерадостность и любовь к песням, среди этих, довольно искренни—но с нарастающей нагрузкой в эти дни, и эта оргия рождественских поздравлений растёт день ото дня за всякие разумные пределы и сдержанности можно не ждать до следующего за рождеством <text:s/>дня, они решили, за себя, держаться профессионального итальянства, поглядывая свободным глазом на дам, что тут проездом, найдя способ удерживать мешок на плече одной рукой пока другая притворилась «мертвой»—</text:span></text:span><text:span text:style-name="Source_20_Text"><text:span text:style-name="T5">cioé</text:span></text:span><text:span text:style-name="Source_20_Text"><text:span text:style-name="T4">, то есть, условно живой—где толпа густеет женщинами, бесцельно… ну, что посдобнее. Жизнь должна продолжаться. Пленные обоих видов признают это, но для англичан вернувшихся из КБИ <text:s/>никакой </text:span></text:span><text:span text:style-name="Source_20_Text"><text:span text:style-name="T5">mano morta,</text:span></text:span><text:span text:style-name="Source_20_Text"><text:span text:style-name="T4"> никакого прыжка из мёртвой в ожившую по лёгкому позволению подходящего бедра или ляжки—никаких </text:span></text:span><text:span text:style-name="Source_20_Text"><text:span text:style-name="T5">игрищ</text:span></text:span><text:span text:style-name="Source_20_Text"><text:span text:style-name="T4">, Бога ради, на тему жизнь-и-смерть! Хватит с них приключений: только старая жена, чтобы возилась со старой плитой или согревала старую постель, какой крокет среди зимы, им хочется полуотдельной воскресной сонливости опавших листьев усохшего сада. Если же вдруг подвернётся новый храбрый мир, типа, яблоко сброшенное ветром к ногам, ну, будет время как-то и приноровиться… Но они хотят почти послевоейнной роскоши на этой неделе, купить набор электрического поезда для ребёнка, каждый пытается таким таким способом озарить свой набор лиц маленьких умников тут, сгладить свою чуждость, хорошо знакомые фотографии все, возрождены к жизни, охи, ахи, но не сейчас, не здесь на станции, только самые необходимые движения: Война отодвинула их, </text:span></text:span><text:soft-page-break/><text:span text:style-name="Source_20_Text"><text:span text:style-name="T4">зарыла, эти безрассудно губительные знаки любви. Дети развернули прошлогодние <text:s/>игрушки и нашли реинкарнации жестянок от мясного пирога, они уясняют, что это другая и, кто знает, наверное, неизбежная сторона игры в Рождество. В промежуточные месяцы—деревенские вёсны и лета—они играли настоящими жестянками того же пирога—танки, истребители танков, дзоты, дредноуты розово-мясые, сине-жёлтые, размещались на пыльном полу кладовых, под койками или диванами мест их ссылки. И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Вера это не то, чем они расплачиваются—оно получается само собой. Он явился Новый Младенец. В волшебную ночь накануне, животные будут разговаривать, а небо будет из молока. Бабушки и дедушки, которые каждую неделю ждали пока Радио Доктор начнёт спрашивать, Что Такое Геморрой? Что Такое Энфизема? Что Такое Сердечный Приступ? станут ждать за пределы бессонницы, опять наблюдать, чтобы не случилось ежегодное невозможное, но с каким-то осадком злорадства—это </text:span></text:span><text:span text:style-name="Source_20_Text"><text:span text:style-name="T5">вот</text:span></text:span><text:span text:style-name="Source_20_Text"><text:span text:style-name="T4"> склон, небо </text:span></text:span><text:span text:style-name="Source_20_Text"><text:span text:style-name="T5">может</text:span></text:span><text:span text:style-name="Source_20_Text"><text:span text:style-name="T4"> показаться светлее—словно трепет, как хороший момент, которого тебе так хотелось, не совсем полный облом, но всё же далеко не чудо… на посту в своих свитерах и шалях, театрально сердитые, но осадок внутри проходит новую зимнюю ферментацию каждый год, всякий раз чуть слабее, но всегда хорош, чтоб оживиться в эту пору…. Совсем уже нагишом, блестящие костюмы и наряды шатания по пабам в поры их расцвета давно разодраны на полосы обмотать трубы горячей воды и нагреватели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 то, что они знают о своём теле и на Рождество они оголены как гусь под этим шерстяным, тёмным, дешёвым пеленаньем стариков. Эти электрические часы всегда убегают, даже Биг Бен сейчас спешит пока не придёт новая весна, слишком спешит, но похоже никому до этого нет дела или не понимают. Войне нужно электричество. Это быстрая игра, Электро Монополия, между электрокомпаниями, Центральный Комитет Электричества и прочие ведомства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и, соответственно, стрелки часов перед всеми старыми бессонными глазами—раскручивают свои минуты до воя переходящего в писк к прострелу сирены. Это Безумный Карнавал Ночи. Веселье под тенями минутных стрелок. Истерика на бледных лицах циферблатов. Электрокомпании говорят о нагрузках, военные потребности столь велики, что часы снова замедлятся, если только этот ночной марш не украден, но предположенные нагрузки не случаются каждый день и Сеть понемногу набирает обороты, и старые лица оборачиваются к циферблатам и думают </text:span></text:span><text:span text:style-name="Source_20_Text"><text:span text:style-name="T5">сговор</text:span></text:span><text:span text:style-name="Source_20_Text"><text:span text:style-name="T4">, а цифры вертятся к Рождению, потугам, к воссиянию новой звезды сердца, что обратит нас всех, изменит нас навсегда к самым забытым корням кто мы на самом деле. Но над морем туман сегодня всё ещё тихо раскрывшийся жемчуг. В центре города дуговые лампы трещат, взъерепенясь, в укутанном сиянии над центральными линиями улиц, слишком льдистого цвета для свечек, в слишком густой измороси для жертвоприношения… высокие красные автобусы шатаются, со всех фар маскировка снята по недавнему распоряжению теперь уворачивайся, пересекай ослеплённый, громадные выдранные в кулаки клочья сырости дуют мимо, одинокие как пляжи под перламутровым туманом, чьё колючая проволока, что никогда не знала внутреннего укуса тока, что лишь пассивно растянулась, окисляясь в ночи, теперь вьётся как подводная водоросль, отчаянно мёрзнет, остра как скорпион, весь песок без единого следа за мили от гуляющих, что покинули в последние лета мирного времени, празднуя прощание с прежним миром, вином, оливковой рощицей трубочным дымкой вечеров, прощаясь до другого края Войны, теперь обнажён до ржавых стоек и распорок пахнущих такой же морской горечью как и этот пляж, по которому тебе даже ходить нельзя потому что Война. На возвышенности, через низины мимо прожекторов чьи лучи в прошлую осень заполняли перелётные птицы, ночь за ночью, фатально </text:span></text:span><text:soft-page-break/><text:span text:style-name="Source_20_Text"><text:span text:style-name="T4">пойманные пока не свалятся замертво с неба, ливень из мёртвых птиц, верующие на вечерне сидят в холодной церкви, трясутся, безгласные на вопрошанье хора: где радости? Где же ещё как не там, где Ангелы поют новые песни и разливаются колокола при дворе Царя. </text:span></text:span><text:span text:style-name="Source_20_Text"><text:span text:style-name="T5">Eia</text:span></text:span><text:span text:style-name="Source_20_Text"><text:span text:style-name="T4">—странный вздох, тысячелетний—</text:span></text:span><text:span text:style-name="Source_20_Text"><text:span text:style-name="T5">eia, wärn wir da!</text:span></text:span><text:span text:style-name="Source_20_Text"><text:span text:style-name="T4"> нам бы туда…. Усталые люди и их чёрный вожак <text:s/>с бубенцом отдаляющиеся насколько смогут, так далеко от своих овечьих одёжек, насколько год дозволит им отбрести. Так придите же. Оставьте свою Войну пока что, бумажную или железную войну, бензиновую или плотскую, придите с вашей любовью, с вашим страхом поражения, вашим изнеможением от неё. Она была с вами весь день, убеждая, прибалтывая, требуя верить во столько всего что неправда. Разве это ты, это смутно преступное лицо на карточке твоего удостоверения, его душа отчикнута казённым фотоаппаратом, когда упала гильотина шторки</text:span></text:span><text:span text:style-name="Source_20_Text"><text:span text:style-name="T6">—</text:span></text:span><text:span text:style-name="Source_20_Text"><text:span text:style-name="T4">или может осталась с твоей душенькой, у Служебного Входа Столовой, где они пересчитывают ночной приход, девушки из УФАА, девушки по имени Айлин, аккуратно сортирующие по морозным отделениям резиново буро-малиновые органы с их желтоватой приправой жира—о, Линда, иди сюда пощупай-ка этот, засунь палец <text:s/>в этот желудочек, обалдеть, всё ещё </text:span></text:span><text:span text:style-name="Source_20_Text"><text:span text:style-name="T5">дёргается</text:span></text:span><text:span text:style-name="Source_20_Text"><text:span text:style-name="T4">….Каждый, на кого ты и не подумал бы, все замешаны, каждый, кроме тебя: свяще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парни в Голливуде, что <text:s/>нам толкуют как классно всё тут, столько хохмы, Валт Дисней, у которого слонёнок Дамбо хватается за то пёрышко на манер всех тех трупов под снегом сегодня среди танков выкрашенных белым, столько рук, каждая примёрзла к Чудотворной Медали, кусочек обработанной кости на счастье, за пол-доллара с усмешливым солнцем, что подглядывает под широкий халат Свободы, тупо стискивают, там где разорвался 88-милиметровый, а что вы думали, это детская сказочка? Сказки кончились. Детишки не здесь, спят, но у Империи нет места для снов и сегодня тут вечер Только Для Взрослый, в этом убежище с лампами в глубоком горении в до-Кэмбрийском выдохе, душистом как готовящийся обед, тяжёлом, как сажа. А выше на 60 миль ракеты зависли на неизмеримый миг над чёрным Северным морем, прежде, чем упасть, всё ускоряясь, до оранжевого жара, Рождественская звезда, в неудержимом рывк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щайся хотя бы слухом, пусть даже они не выскажут твои надежды в точности, <text:s/>в точности не передадут твой тёмный ужас, слушай. Здесь должно было быть песнопение задолго до вести про Христа. Наверняка, если только были такие же плохие ночи как эта—хоть что-то чтобы повысить возможность другой ночи что могла бы действительно, любовью и рассветом, осветить путь домой, изгнать Вражину, разрушить границы между нашими странами, нашими телами, нашими историями, всё брехня, о том кто мы такие: на одну ночь, оставляя лишь ясный путь домой и память о младенце, которого ты видел, почти слишком хрупкого, слишком много дерьма на этих улицах, верблюды и прочая скотина <text:s/>тяжело ворочаются снаружи, каждое копыто шанс растоптать его, сделать из него всего лишь другого Мессию, и наверняка кто-то уже делает ставки на это, пока тут в этом городе еврейские колабрационисты <text:s/>продают ценную информацию Имперской Разведслужбе, а местные проститутки ублаготворяют необрезанных интервентов, заламывая цену на сколько выгорит, в точности как держатели гостиниц, которые естественно в восторге от постановления про регистрацию, а в столице уже задумываются не пора ли, возможно, дать каждому </text:span></text:span><text:span text:style-name="Source_20_Text"><text:span text:style-name="T5">номер</text:span></text:span><text:span text:style-name="Source_20_Text"><text:span text:style-name="T4">, да, пронумеровать, что поспособствует <text:s/>SPQR держать Учёт… И Ирод или Гитлер, парни (полевые священники тута в Балгии мужиковатые, обтрёпанные и крепко пьющие), что это за мир («Забыли Рузвельта, падре»,– доносятся голоса сзади, святой отец не может их увидеть, эти искусители преследуют его даже в его снах: –«Вендель Вилки!», «Как насчёт Черчиля?», «Арри </text:span></text:span><text:soft-page-break/><text:span text:style-name="Source_20_Text"><text:span text:style-name="T4">Полит!») для младенца, чтобы явиться, показать 7 фунтов 8 унций на весах Толедо и думать будто он тут всё искупит, блин, ему надо провериться в порядке ли мозги….</text:span></text:span></text:p>
      <text:p text:style-name="P5"><text:span text:style-name="Source_20_Text"><text:span text:style-name="T4">Но по пути домой в эту ночь, тебе хочется поднять его, подержать чуть-чуть. Просто подержать его, близко к своему сердцу, его щеку у впадины твоей ключицы, спящего. Как будто это ты, кто мог бы, как-то, спасти его. И на минуту тебе без разницы как там тебя регистрируют. На целую минуту не тот кем Цезари сказали тебе быть.</text:span></text:span></text:p>
      <text:p text:style-name="P5"/>
      <text:p text:style-name="P5"><text:span text:style-name="Source_20_Text"><text:span text:style-name="T8">O Jesu parvule,</text:span></text:span></text:p>
      <text:p text:style-name="P5"><text:span text:style-name="Source_20_Text"><text:span text:style-name="T8">Nach dir ist mir so weh .</text:span></text:span><text:span text:style-name="Source_20_Text"><text:span text:style-name="T9"> . .</text:span></text:span></text:p>
      <text:p text:style-name="P6"/>
      <text:p text:style-name="P5"><text:span text:style-name="Source_20_Text"><text:span text:style-name="T4">Итак эта случайная группа, эти ссыльные и пацаны,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искренне ненавидят, мужчины которых ты видел неулыбчиво шагающими в городах, но забыл, мужчины, которые тоже тебя не помнят, знающие что им бы поспать, а не тут выступать <text:s/>перед чужаками, выдают тебе это вечернее песнопение, достигающие сейчас вершины <text:s/>своим высоким фрагментом какой-то древней гаммы, голоса накладываются втрое, вчетверо, вверх, эхом наполняя всю пустоту церкви—никакого поддельного младенца, никакого оглашения Царства, нет даже попытки согреть или осветить эту жуткую ночь, а только, будь мы прокляты, наш непременный шелудивый скулёж, предел выразимого нами—</text:span></text:span><text:span text:style-name="Source_20_Text"><text:span text:style-name="T5">слава Богу!</text:span></text:span><text:span text:style-name="Source_20_Text"><text:span text:style-name="T4">—чтоб тебе было с чем вернуться к своему военному адресу, к своей военной личине, через следы в снегу и отпечатки шин, наконец к пути, который ты должен создать сам, один в темноте. Хочешь ли ты этого или нет, и какие бы моря ты не пересёк, путь домой….</text:span></text:span></text:p>
      <text:p text:style-name="P5"/>
      <text:p text:style-name="P5"><draw:frame draw:style-name="fr1" draw:name="Image17" text:anchor-type="char" svg:width="6.9252in" svg:height="0.3661in" draw:z-index="3"><draw:image xlink:href="Pictures/1000000000000B720000009B428C9716555D8079.png" xlink:type="simple" xlink:show="embed" xlink:actuate="onLoad" loext:mime-type="image/png"/></draw:frame><text:span text:style-name="Source_20_Text"><text:span text:style-name="T4">Парадоксальная фаза, когда слабые стимулы вызывают сильную реакцию.… Когда это было? Некая ранняя стадия сна: ты не услыхал Москитов и Ланкастеров сегодня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вибрируя постоянством, ужасом, от такой армады бомбардировщиков улетающих на задание. Твоя собственная фигура неподвижна, дышит ртом, одна лицом вверх на узкой койке под стеной такой без-картинной, без-схемной без-картной: такой </text:span></text:span><text:span text:style-name="Source_20_Text"><text:span text:style-name="T5">привычно пустой…</text:span></text:span><text:span text:style-name="Source_20_Text"><text:span text:style-name="T4">. Твои ступни направлены к высокой прорези окна в дальнем конце комнаты. Свет звёзд, непрестанный звук отлёта бомбардировщиков, вкрадывающийся ледяной воздух. Стол завален книгами в истрёпанных обложках, набрски колонок озаглавленных </text:span></text:span><text:span text:style-name="Source_20_Text"><text:span text:style-name="T5">Время / Стимул / Секреция (30) / Замечания, ч</text:span></text:span><text:span text:style-name="Source_20_Text"><text:span text:style-name="T4">айные чашки, блюдца, карандаши, ручки. Ты спал, видел сны: в тысячах футов над твоим лицом пролетали бомбардировщики, волна за волной. Было помещении, громадное место собраний. Там много людей. С недавнего времени в определённый часы, круг белого света, довольно интенсивного, скользил спускаясь по наклонной линии через воздух. Тут, неожиданно, он снова появляется, курс у него линейный как всегда, справа налево. На этот раз он не постоянный—он светится уже сверкая яркими вспышками или сполохами. Явление, на этот раз, воспринято присутствующими как предупреждение—что-то не так, что-то совсем не так на сегодня… Никто не знал что означает круг света. Была назначена комиссия, проводилось <text:s/>исследование, ответ был так маняще близок—но теперь поведение света изменилось…. Собрание откладывается. При виде столь беспорядочных сполохов, начинаешь ожидать что-то ужасное—не то, чтобы воздушный налёт, но что-то около того. Ты быстро взглядываешь на часы. В тютельку шесть, стрелки идеально вверх и вниз, и ты понимаешь, что шесть это час </text:span></text:span><text:soft-page-break/><text:span text:style-name="Source_20_Text"><text:span text:style-name="T4">появления света. Ты выходишь и тебя окружает вечер. Это улица перед домом твоего детства: каменистая, в колдобинах и трещинах. Ты сворачиваешь налево. (Обычно в этих снах про дом ты предпочитаешь ландшафт направо—широкие ночные газоны, древние деревья грецкого ореха высятся над ними, холм, деревянный забор, в поле лошади с впадинами глаз, кладбище…. Твоя задача в этих снах дойти—под деревьями, через тени—прежде чем случится что-то. Часто ты выходишь в поле под паром, рядом с кладбищем, полно осенних шмелей и кроликов, где живут цыгане. Иногда ты летаешь. Но никогда не можешь подняться больше определённой высоты. Чувствуешь как тебя замедляет, до неумолимого стопа: не то, чтобы острый ужас падения, а только запрет, и просить бесполезно… и ландшафт начинает расплываться... </text:span></text:span><text:span text:style-name="Source_20_Text"><text:span text:style-name="T5">ты знаешь… что…</text:span></text:span><text:span text:style-name="Source_20_Text"><text:span text:style-name="T4">) Но в этот вечер в шесть часов круга света, ты вместо этого свернул влево. С тобою девушка, которая тебе жена, хотя <text:s/>вы никогда не женились, никогда не встречал её прежде, но знал много лет. Она молчит. Недавно прошёл дождь. Всё поблескивает, края исключительно чёткие, освещение не сильное и очень чистое. Куда ни глянь повсюду пучки белых цветов. Всё в цвету. Ты снова подмечаешь круг света а его обычном спуске наискосок, кратко моргнул и выключился. Несмотря на явную свежесть, недавний дождь, живые цветы, окружающая картина тебя настораживает. Ты пытаешься подобрать какой-нибудь свежий запах, чтоб соответствовал тому, что видишь, но не получается. Всё беззвучно, лишено запаха. Из-за такого поведения света, что-то должно произойти и тебе остаётся только ждать. Ландшафт блестит. Влага на мостовой. Покрывая каким-то тёплым капёшоном свою шею и плечи, ты собираешься сказать жене: –«Это самое зловещее время вечера». Но есть более подходящее слово <text:s/>чем <text:s/>«зловещее». Ты пытаешься припомнить. Это чьё-то имя. Оно ждёт за сумерками, ясность, белые цветы. Раздаётся лёгкое постукивание света по двери.</text:span></text:span></text:p>
      <text:p text:style-name="P5"><text:span text:style-name="Source_20_Text"><text:span text:style-name="T4">Ты вскидываешься и сидишьпосреди своей постели, сердце испуганно бьётся. Ты ждал пока он повторится и услышал множество бомбардировщиков в небе. Повторный стук. Это был Томас Гвенхидви, приехал аж из Лондона с новостью про Спектро. Ты проспал гром эскадрилий ревущих без перерыва, но тихий неохотный стук Гвенхидви разбудил тебя. Нечто подобное происходит в коре Собаки во время «парадоксальной» фазы.</text:span></text:span></text:p>
      <text:p text:style-name="P5"/>
      <text:p text:style-name="P5"><text:span text:style-name="Source_20_Text"><text:span text:style-name="T4">И призраки толпятся под карнизами. Растягиваются среди заснеженных закопчённых печных труб, подвывают в воздушные шахты, сами слишком разрежены, чтоб производить звуки, теперь навсегда сухие в этих мокрых вихрях, растянуты, но никогда не перервутся, подхлёстнутые стеклянистой гонкой с французистыми завитками над верхушкам крыш, вдоль посеребрённых низин, проскальзывают где море замерзая бьётся о берега. Они собираются, плотнее день ото дня, английские призраки, такое столпотворение по ночам, воспоминания рассеивающиеся в зиме, семена, что никогда не прорастут, такие потерянные, нынче самое часто слово, намёк живущим —«Лисы», взывает Спектро</text:span></text:span><text:span text:style-name="Source_20_Text"><text:span text:style-name="T10">Е</text:span></text:span><text:span text:style-name="Source_20_Text"><text:span text:style-name="T4"> через астральные пространства, это слово адресовано м-ру Пойнсмену, который тут не присутствует, которому не передадут, потому что пара-другая из Секции Пси способные расслышать получают загадочный хлам такого сорта на каждом сеансе—если вообще замечено, оно попадёт в проект Мильтона Гломинга с его подсчётом слов—«Лисы», зудящее эхо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text:s text:c="2"/>в мелкий прах, как снег, и бедняга Спектро сорван в освещённой норе-кабинке и вся тёмная палата, став часть взрыва, чьё приближение он так и не услышал, звук слишком запаздывает, уже после взрыва, призрак ракеты окликает призраки только что произведённые ею. Потом тишина. Ещё один «случай» для Роджера Мехико, воткнуть круглоголовую кнопку в его карту, квадрат перешёл из двх к трём попаданиям, помогая заполнить три предположения, что как-то отставали в последнее время….</text:span></text:span></text:p>
      <text:p text:style-name="P5"><text:soft-page-break/><text:span text:style-name="Source_20_Text"><text:span text:style-name="T4">Кнопка? И того меньше, просто дырка от кнопки в бумаге, что однажды будет снята, когда ракеты перестанут падать, или когда молодой статистик решит забросить свой подсчёт, бумагу уволокут уборщицы, она будет разодрана, сгорит… Пойнтсмен один, беспомощно чхнув в своём расплывающемся бюро, под лай из конур приглушённый и расплющенный холодом, покачивает головой </text:span></text:span><text:span text:style-name="Source_20_Text"><text:span text:style-name="T5">нет…</text:span></text:span><text:span text:style-name="Source_20_Text"><text:span text:style-name="T4"> во мне, в моей памяти... больше, чем просто «случай»… наша общая смертность… эти трагичные дни… Но вот он уже просто трясётся, позволяя себе уставиться через пространство его кабинета на Книгу, напомнить себе, что из изначальных семи остались лишь двое совладельцев , он сам и Томас Гвенхидви ухаживает за своей бедняжкой в окраинном Степни. Пять призраков нанизаны по ясной возрастающей: Памм в аварии с джипом, Эстерлинг в ранних налётах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 кожа ноет, от нарастающей усложняемости этого, от диалектики, что тут явно подразумевается….</text:span></text:span></text:p>
      <text:p text:style-name="P5"><text:span text:style-name="Source_20_Text"><text:span text:style-name="T4">–</text:span></text:span><text:span text:style-name="Source_20_Text"><text:span text:style-name="T7"> </text:span></text:span><text:span text:style-name="Source_20_Text"><text:span text:style-name="T4">Ах, не иначе. Проклятие мумии, ты идиот. Боже, Боже, я созрел для Крыла Д.</text:span></text:span></text:p>
      <text:p text:style-name="P5"><text:span text:style-name="Source_20_Text"><text:span text:style-name="T4">В общем, Крыло Д это прикрытие «Белого Посещения», всё ещё содержащее пару настоящих пациентов. Мало кто из состава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штат ПРПУКа терпит садовое и довоенное сумасшествие Крыла Д, лишь изредка находя возможность обмена информацией о лечении и симптомах. Да, могли бы сотрудничать потеснее. Истерика, в конце концов, разве не истерика. А вот, нет, приходишь к тому, что нет. Как можно долго чувствовать себя таким правым и уверенным относительно перехода? От заговоров таких мягких, таких домашних, от змия свернувшегося в чайной чашке, застывшей руки, отведённых глаз при словах, </text:span></text:span><text:span text:style-name="Source_20_Text"><text:span text:style-name="T5">словах</text:span></text:span><text:span text:style-name="Source_20_Text"><text:span text:style-name="T4">, которые могут ужаснуть настолько до состояния, что Спектро каждый день встречал в своей палате, уже не существующей… до того, что Пойнтсмен находит в <text:s/>Собаках Пётр, Наташа, Николай, Сергей, Катенька—или Павел Сергеевич, Варвара Николаевна, а потом их детей, и—Когда это так отчётливо читается в лицах врачей… Гвенхидви под его мохнатой бородой не такой уж непроницаемый, как может ему хотелось бы, Спектро поспешающий со шприцем к своему Лису, когда ничто не может в самом деле остановить Абреакцию Бога Ночи, если не прекратится Блиц, ракеты будут разобраны, и вся плёнка прокручена сзаду наперёд: зачищенная обшивка обратно в листовое железо обратно в отливки, в белую раскалённость, в руду, в Землю. Но действительность не обратима. Каждый вспыхивающий цвет огня, за которым следует взрыв потом звук падения просто насмешка (может это быть нечаянным?) обратимости процесса: каждым из них Господь утверждает своё Государство, а мы, кто не может его найти, ни даже увидеть, начинаем думать о смерти не чаще, честное слово, чем раньше… и, не в силах предупреждать когда они появятся, не имея возможности сбить, притворно держимся как во времена Блицев. Когда это происходит, отделываемся словом «случай». Или так нас уговорили. Но ведь есть <text:s/>уровни, на которых случай едва различим вообще. А для таких работников ка Роджер Мехико это музыка, довольно величавая, эти серии степеней</text:span></text:span></text:p>
      <text:p text:style-name="P5"><draw:frame draw:style-name="fr2" draw:name="Image23" text:anchor-type="as-char" svg:width="2.7807in" svg:height="0.3957in" draw:z-index="0"><draw:image xlink:href="Pictures/100002010000010B00000026F9C168DE2624A1A5.png" xlink:type="simple" xlink:show="embed" xlink:actuate="onLoad" loext:mime-type="image/png"/></draw:frame></text:p>
      <text:p text:style-name="P3"/>
      <text:p text:style-name="P3"/>
      <text:p text:style-name="P3">термины исчисляются в соответствии с ракетопопаданиями в квадрат, распределение Поиссона определяет не только эти уничтожения, которые никто не может избежать, но и несчастные случаи при верховой езде, группы крови, радиоактивный распад, количество воен за год….</text:p>
      <text:p text:style-name="Standard_20__28_user_29_">Пойнтсмен стоит у окна, его неясно отражённое лицо продувается снегом несущимся сквозь темнеющий <text:s/>снаружи день. Далеко среди полей кричит гудок поезда, зернистый, как поздний <text:soft-page-break/>туман: предрассветное — ·—·——, долгий гудок, ещё кукареку, вспышка у железнодорожной колеи, ракета, другая ракета, в лесах или низине….</text:p>
      <text:p text:style-name="Standard_20__28_user_29_">Ну… А почему вообще не отказаться от книги Нед, отдать и всё, устаревающие данные, редкие поэтические моменты Маэстро, просто бумага, тебе это ни к чему, Книга и жуткое проклятье… пока не поздно… Да, отступись, ползай на коленях, о, бесподобно—но перед кем? Кто слушает? Но он уже прошёл к столу и даже возложил на неё руки….</text:p>
      <text:p text:style-name="Standard_20__28_user_29_">–<text:span text:style-name="T2"> </text:span>Осёл. Суеверный осёл.– Расхаживает с пустой головой… такие эпизоды участились в последнее время. Его упадок наползает как простуда. Памм, Эстерлинг, Дромонд, Ламплайтер, Спектро… что следовало бы сделать это пойти в Секцию Пси, попросить Эвентира устроить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text:span text:style-name="T1">для него</text:span> невозможно пойти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онино в стиле настройщика, его поддатый баритон, амуры с медсестричками…. Спектро… почему бы не попросить? Ведь есть же сотня способов представить так….</text:p>
      <text:p text:style-name="Standard_20__28_user_29_">Мне бы надо, надо было бы… В его жизни так много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Он так, в общем, знает из-за чего: он жуткий. И он даже чувствует, обычно, в какие моменты он <text:span text:style-name="T1">бывает</text:span> жутким—это определённая расстановка мускулов его лица, появляется испарина… но тут он , похоже, ничего не может поделать, не может даже достаточно <text:s/>сконцентрироваться, они так его отвлекают—и в следующую секунду он уже снова излучает привычную жуть… а их реакция вполне предсказуема, пускаются наутёк испуская визги слышные только им и ему. О, но как бы он хотел однажды устроить им что-то от чего и <text:span text:style-name="T1">вправду можно развизжались…</text:span>.</text:p>
      <text:p text:style-name="Standard_20__28_user_29_">Вот пожалуйста, шевельнулась эрекция, сегодня ночью он будет мастурбировать на сон грядущий. Безрадостная постоянная, составная в его жизни. Но подстёгивая его к яркому пику, какие образы нахлынут? Конечно же, башенки и синие воды, паруса и церковные шпили Стокгольма—жёлтая телеграмма, лицо высокой, знающей и прекрасной женщины оборачивается пронаблюдать как он проезжает в церемониальном лимузине, женщина, которая позже, вряд ли случайно, посетит его в номере в Гранд-Отеле… это не просто <text:span text:style-name="T1">сплошь</text:span> рубиновые соски и чёрно-кружевные пеньюары, знаете ли. Имеются тихие входы в комнаты с запахом бумаги, негласные голосования в одном Комитете, или другом, посты Председателей, Премии… что может сравниться! <text:span text:style-name="T1">Потом, как станешь старше, поймёшь,</text:span> говорили ему. Да, и это ему доходит, каждый год равен дюжине в мирное время, ей-ей, до чего ж они были правы.</text:p>
      <text:p text:style-name="P5"><text:span text:style-name="Source_20_Text"><text:span text:style-name="T4">Как его удача всегда знала, его подкорковая, животная удача, его дар к выживанию пока другие, лучшие люди выхватываются в Смерть, есть дверь, которую он представлял так часто <text:s/>в одиноких Тезейских скитаний по полированным коридорам лет: выход из ортодокса-Павловца, раскрывающий перед ним просторы Нормалма, Сёдермалма, Оленьего Парка, Старого Города….</text:span></text:span></text:p>
      <text:p text:style-name="P5"><text:span text:style-name="Source_20_Text"><text:span text:style-name="T4">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ему кажется словно чувствует как затухают очертания на его коре мозга, отправляя к вечному сну части того кто уж там был, обращаясь в нетронутую химию….</text:span></text:span></text:p>
      <text:p text:style-name="P5"><text:soft-page-break/><text:span text:style-name="Source_20_Text"><text:span text:style-name="T4">Кевин Спектро не проводил такого чёткого разграничения как он между Внешним и Внутренним. Он представлял кору как орган-интерфейс, посредник между обоими , но и </text:span></text:span><text:span text:style-name="Source_20_Text"><text:span text:style-name="T5">часть каждого из них. </text:span></text:span><text:span text:style-name="Source_20_Text"><text:span text:style-name="T4">«Когда ты увидел как оно на самом деле»,– спросил он однажды,– «как можем мы, любой из нас, быть по отдельности». Он мой Пьер Жане, подумал Пойнтсмен….</text:span></text:span></text:p>
      <text:p text:style-name="P5"><text:span text:style-name="Source_20_Text"><text:span text:style-name="T4">Скоро, по диалектике Книги, Пойнтсмен останется один, в тёмном поле, скатываясь в однонаправленность, к нулю, ожидая стать последним уходящим… Хватит ли времени? Он </text:span></text:span><text:span text:style-name="Source_20_Text"><text:span text:style-name="T5">должен</text:span></text:span><text:span text:style-name="Source_20_Text"><text:span text:style-name="T4"> выжить… попытаться на Премию, не для собственной славы, нет—а сдержать обещание, человеческому полю из семи, которым он когда-то был, перед теми кто не дотянул…. Такой средний кадр, он сам в освещении сзади, один перед высоким окном в Гранд-Отеле, стакан виски поднят к бледному небу суб-Арктики и за вас парни, завтра на сцене будем мы все, просто Неду Пойнтсмену случилось выжить… В СТОКГОЛЬМ его девиз и знамя, а после Стокгольма расплывчатость, долгая золотистая сумеречность….</text:span></text:span></text:p>
      <text:p text:style-name="P5"><text:span text:style-name="Source_20_Text"><text:span text:style-name="T4">О, да, однажды, знаете ли, он вправду верил в Минотавра, что дожидается его: видел себя в снах врывающимся в последнюю из комнат, сверкающий меч наготове, вопящим, как Коммандо, выпуская всё наконец—какой-то поистине чудесный взлёт жизни внутри него в первый и последний раз,когда лицо обернулось к нему, древнее, усталое, не замечающее ничего человеческого в Пойнтсмене, готовое принять его лишь очередным давно рутинным тыком рога, взбрыком копыта (но на этот раз тут будет бой, кровь Минотавра ёбаного зверя, крики из далей <text:s/>внутри него, их мужественность и жестокость изумляют его самого)…. Это был сон. Обстановка, лицо изменились, мало что из него кроме структуры удержалось после первой чашки кофе и сплюснутой зеленоватой таблетки Бензедрина. Похоже на широкую парковку грузовиков перед рассветом, свеже-прошлангованная мостовая пестрит жирно-коричневыми, брезенто-верхие оливковые грузовики стоят, каждый со своей тайной,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text:span></text:span><text:span text:style-name="Source_20_Text"><text:span text:style-name="T5">он знает</text:span></text:span><text:span text:style-name="Source_20_Text"><text:span text:style-name="T4">, начинает оборачиваться… но основная структура поворот лица, встреча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через Лондонизированную Германию, его печёночно-серые очертания отдаляются, уносятся в прыжках по сумеречным набережным каналов забитых отбросами войны, ракетные взрывы их всякий раз пропускают, погоня их продолжена, блюдо гравированное огневзрывами, карта города приносимого в жертву, из коры мозга человечьего и собачьего, кожа уха собаки мягко колышется, темя черепа ярко отражает зимние облака, в убежище лежащее под бронёй за мили под городом, опера Балкансой интриги, в чьей герметичной безопасности, среди синих пучков непериодично подчёркнутого <text:s/>диссонанса которой ему не удаётся полностью убежать потому что как всегда Райхсзигер не отстаёт, возглавляя, спокойный, неотменимый, и к буквальной погоне за ним он возвращается должен возвращаться снова и снова в лихорадочном рондо, пока наконец они на склоне холма в конце долгого дня донесений с Армагеддона, среди алых сугробов буганвиллии, золотистые тропы, где вздымается пыль, столбы дыма вдали над пауковым городом, что они пересекли, голоса в воздухе с сообщениями, что Южная Америка испепелена, небо над Нью-Йорком мерцает багрово от нового все-царствующего смерто-луча, и только тут серый пёс может наконец обернуться, чтобы карие глаза уставились во взгляд Неда Пойнтсмена….</text:span></text:span></text:p>
      <text:p text:style-name="P5"><text:span text:style-name="Source_20_Text"><text:span text:style-name="T4">Всякий раз, на всяком повороте, его собственная кровь и вердце приласканы, избиты, приведены в радостный восторг, сброшены к леденящим ноктилукам, в полыханье термитной сварки, пока он начинает расширяться, неудержимый свет, стены зала превращаются в синее свечение, оранжевое, потом белое и начинают оскальзывать, течь ка воск, всё, что осталось от лабиринта распадающегося наружу окружностями, герой и ужас, мастер и Ариадна, поглощённый, расплавленный в свете самого себя, в безумном взрыве себя….</text:span></text:span></text:p>
      <text:p text:style-name="P5"><text:soft-page-break/><text:span text:style-name="Source_20_Text"><text:span text:style-name="T4">Много лет назад. Сны, которые он почти забыл. Издавна зачастили посредники между ним его последним зверем. Они не позволят ему даже лёгкой настойчивости быть влюблённым в собственную смерть…</text:span></text:span></text:p>
      <text:p text:style-name="P5"><text:span text:style-name="Source_20_Text"><text:span text:style-name="T4">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пойти на Минотавра?</text:span></text:span></text:p>
      <text:p text:style-name="P5"><text:span text:style-name="Source_20_Text"><text:span text:style-name="T4">Слотроп к этому времени должен быть на Ривьере, в тепле, в добре, по уши в ебле. Но здесь, в позднюю английскую зиму, брошен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то невозможно распознать по запаху или увидеть, что объявляет о себе рёвом хищника настолько абсолютным, что они скуля падают в снег и переворачиваются подставляя Этому свои мягкие открытые брюшины….</text:span></text:span></text:p>
      <text:p text:style-name="P5"><text:span text:style-name="Source_20_Text"><text:span text:style-name="T4">Отказался ли от них Пойнтсмен ради одного единственного, непроверенного человеческого субъекта? Не сочтите будто у него нет сомнений хотя бы относительно валидности этого проекта. Пусть викарий Де ла Нут беспокоится о «правильности», он штатный священник. Но… <text:s/>как же с собаками? Пойнтсмем знает их. Мигом подбирает отмычки к их осторожности. У них нет секретов. Он может делать их сумасшедшими, и адекватными дозами бромидов возвращать в норму. Но Слотроп…</text:span></text:span></text:p>
      <text:p text:style-name="P5"><text:span text:style-name="Source_20_Text"><text:span text:style-name="T4">И вот Павловец меряет шагами свой кабинет, чувствуя себя взвинченным и старым. Ему бы поспать, но он не может. Тут нужно больше, чем просто установление вторичного рефлекса у ребёнка, сто лет назад. Как это он был доктором так долго и не развил рефлексов на определённые раздражители? Ему лучше знать: он знает в этом что-то большее. Спектро погиб, а Слотроп <text:s/>(</text:span></text:span><text:span text:style-name="Source_20_Text"><text:span text:style-name="T5">sentiments d’emprise</text:span></text:span><text:span text:style-name="Source_20_Text"><text:span text:style-name="T4">, старина, полегче тут) был со своей Дарлин за пару кварталов от Св. Вероники двумя днями раньше.</text:span></text:span></text:p>
      <text:p text:style-name="P5"><text:span text:style-name="Source_20_Text"><text:span text:style-name="T4">Когда одно событие следует за другим с такой ужасающей регулярностью, коечно, ты не увязываешь их автоматически как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у не убийца, он всё равно больной. Причинность должна быть установлена, и найдено лечение.</text:span></text:span></text:p>
      <text:p text:style-name="P5"><text:span text:style-name="Source_20_Text"><text:span text:style-name="T4">В этом предприятии, и Пойнтсмену это известно, есть доля соблазна. Из-за симметрии… Он всегда руководствовался, знаете ли, продвигаясь по дорожке сада, симметрией: в некоторых результатах опытов… в предположении, что механизм может опираться на зеркальное отражение—«излучение», например, или «взаимо-индукция»… а кто доказал, что и то и то существует? Может и в данном случае так тоже получится. Но что преследует его, так это симметрия этих двух видов секретного оружия, Снаружи, в Блице , звуки <text:s/>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может творить такие <text:s/>симметричные противоположности, как эти робото-вооружения?</text:span></text:span></text:p>
      <text:p text:style-name="P5"><text:span text:style-name="Source_20_Text"><text:span text:style-name="T4">Знак и симптомы. Возможно Спектро прав? Может быть Снаружи и Внутри часть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ть страдают ради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болтать про эктоплазмы—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text:span></text:span><text:soft-page-break/><text:span text:style-name="Source_20_Text"><text:span text:style-name="T4">каменные приёмные, которые он знает как кончаются. Однако нужно быть готовым ко всему—даже к такой возможности, что люди из Секции Пси правы. «Возможно, мы все правы»,– записывает он в свой журнал в этот вечер,– «и правильными могут быть все наши предположения, и более того. К чему бы мы ни пришли, нельзя сомневаться, что он, физиологически, исторически, выродок. </text:span></text:span><text:span text:style-name="Source_20_Text"><text:span text:style-name="T5">Нам ни в коем случае нельзя потерять контроль</text:span></text:span><text:span text:style-name="Source_20_Text"><text:span text:style-name="T4">. Мысль о нём затерявшемся в мире людей, после войны, наполняет меня глубоким ужасом, от которого я не могу избавиться….»</text:span></text:span></text:p>
      <text:p text:style-name="P5"><draw:frame draw:style-name="fr1" draw:name="Image18" text:anchor-type="char" svg:width="6.9252in" svg:height="0.3661in" draw:z-index="4"><draw:image xlink:href="Pictures/1000000000000B720000009B428C9716555D8079.png" xlink:type="simple" xlink:show="embed" xlink:actuate="onLoad" loext:mime-type="image/png"/></draw:frame><text:span text:style-name="Source_20_Text"><text:span text:style-name="T4">Всё больше и больше, в эти дни ангельского посещения и оглашения, Кэрол Эвентир чувствует себя жертвой своего ненормального дара. Как однажды выразилась Нора Дадсон-Трак, его «бесподобной слабости». Он проявился поздно в жизни: ему было 35, когда из другого мира, однажды утром на Набережной, между <text:s/>штрихами художника на тротуаре, два рисунка мелом, лосось темнеющий до светло-коричневого, и группа долговязых человеческих фигур, оборвано-траурных вдали переплетающихся с железом моста и дымки над рекой, вдруг наожиданно кто-то заговорил через Эвентира, так негромко, что Нора едва могла расслышать хоть что-нибудь, даже чья именно душа вошла и использовала его. В тот момент нет. Это было что-то на немецком, она запомнила несколько слов. Она бы спросила своего мужа, с которым встречалась в тот день в Сюрей—но он опаздывал, все тени, мужчин и женщин, собак, труб, такие длинные и чёрные поперёк необъятной лужайки, и она мелком охры, едва различимой в позднем солнце, набросала очертание <text:s/>веера у края своей вуали—этот цвет она выхватила из деревянного ящика тротуаро-писца и быстро, плавно обернувшись, касаясь лишь кончика туфли и кремового жёлтого столбца рассыпающегося по поверхности, ни на миг не выпуская его, нарисовала пятиконечную звезду на асфальте, чуть выше по течению реки от недружелюбного подобия Ллойд Джорджа в гелиотропно-сиреневом и море-зелёном: потянув Эвентира за руку встать во внутреннем пентагоне, морские чайки стонущей диадемой над головой, затем вступила и сама, инстинктивно, по-матерински, какой она была со всеми, кого любила. Пентограмму она нарисовала даже и вполовину не шутки ради. Никогда нельзя быть слишком уверенным, зло никогда не дремлет….</text:span></text:span></text:p>
      <text:p text:style-name="P5"><text:span text:style-name="Source_20_Text"><text:span text:style-name="T4">Почувствовал ли он её, даже тогда, отдаляясь… окликнул ли свой контроль из-за Стены пытаясь удержаться? Она уходила из его яви, из его взгляда как свет на краю вечера, когда, примерно, на гибельных минут десять <text:s/>ничег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вет, как некоторая музыка. Это подчинение его единственный дар. Потом он ничего не может вспомнить. Иногда, изредка, могут оставаться манящие—не слова, но нимбы значения оболочки слов, которые рот его явно выговаривал, лишь это оставалось—если так бывало—на миг, как сны, которые невозможно удержать или продолжить и вскоре они исчезают. Он проверялся на детекторе лжи Ролло Гроста бесчисленное множество раз с тех пор как явился в «Белое Посещение», и всё нормально-штатно за исключением, о, один или два раза наверное, непонятный скачок в 50 милливольт из височой доли, когда из левой, когда из правой, ничего определённого, право же—настоящая борьба мнений в стиле есть-ли-каналы-на Марсе продолжалась в эти годы между разными наблюдателями—Аарон Тровстер клянётся, что он видел медленные дельтовидные волны из левой лобовой и подозревает опухоль, прошлым летом Эдвин Трикл отметил «приглушённо эпилептические пик-волна изменения, что любопытно, намного медленнее обычных трёх в секунду»—хотя, бесспорно, Трикл был Лондоне всю ночь перед этим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доказать, что он был тем, за кого его и держали: интерфейс между мирами, <text:s/>чувствующий. Ламплайтер предложил сделать </text:span></text:span><text:soft-page-break/><text:span text:style-name="Source_20_Text"><text:span text:style-name="T4">ставки 5 к 2. Но с тех пор он замолчал: ничего такого на мягких ацетатно/металлических дисках или в распечатках записей что не могло бы исходить от дюжины других душ….</text:span></text:span></text:p>
      <text:p text:style-name="P5"><text:span text:style-name="Source_20_Text"><text:span text:style-name="T4">Приезжали, в своё время, аж из института в Бристоле, поглазеть, измерить и систематически усомниться в ненормальных Секции Пси. Вот Рональд Черикок, известный психометрист, глаза слегка помигивают, руки не ближе чем на дюйм от коробки в коричневой упаковке где надёжно с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расквартированы <text:s/>к северу от Лондона… как этот Черикок, с виду нормальный увалень, может чуть толстоват, тут начинает выдавать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договорились не докладывать—ни чего, что нарушало бы секретность: что позже подтверждает сам, фактически, Сэнт-Блейз, улыбаясь малость слишком широко разинутым ртом, ладно, вы меня подкололи, а теперь скажите как вы это делаете? Действительно, как Черикок это делает? Как это делают все остальные? Как Маргарет Квортертон воспроизводит голоса с пластинки или в радиоприёмнике на расстоянии во много миль не разговаривая и физически не прикасаясь к оборудованию? и какие динамики теперь начинают собирать? Откуда приходят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не знает как расшифровать? Что означают недавние сны Эдвина Трикла о полёте, особенно с учётом соответствия по времени со снами Норы Додсон-Трак о падении? Что скапливается во всех в них такое, что каждый может доказать своим ненормальным образом, но не словесно, ни даже суржиком кабинетной </text:span></text:span><text:span text:style-name="Source_20_Text"><text:span text:style-name="T5">lingua franca? </text:span></text:span><text:span text:style-name="Source_20_Text"><text:span text:style-name="T4">Турбуленции в эфире, неопределённости из ветров кармы. Те души по ту сторону интерфейса, те кого мы зовём покойными, всё более осторожны и уклончивы. Даже собственный контроль Эдвина Эвентира, обычно спокойный и саркастичный Питер Сачса, тот саммый, что нашёл его в тот давний день на Набережной и с тех пор—когда есть послания для передачи—даже Сачса занервничал….</text:span></text:span></text:p>
      <text:p text:style-name="P5"><text:span text:style-name="Source_20_Text"><text:span text:style-name="T4">С недавних пор, всё словно бы настроено на некую эфемерную Программу Х, новые разновидности ненормальных начали появляться в «Белом Посещении», в любое время дня и ночи, молчат, смотрят, ждут когда ими займутся, под мышкой машины из чёрного металла и застеклённые пряники, в отключке из побелелых трансов, в гипер-кинетичном ожидании правильного пускового вопросы, чтоб завестись на 200 спотыкливых слов в минуту про свои особые, жуткие способности. Нашествие. Ну, и что нам делать с Гевином Трефойлом у чьего дара ещё даже имени нет? (Ролло Грост хочет назвать это </text:span></text:span><text:span text:style-name="Source_20_Text"><text:span text:style-name="T5">автохроматизмом</text:span></text:span><text:span text:style-name="Source_20_Text"><text:span text:style-name="T4">). Гевин, самый молодой здесь, всего 17, ему каким-то образом удаётся по свое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может также препятствовать этой метаболизации путём—как кажется—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ато, чёрного. Сосредоточившись, он может удерживать его, на любой стадии, неделями. Обычно он отвлекается, или забывает и постепенно откатывается обратно к своему истинному состоянию, веснушчатой окраске рыжеголового бледнолицего. Но можете себе представить как он пригодился Герхардту фон Гёлю во время съёмок плёнки о Schwarzkommando: он помог съэкономить буквально часы гримировки и установки освещения, работая как регулируемый отражатель. Ролло выдвинул лучшую из теорий как это, но она безнадёжно неясна—нам известно, что дермальные клетки 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text:span></text:span><text:soft-page-break/><text:span text:style-name="Source_20_Text"><text:span text:style-name="T4">разделяются, некоторые их этих нервных окончаний покидают то, что разовьётся в ЦНС и мигрируют в кожу, чтобы стать меланоцитами. Они сохраняют свою изначальную трёх-палую форму, аксон и отростки <text:s/>типичной нервной клетки. Но отростки теперь испоьзуются не для передачи электрического сигнала, а для пигментации кожи. Ролло Грост предполагает существование некоей связи, пока не открытой—некоей сохранившейся клеточной памяти, которая, ретроколониально, всё ещё отвечает на сигналы из метрополисного мозга. Сигналы, которые для юного Трефойла остаются неосознанными. «Это часть»,–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это как если поддающееся нашим измерениям тело всего лишь обрывок этой программы найденный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text:s text:c="2"/>глубине просцениума, глубже, чем известные нам геометрии, голоса обмениваются секретами, которых нам никогда не доверяют….»</text:span></text:span></text:p>
      <text:p text:style-name="P5"><text:span text:style-name="Source_20_Text"><text:span text:style-name="T4">–</text:span></text:span><text:span text:style-name="Source_20_Text"><text:span text:style-name="T7"> </text:span></text:span><text:span text:style-name="Source_20_Text"><text:span text:style-name="T4">Всё входящее от ЦНС мы должны хранить здесь, видишь ли. Это очень скоро чертовски надоедает. В основном, полная чепуха. Но не угадаешь, когда они что-то затребуют. Посреди ночи, или в худших момент ультрафиолетовой бомбардировки, знаешь, для них там разницы нет.</text:span></text:span></text:p>
      <text:p text:style-name="P5"><text:span text:style-name="Source_20_Text"><text:span text:style-name="T4">–</text:span></text:span><text:span text:style-name="Source_20_Text"><text:span text:style-name="T7"> </text:span></text:span><text:span text:style-name="Source_20_Text"><text:span text:style-name="T4">А когда-нибудь приходится выходить на… ну, на Внешний Уровень?</text:span></text:span></text:p>
      <text:p text:style-name="P5"><text:span text:style-name="Source_20_Text"><text:span text:style-name="T4">(Долгая пауза во время которой старшая работница открыто уставилась, покуда несколько перемен проплывают в её чертах—усмешка, жалость, сочувствие—пока младшая не заговаривает снова).– Я… я прошу прощения. Я не хотела быть—</text:span></text:span></text:p>
      <text:p text:style-name="P5"><text:span text:style-name="Source_20_Text"><text:span text:style-name="T4">–</text:span></text:span><text:span text:style-name="Source_20_Text"><text:span text:style-name="T7"> </text:span></text:span><text:span text:style-name="Source_20_Text"><text:span text:style-name="T4">(Отрывисто.) Мне придётся сказать тебе это по ходу инструктажа.</text:span></text:span></text:p>
      <text:p text:style-name="P5"><text:span text:style-name="Source_20_Text"><text:span text:style-name="T4">–</text:span></text:span><text:span text:style-name="Source_20_Text"><text:span text:style-name="T7"> </text:span></text:span><text:span text:style-name="Source_20_Text"><text:span text:style-name="T4">Сказать мне что?</text:span></text:span></text:p>
      <text:p text:style-name="P5"><text:span text:style-name="Source_20_Text"><text:span text:style-name="T4">–</text:span></text:span><text:span text:style-name="Source_20_Text"><text:span text:style-name="T7"> </text:span></text:span><text:span text:style-name="Source_20_Text"><text:span text:style-name="T4">То же самое, что когда-то было сказано мне. Мы передаём это, от поколения к поколению. (У неё нет подходящего занятия, как-то прикрыться им. Мы чувствуем, что для неё это ещё не стало рутиной. Из благовоспитанности , теперь она старается говорить негромко, пожалуй даже мягко.) Мы </text:span></text:span><text:span text:style-name="Source_20_Text"><text:span text:style-name="T5">все</text:span></text:span><text:span text:style-name="Source_20_Text"><text:span text:style-name="T4"> выходим на Верхний Уровень, молодой человек. Некоторые сразу, другие чуть погодя. Но рано или поздно каждый тут должен стать Эпидермой. Без исключения.</text:span></text:span></text:p>
      <text:p text:style-name="P5"><text:span text:style-name="Source_20_Text"><text:span text:style-name="T4">–</text:span></text:span><text:span text:style-name="Source_20_Text"><text:span text:style-name="T7"> </text:span></text:span><text:span text:style-name="Source_20_Text"><text:span text:style-name="T4">Должен…</text:span></text:span></text:p>
      <text:p text:style-name="P5"><text:span text:style-name="Source_20_Text"><text:span text:style-name="T4">–</text:span></text:span><text:span text:style-name="Source_20_Text"><text:span text:style-name="T7"> </text:span></text:span><text:span text:style-name="Source_20_Text"><text:span text:style-name="T4">Сожалею.</text:span></text:span></text:p>
      <text:p text:style-name="P5"><text:span text:style-name="Source_20_Text"><text:span text:style-name="T4">–</text:span></text:span><text:span text:style-name="Source_20_Text"><text:span text:style-name="T7"> </text:span></text:span><text:span text:style-name="Source_20_Text"><text:span text:style-name="T4">Но разве тут… я думал это только—ну, уровень. Место, которое проходишь. Разве нет…?</text:span></text:span></text:p>
      <text:p text:style-name="P5"><text:span text:style-name="Source_20_Text"><text:span text:style-name="T4">–</text:span></text:span><text:span text:style-name="Source_20_Text"><text:span text:style-name="T7"> </text:span></text:span><text:span text:style-name="Source_20_Text"><text:span text:style-name="T4">Заморские пейзажи, о, да, и я так думала—необычные формирования, заглянуть в Наружную Лучистость. Но всё это из </text:span></text:span><text:span text:style-name="Source_20_Text"><text:span text:style-name="T5">нас</text:span></text:span><text:span text:style-name="Source_20_Text"><text:span text:style-name="T4">, пойми. Миллионов </text:span></text:span><text:span text:style-name="Source_20_Text"><text:span text:style-name="T5">нас</text:span></text:span><text:span text:style-name="Source_20_Text"><text:span text:style-name="T4">, изменённых, чтоб стать интерфейсом, ороговеть, не чувствовать и умолкнуть.</text:span></text:span></text:p>
      <text:p text:style-name="P5"><text:span text:style-name="Source_20_Text"><text:span text:style-name="T4">–</text:span></text:span><text:span text:style-name="Source_20_Text"><text:span text:style-name="T7"> </text:span></text:span><text:span text:style-name="Source_20_Text"><text:span text:style-name="T4">О, Боже. (Пауза пока он пытается осознать—затем, в панике, отвергает.) Нет—как можно говорить такое—разве ты не чувствуешь </text:span></text:span><text:span text:style-name="Source_20_Text"><text:span text:style-name="T5">памяти</text:span></text:span><text:span text:style-name="Source_20_Text"><text:span text:style-name="T4">? тяги... мы в изгнании, но у нас есть дом! (В ответ молчание.) Вернуться туда! Не наверх в интерфейс. Обратно в ЦНС!</text:span></text:span></text:p>
      <text:p text:style-name="P5"><text:span text:style-name="Source_20_Text"><text:span text:style-name="T4">–</text:span></text:span><text:span text:style-name="Source_20_Text"><text:span text:style-name="T7"> </text:span></text:span><text:span text:style-name="Source_20_Text"><text:span text:style-name="T4">(Спокойно) Таким было расхожее понятие. Отлетевшие искры. Черепки сосудов разбившихся при Творении. И однажды, как-то, перед концом, собираться обратно дома. Посланец из Царствия, прибывает в последний момент. Но говорю тебе, нет такого послания, ни такого дома—только лишь миллионы последних мигов… ничего больше. Наша история это собрание последних мигов.</text:span></text:span></text:p>
      <text:p text:style-name="P5"><text:span text:style-name="Source_20_Text"><text:span text:style-name="T4">Она пересекает комнату полную всего, гибкие шкуры, тик натёртый лимоном, вздымающися извивы благовоний, яркая оптическая медь, поблекшие Центрально-Азиатские ковры, алые с золотом, нависающая ажурность кованного железа, долгий, долгий проход по сцене, поедая апельсин, дольку за кислой долькой, она идёт, халат из шёлка </text:span></text:span><text:span text:style-name="Source_20_Text"><text:span text:style-name="T5">faille</text:span></text:span><text:span text:style-name="Source_20_Text"><text:span text:style-name="T4"> истекает прекрасно, его рукава утончённой работы спадают с очень расширенных плечей до тугого сбора в длинные </text:span></text:span><text:soft-page-break/><text:span text:style-name="Source_20_Text"><text:span text:style-name="T4">манжеты стянутые рядком пуговок <text:s text:c="2"/>каких-то безымянных земных оттенков—мшисто-зелёный, глино-коричневый, штришок ржавчины, выдох осеннего—свет уличных фонарей заходит сквозь стебли филоденронов и разлапистых листьев схваченных с пригоршней угасающего исхода заката, падает упокоено жёлтым поверх резной стали пряжек на её щиколотках и полосами на бока и вниз высоких каблуков её туфлей из патентованной кожи, отполированной до утраты цвета вообще помимо слегка цитрусового света, где он касается их, а они его отторгают словно это поцелуй мазохиста. Вслед за её шагами ковёр распрямляется в направлении потолка, отпечатки подошв и каблуков исчезают медленно на виду из ворса шерсти. Одиночный разрыв ракеты грохочет через город далеко к востоку отсюда, к востоку юго-востоку. Свет по её туфлям течёт и замирает как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скользит по ним и прочь и снова возвращается к их незащищённому тылу. Запахи тлеющега мускуса и сандалового дерева, кожи и пролитого виски густеют в комнате.</text:span></text:span></text:p>
      <text:p text:style-name="P5"><text:span text:style-name="Source_20_Text"><text:span text:style-name="T4">А он—пассивно, как в трансе, позволяет её красоте— войти в него или покинуть, как ей будет угодно. Разве может он быть чем-то кроме как покорным воспринимающим, заполнителем <text:s/>молчаний? Все радиусы в комнате её, водянистый целлофан, потрескивают по касательной, когда она проворачивается на оси своего каблука, чуть наклонясь начинает двигаться обратно. Неужто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всякой человечьей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5-к-2, отвергнет его дар, отвергнет что наполняет каждую его клеточку… тогда…</text:span></text:span></text:p>
      <text:p text:style-name="P5"><text:span text:style-name="Source_20_Text"><text:span text:style-name="T4">Если она любит его. Он слишком пассивен, у него нет решимости проникнуть, как однажды пытался Черикок… Конечно же Черикок странный. Он слишком часто смеётся. Не то, чтобы бесцельно, но </text:span></text:span><text:span text:style-name="Source_20_Text"><text:span text:style-name="T5">обращаясь к чему-то</text:span></text:span><text:span text:style-name="Source_20_Text"><text:span text:style-name="T4"> что он думает каждый тоже может увидеть. Каждый из нас смотрит некую скособоченную сводку киноновостей, луч из проектора падает молочно-белый, густея от дыма трубок и сигар, Кэмелов и Вудбайнзов... освещёные профили военного ерсонала и молодых дам окаймляют края облаков: мужественный креп экспедиционной пилотки пропарывает вперёд в темноте кинозала, блестящая округлость шёлковой ножки лениво переброшена между двух кресел в нижнем ряду, ниже: суляще-затенённые тюрбаны бархата и перисттость ресниц. Среди неразборчивых и похотливых пар этих ночей, смех Черикока и ноша <text:s/>своего одиночества, хрупкого, легко бьющегося, истекающего смолой из трещин, странный макинтош из расползающейся ткани…. Из всех её бесподобных слабачков, именно отваживается на самые опасные путешествия в её опустошённость, в поисках сердца чьи ритмы будут вызываться </text:span></text:span><text:span text:style-name="Source_20_Text"><text:span text:style-name="T5">им</text:span></text:span><text:span text:style-name="Source_20_Text"><text:span text:style-name="T4">. Это должно изумить её, Нору-такую-бессердечную, Черикок на коленях будоража её шелка, меж его рук история былого <text:s/>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до-экономные чулки…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покрывая его попадания (близкие, порой в точку) проднаторело словно это комедия в гостиной….</text:span></text:span></text:p>
      <text:p text:style-name="P5"><text:span text:style-name="Source_20_Text"><text:span text:style-name="T4">Черикок играет ту в опасные игры. Иногда ему кажется что даже объём информации льющейся через его пальцы переполнит, сожжёт его… она похоже решилась оглушить его своей </text:span></text:span><text:soft-page-break/><text:span text:style-name="Source_20_Text"><text:span text:style-name="T4">историей, её болью, и её краем, всегда свежезаточенным, обрезающим его надежды, все их надежды. Он всерьёз уважает её: он знает: что в этом мало что от женского актёрства, право же. Она действительно оборачивалась лицом, и не однажды, к Внешнему Сиянию и просто ничего не увидела. И так всякий раз вбирала в себя ещё чуть больше от Нуля. Для этого нужна смелость, в худшем случае запас самообмана, что быстро истощается: он вынужден восхититься этим, даже если и не принимает её остеклённых пустынь, её обращений ко дню не гнева, а окончательного безразличия…. О себе он знает, что может воспринять чуть больше истины, чем она. Он действительно получ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звучащее сквозь прорези и отвороты потрёпанной итальянской перчатки… ангел Молотилы Сэнт-Блейза, и близко не вымышленный, подымающийся над Любеком в то пред-пасхальное воскресенье с ядовито-зелёными куполами по его ступнями, навязчивый перекрёстный взлёт красных черепиц рвущихся вверх и вниз с тысяч заостренных крыш, а бомбардировщики грудятся и пикируют, Балтика уже затерялась за занавесью дыма <text:s/>зажигательных, и вот Ангел: кристаллики льда срываются с задних краёв крыл угрожающе глубоких, раскрытых продвигаясь в новую белую бездну…. На полминуты радиомолчание было нарушено. Передавалось следующее:</text:span></text:span></text:p>
      <text:p text:style-name="P5"><text:span text:style-name="Source_20_Text"><text:span text:style-name="T4">Сэнт-Блейз: Фрикшоу Два, </text:span></text:span><text:span text:style-name="Source_20_Text"><text:span text:style-name="T5">ты видишь это</text:span></text:span><text:span text:style-name="Source_20_Text"><text:span text:style-name="T4">, конец.</text:span></text:span></text:p>
      <text:p text:style-name="P5"><text:span text:style-name="Source_20_Text"><text:span text:style-name="T4">Ведомый: Это Фрикшоу Два—подтверждаю.</text:span></text:span></text:p>
      <text:p text:style-name="P5"><text:span text:style-name="Source_20_Text"><text:span text:style-name="T4">Сэнт-Блейз: Хорошо.</text:span></text:span></text:p>
      <text:p text:style-name="P5"><text:span text:style-name="Source_20_Text"><text:span text:style-name="T4">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text:s/>пару минут длилось наваждение, даже треск статических разрядов исчез из наушников. Некоторым показалось высокое пение: как ветер в мачтах, обрывках, кроватных пружинах или тарелках антенн флотов зимующих в доках… но только 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меняясь через жёлтый в белое, пока они сбрасывали свои бомбы куда попадя, <text:s/>капризный прицел Нордена, капли потв в оздухе вокруг его вертлявого окуляра, изумлённые своей нежданной потребностью взлёта, чтоб нанести удар по земле за удар по небу….</text:span></text:span></text:p>
      <text:p text:style-name="P5"><text:span text:style-name="Source_20_Text"><text:span text:style-name="T4">Капитан эскадрильи Сэнт-Блейз не включил описание этого ангела в свой официальный отчёт, опрашивающая его офицер ВААФ была известна на базе как дракон буквалистка худшего сорта Э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отомстить»—имея ввиду оружие V-класса—про Ангела прослышали. Хотя Капитан эскадрильи не слишком соглашался, Рональду Черикоку было позволено проверить некоторые предметы из того полёта. Так обнаружился Ангел.</text:span></text:span></text:p>
      <text:p text:style-name="P5"><text:span text:style-name="Source_20_Text"><text:span text:style-name="T4">Кэрол Эвентир тогда же попытался связаться с Теренсом Овербеби, ведомым Сэнт-Блейза. После того как навалилась куча «мессеров» скопом и никуда не денешься. Результаты оказались сбивчивыми. Петер Сачса поделился, что, фактически, было множество версий <text:s/>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что сейчас проносится над всеми, по обе стороны Смерти. Неприятно. Со своей стороны, Эвертир чувствует себя совсем приниженным, даже возмущённым. Петер Сачса, на своей, выпадает, к удивлению, из роли, чтобы впасть в ностальгию по жизни, прежнему миру, по веймарскому декаденсу, который его кормил и одевал. Унесённый насильно в 1930 ударом полицейской </text:span></text:span><text:soft-page-break/><text:span text:style-name="Source_20_Text"><text:span text:style-name="T4">дубинки во время уличного шествия в Неукёльне, он теперь сентиментально вспоминает вечера протёртого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касаясь только мизинцами. Стол Сачсы был словно глубокий пруд в лесу. Под поверхностью что-то начинало вращаться, проскальзывать, подыматься… Вальтера Аша («Таурус») в один из вечеров посетило нечто столь необычное, что потребовалось три «Хирепонс» (250 гр.), чтобы вернуть его обратно, но даже после этого он никак не засыпал. Все они стояли наблюдая за ним, неровными рядами напоминавщими спортивный строй. Вимпе, человек от ИГ, державший Хирепон настроенный под Саргнера, гражданского сотрудника при Генеральном Штабе, на фланге лейтенат Вайсман, недавно из Юго-Западной Африки, и Ирероадьютант,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text:span></text:span><text:span text:style-name="Source_20_Text"><text:span text:style-name="T5">о</text:span></text:span><text:span text:style-name="Source_20_Text"><text:span text:style-name="T4">…. Каждое из лиц наблюдавших Вальтера Аша было кукольной сценой: на каждой отдельный спектакль.</text:span></text:span></text:p>
      <text:p text:style-name="P5"><text:span text:style-name="Source_20_Text"><text:span text:style-name="T4">...демонстрирует хорошие руки, да, опали и запястья до самой респираторно расслабленной <text:s/>впадины мускула…</text:span></text:span></text:p>
      <text:p text:style-name="P5"><text:span text:style-name="Source_20_Text"><text:span text:style-name="T4">...всё то же… всё то же… моё лицо белое в зеркале три три-тридцать четыре марш Часов тикает в комнате… нет не могу войти не достаточно света не достаточно нет </text:span></text:span><text:span text:style-name="Source_20_Text"><text:span text:style-name="T5">аааххх</text:span></text:span><text:span text:style-name="Source_20_Text"><text:span text:style-name="T4">—</text:span></text:span></text:p>
      <text:p text:style-name="P5"><text:span text:style-name="Source_20_Text"><text:span text:style-name="T4">...театр ничего но Вальтер вправду глянь на голову неестественный угол хочет поймать свет хорошая подсветка на жёлтый гель…</text:span></text:span></text:p>
      <text:p text:style-name="P5"><text:span text:style-name="Source_20_Text"><text:span text:style-name="T4">(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text:span></text:span></text:p>
      <text:p text:style-name="P5"><text:span text:style-name="Source_20_Text"><text:span text:style-name="T5">. . . mba rara m’eroto ondyoze . . . mbe mu munine m’oruroto ayo u n’omuinyo </text:span></text:span><text:span text:style-name="Source_20_Text"><text:span text:style-name="T4">(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предков или о духах из других мест равнины—потому что время и пространство на их стороне не имеют значения всё едино.)</text:span></text:span></text:p>
      <text:p text:style-name="P5"><text:span text:style-name="Source_20_Text"><text:span text:style-name="T4">–</text:span></text:span><text:span text:style-name="Source_20_Text"><text:span text:style-name="T7"> </text:span></text:span><text:span text:style-name="Source_20_Text"><text:span text:style-name="T4">Имеются социологии,– Эдвин Трикл с волосами торчащими по всем направлениям, пытается раскурить трубку несчастных остатков—осенние листья, кусочки верёвки, окурки,– к рассмотрению которых мы даже ещё не приступали. Взять хотя бы социология шашей братии, например. Секция Пси, <text:s/>S.P.R., старушки леди в Альтринчеме, что пытаются вызвать Дьявола, все мы на этой стороне, видишь ли, всего лишь половина истории.</text:span></text:span></text:p>
      <text:p text:style-name="P5"><text:span text:style-name="Source_20_Text"><text:span text:style-name="T4">–</text:span></text:span><text:span text:style-name="Source_20_Text"><text:span text:style-name="T7"> </text:span></text:span><text:span text:style-name="Source_20_Text"><text:span text:style-name="T4">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text:span></text:span></text:p>
      <text:p text:style-name="P5"><text:span text:style-name="Source_20_Text"><text:span text:style-name="T4">–</text:span></text:span><text:span text:style-name="Source_20_Text"><text:span text:style-name="T7"> </text:span></text:span><text:span text:style-name="Source_20_Text"><text:span text:style-name="T4">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text:span></text:span></text:p>
      <text:p text:style-name="P5"><text:span text:style-name="Source_20_Text"><text:span text:style-name="T4">–</text:span></text:span><text:span text:style-name="Source_20_Text"><text:span text:style-name="T7"> </text:span></text:span><text:span text:style-name="Source_20_Text"><text:span text:style-name="T4">Нет, не угодно,– <text:s/>сухо отвечает Мехико,– но, да, полагаю кому-то надо этим заняться.</text:span></text:span></text:p>
      <text:p text:style-name="P5"><text:span text:style-name="Source_20_Text"><text:span text:style-name="T4">–</text:span></text:span><text:span text:style-name="Source_20_Text"><text:span text:style-name="T7"> </text:span></text:span><text:span text:style-name="Source_20_Text"><text:span text:style-name="T4">Есть народы—те хереро, например—которые каждый день имеют дело со своими предками. Мёртвые настолько же реальны, как и живые. Как можно понять их не применяя к обеим сторонам стены смерти одинаковый научный подход?</text:span></text:span></text:p>
      <text:p text:style-name="P5"><text:span text:style-name="Source_20_Text"><text:span text:style-name="T4">И всё-таки для Эвентира тут нет общения, на которое надеется Трикл. На его стороне нет памяти: никаких личных отметок. Ему приходится читать об этом из записей других, слушать </text:span></text:span><text:soft-page-break/><text:span text:style-name="Source_20_Text"><text:span text:style-name="T4">диски. А значит он должен верить другим. И </text:span></text:span><text:span text:style-name="Source_20_Text"><text:span text:style-name="T5">это</text:span></text:span><text:span text:style-name="Source_20_Text"><text:span text:style-name="T4">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text:span></text:span><text:span text:style-name="Source_20_Text"><text:span text:style-name="T5">не помнит</text:span></text:span><text:span text:style-name="Source_20_Text"><text:span text:style-name="T4">, а он был воспитан в христианской, Западной Европейской вере в первенствующую роль своего «сознательного» с его воспоминаниями, всё прочее считая ненормальным либо тривиальным, и поэтому он тронут беспокойством, глубоко….</text:span></text:span></text:p>
      <text:p text:style-name="P5"><text:span text:style-name="Source_20_Text"><text:span text:style-name="T4">Записи документируют Петера с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 химиком, а также активисткой в КПГ, курсируя между 12-м Районом и посиделками у Сачсы. Всякий раз, когда она приходила, ему хотелось плакать при виде её безвыходности. В её расплывшихся глазах была явная ненависть к жизни, которую она не могла покинуть: муж, которого она не любила, ребёнок приносивший неизбывное чувство вины, за то, что недостаточно любит.</text:span></text:span></text:p>
      <text:p text:style-name="P5"><text:span text:style-name="Source_20_Text"><text:span text:style-name="T4">У мужа Франца была связь, слишком неясная для Сачсы, чтоб проследовать, в Военном Артиллерийском Ведомстве, так что имелись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казавшихся ему хмурыми и ждущими пока он уйдёт: они приносили свои пачки листовок, свои рюкзаки полные книг и политических газет, процеживаясь через бедняцкие дворы Берлина на рассвете….</text:span></text:span></text:p>
      <text:p text:style-name="P5"><draw:frame draw:style-name="fr1" draw:name="Image19" text:anchor-type="char" svg:width="6.9252in" svg:height="0.3661in" draw:z-index="5"><draw:image xlink:href="Pictures/1000000000000B720000009B428C9716555D8079.png" xlink:type="simple" xlink:show="embed" xlink:actuate="onLoad" loext:mime-type="image/png"/></draw:frame><text:span text:style-name="Source_20_Text"><text:span text:style-name="T4">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который за долгие годы нашёл какое-никакое </text:span></text:span><text:span text:style-name="Source_20_Text"><text:span text:style-name="T5">détente </text:span></text:span><text:span text:style-name="Source_20_Text"><text:span text:style-name="T4">с воздухом, что пытается его расщепить, запахи долгой болезни и неизлечимой работы срываются с крошащихся стен. Одна из стен измазана жёлтым от остатков неровных строк на верхнем этаже. Лени сидит на полу с четырьмя или пятью другими, передавая по кругу тёмную краюху хлеба. В сыром гнезде из <text:s/></text:span></text:span><text:span text:style-name="Source_20_Text"><text:span text:style-name="T5">Die Faust Hoch</text:span></text:span><text:span text:style-name="Source_20_Text"><text:span text:style-name="T4">, старые номера, которые никто читать не будет, её дочь Ильзе спит, дыхание до того мелкое, едва заметно. Её ресницы оставляют громадные тени на верхних полукружьях щёчек.</text:span></text:span></text:p>
      <text:p text:style-name="P5"><text:span text:style-name="Source_20_Text"><text:span text:style-name="T4">На этот раз они ушли насовсем. Эта комната подойдёт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её дом в одном чемодане? У неё при себе пара марок, у Франца его игрушечные ракеты на луну. Всё вправду кончено.</text:span></text:span></text:p>
      <text:p text:style-name="P5"><text:span text:style-name="Source_20_Text"><text:span text:style-name="T7"><text:s/></text:span></text:span><text:span text:style-name="Source_20_Text"><text:span text:style-name="T4">Как ей снилось в снах, она пройдёт прямо к Петеру Сачсе. Если он её не примет, то хотя бы поможет найти работу. Но сейчас, когда она действительно порвала с Францем… есть что-то, какая-то враждебность земного знака, что время от времени промелькивает в Петере…. В последне время она не уверена в его настроениях. На него давят с уровней, как ей кажется, более высоких, чем обычно и у него не совсем получается управляться….</text:span></text:span></text:p>
      <text:p text:style-name="P5"><text:span text:style-name="Source_20_Text"><text:span text:style-name="T4">Но худшие из инфантильных вспышек Петера всё же лучше, чем самые безмятежные вечера её мужа из-под Рыб, плавает в своих морях фантазий, желанья смерти, ракетного мистицизма—имтакого и надо как Франц. Уж они-то знают как </text:span></text:span><text:span text:style-name="Source_20_Text"><text:span text:style-name="T5">этим</text:span></text:span><text:span text:style-name="Source_20_Text"><text:span text:style-name="T4"> воспользоваться. Они знаю как использовать почто что каждого. Что станется с теми кого они не могут использовать?</text:span></text:span></text:p>
      <text:p text:style-name="P5"><text:span text:style-name="Source_20_Text"><text:span text:style-name="T4">Руди, Ваня, Ребекка, мы тут как 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 </text:span></text:span><text:span text:style-name="Source_20_Text"><text:span text:style-name="T5">Октября</text:span></text:span><text:span text:style-name="Source_20_Text"><text:span text:style-name="T4">, не при этой «Республике». Революция умерла—хотя Лени была ещё совсем девчонкой и не интересовалась </text:span></text:span><text:soft-page-break/><text:span text:style-name="Source_20_Text"><text:span text:style-name="T4">политикой—вместе с Розой Люксембург. Самое большее, на что можно сейчас надеяться это Революция-во-внутренней-эмиграции, продолженность, выживание на суровом краю в эти ваймарские годы, ожидание своего часа и своей реинкарнации Розы Люксембург….</text:span></text:span></text:p>
      <text:p text:style-name="P1"><text:span text:style-name="Source_20_Text"><text:span text:style-name="T2"><text:s/></text:span></text:span><text:span text:style-name="Source_20_Text"><text:span text:style-name="T4">Армия ЛЮБОВНИКОВ МОЖЕТ БЫТЬ ПОБЕЖДЕНА.</text:span></text:span></text:p>
      <text:p text:style-name="Standard_20__28_user_29_"><text:span text:style-name="Source_20_Text"><text:span text:style-name="T4">Эти надписи появились на стенах в Красных районов в одну ночь. Никто не может выследить автора или рисовальщика хоть одной из них, заставляет заподозрить, что все они одна и та же. Достаточно, чтобы уверовать в народное сознание. Они не столько лозунги как тексты, обнародованы, чтобы они обдумывались, толковались, и обращались в действие народо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Всё правильно,– говорит Ваня,– посмотри на формы капиталистического выражения. Сплоошь порнографии: порнографии любви, эротической любви, христианской любви, мальчика-и-его-собаки, порнографии закатов, порнографии убийств, и порнографии дедукции—</text:span></text:span><text:span text:style-name="Source_20_Text"><text:span text:style-name="T5">аах</text:span></text:span><text:span text:style-name="Source_20_Text"><text:span text:style-name="T4">, выстанываем мы угадав кто убийца—все эти новеллы, эти фильмы и песни, они нас убаюкивают, они приближение, с большим или меньшим удобством, к Абсолютному Комфорту.– <text:s/>Пауза для быстрой кривой усмешки Руди.– <text:s/>К самопроизводному оргазму.</text:span></text:span></text:p>
      <text:p text:style-name="Standard_20__28_user_29_"><text:span text:style-name="Source_20_Text"><text:span text:style-name="T4">–</text:span></text:span><text:span text:style-name="Source_20_Text"><text:span text:style-name="T7"> </text:span></text:span><text:span text:style-name="Source_20_Text"><text:span text:style-name="T4">«Абсолютный»?– <text:s/>Ребекка подаётся вперёд на свои голые коленки передать ему хлеб, влажный, тающий от прикосновения её мокрого рта.– Два человека могут…</text:span></text:span></text:p>
      <text:p text:style-name="Standard_20__28_user_29_"><text:span text:style-name="Source_20_Text"><text:span text:style-name="T4">–</text:span></text:span><text:span text:style-name="Source_20_Text"><text:span text:style-name="T7"> </text:span></text:span><text:span text:style-name="Source_20_Text"><text:span text:style-name="T4">Два человека это то, что тебе говорят,– Руди почти не усмехается. Благодаря её стараниям, к сожалению и не в первый раз здесь, звучит фраза </text:span></text:span><text:span text:style-name="Source_20_Text"><text:span text:style-name="T5">мужское превосходство</text:span></text:span><text:span text:style-name="Source_20_Text"><text:span text:style-name="T4">...но почему они так превозносят свою мастурбацию?– но в природе такое почти не известно. Это главным образом в одиночку. Ты сама знаеш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не о чем говорить.</text:span></text:span></text:p>
      <text:p text:style-name="Standard_20__28_user_29_"><text:span text:style-name="Source_20_Text"><text:span text:style-name="T4">Лени, из времени потраченного на Франца, достаточно известно про кончание водиночку. Поначалу его пассивность вообще не давала ей кончить. Потом она поняла, что может воображать вообще что угодно для заполнения свободы, которую он ей предоставил. Стало намного комфортнее: она могла выдумывать такие нежности между ними (в настоящее время она мечтала и других мужчин)—но одиночества тоже прибавилось. Но морщины её углубятся не скоро, её рот не научился становиться твёрже того выражения, которым она удивляла саму себя, лицо мечтательного ребёнка, что выдавало её каждому, кто взглянет, несобранная слабость, что заставляет мужчин прочитывать её как Зависимая Маленькая Девочка—даже у Петера Сачсы она <text:s/>подмечала этот взгляд—и это всё та же мечта, которую она ушла найти, пока Франц стонет внутри своих тёмных желаний боли, мечта о мягкости, свете, её преступное сердце раскаялось, не нужно убегать, бороться, появляется мужчина безмятежный как <text:s/>она и сильный, улица становится далёким воспоминанием: как раз та мечта, которую здесь она может позволить себе меньше всего. Она знает кого она должна изображать. Особенно когда Ильзе всё больше на неё смотрит. Ну, уж нет, Ильзе не смогут использовать.</text:span></text:span></text:p>
      <text:p text:style-name="Standard_20__28_user_29_"><text:span text:style-name="Source_20_Text"><text:span text:style-name="T4">Ребекка продолжала спорить с Ваней, наполовину флиртуя, Ваня старался держать всё в интеллектуальном русле, но Еврейка сворачивала, раз за разом в плотское… такие чувственные: её ляжки внутри, как раз над коленями, гладкие как масло, тугость её мускулов, настороженное лицо, прикидывается морда жидовская, дожимает, пробежки языка по толстым губам… каково бы это было, если б она взяла в свою постель? Заняться этим не с другой женщиной, </text:span></text:span><text:span text:style-name="Source_20_Text"><text:span text:style-name="T5">а с</text:span></text:span><text:span text:style-name="Source_20_Text"><text:span text:style-name="T4"> </text:span></text:span><text:span text:style-name="Source_20_Text"><text:span text:style-name="T5">Еврейкой…</text:span></text:span><text:span text:style-name="Source_20_Text"><text:span text:style-name="T4"> Их животная тёмность… зад в испарине агрессивно надвигающийся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ершенно неожиданно, правда, пока мужчины бродят по залам снаружи с наркотическими улыбками...»Нет, не так сильно, Нежнее, Я скажу, когда начать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 всхрипывая, </text:span></text:span><text:soft-page-break/><text:span text:style-name="Source_20_Text"><text:span text:style-name="T4">пристанывая… <text:s/></text:span></text:span><text:span text:style-name="Source_20_Text"><text:span text:style-name="T5">Я знаю, что можно кончать вместе…</text:span></text:span><text:span text:style-name="Source_20_Text"><text:span text:style-name="T4"> а Лени просыпается одна—Еврейка уже в какой то другой из здешних комнат—никогда не улавливала момент в который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text:s/>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сконцентрироваться, она увидела, там, на одном из краёв, смотрящего вниз на неё… Да, это был Ричард Хирш, с Маусигштрассе, столько лет прошло… она сразу поняла, что лицо её никогда ещё не выглядело таким беззащитным—это видно было по его глазам….</text:span></text:span></text:p>
      <text:p text:style-name="Standard_20__28_user_29_"><text:span text:style-name="Source_20_Text"><text:span text:style-name="T4">Все вокруг них брызгались, занимались любовью, смешно пререкались, наверное, это его друзья—да, <text:s/>это ж вон Зигги рядом проплыл по-собачьи, мы звали его «Троль», он с тех пор даже на сантиметр не подрос… с тех пор как мы бежали домой от канала, споткнулись и упали на камни самой твёрдой мостовой в мире, а когда утром проснулись, увида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text:span></text:span></text:p>
      <text:p text:style-name="P5"><text:span text:style-name="Source_20_Text"><text:span text:style-name="T4">–</text:span></text:span><text:span text:style-name="Source_20_Text"><text:span text:style-name="T7"> </text:span></text:span><text:span text:style-name="Source_20_Text"><text:span text:style-name="T4">Но разве ты не...– на в растерянности, не знает как это сказать.– Кто-то мне говорил, что ты не вернулся из Франции.– Она смотрит на его колени.</text:span></text:span></text:p>
      <text:p text:style-name="P5"><text:span text:style-name="Source_20_Text"><text:span text:style-name="T4">–</text:span></text:span><text:span text:style-name="Source_20_Text"><text:span text:style-name="T7"> </text:span></text:span><text:span text:style-name="Source_20_Text"><text:span text:style-name="T4">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ф него французские девушки всё ещё прекрасные и далёкие агенты Любви….</text:span></text:span></text:p>
      <text:p text:style-name="P5"><text:span text:style-name="Source_20_Text"><text:span text:style-name="T4">В Лени, сейчас, ничто не выдаёт её долгое занятие профессией, ничто. Она то прежнее дитя, на которую он заглядывался на дорожках парка, или встречал топавшей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ка… отдельные камни в стене были белыми как мука… может она его ещё как-то встречала, но он был старше, всегда с друзьями….</text:span></text:span></text:p>
      <text:p text:style-name="P5"><text:span text:style-name="Source_20_Text"><text:span text:style-name="T4">Теперь они все немного утихомирились вокруг них, стали внимательными, даже застенчивыми, рады за Ричарда и Лени. «Лучше позже, чем никогда!»– провозглашает Зигги своим ускоренным голос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text:s/>он заберёт её с собою….</text:span></text:span></text:p>
      <text:p text:style-name="P5"><text:span text:style-name="Source_20_Text"><text:span text:style-name="T4">Старые друзья по Гимназии встречаются в последние дни, приходят с экзотической едой и винами, с новыми наркотиками, намного проще и честнее в вопросах секса. Никто не спешит одеться. Они не прячут свои обнажённые тела. Никто не чувствует встревоженности или ущемлённости из-за размеров её груди или его члена…. Это всё так прекрасно всех освежает. Лени привыкает к своему новому имени «Лени Хирш», даже порой когда она сидит с Ричардом за столиком кафе поутру: «Лени Хирш», и он-таки улыбается, в замешательстве, пытается отвести взгляд, но ен может избежать её глаз и наконец оборачивается к ней открыто, громко смеётся, смехом чистой радости, протягивает руку, ладонь его милой руки, охватить её лицо….</text:span></text:span></text:p>
      <text:p text:style-name="P5"><text:span text:style-name="Source_20_Text"><text:span text:style-name="T4">Ранним вечером на многоярусных балконах, террасах, слушатели в группах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торжественности, Президент, посреди его обращения к Бундестагу, <text:s/>его знакомым голосом с забитым носом, о гигантских военных ассигнованиях, вдруг останавливается:– «О, поебать...» <text:s/></text:span></text:span><text:span text:style-name="Source_20_Text"><text:span text:style-name="T5">Fickt es,</text:span></text:span><text:span text:style-name="Source_20_Text"><text:span text:style-name="T4"> фраза, что вскоре станет бессмертной, звенит до небес, прокатывается над страной, </text:span></text:span><text:span text:style-name="Source_20_Text"><text:span text:style-name="T5"><text:s/>Ja, fickt es! </text:span></text:span><text:span text:style-name="Source_20_Text"><text:span text:style-name="T4">–«Я возвращаю всех солдат домой. Мы закроем все оружейные заводы, мы утопим всё </text:span></text:span><text:soft-page-break/><text:span text:style-name="Source_20_Text"><text:span text:style-name="T4">вооружение в море. Мне тошно от войны. Мне тошно просыпаться каждое утро со страхом погибнуть». И вдруг стало невозможно ненавидеть его дальше: он такой же человек, такой же смертный как все люди. Состоятся новые выборы. От Левых выставляется женщина, чьё имя никак не оглашается, но все понимают, что это Роза Люксембург. Все прочие кандидаты окажутся такими неспособными и бесцветными, что никто не станет за них голосовать. У Революции окажется шанс. Президент обещал.</text:span></text:span></text:p>
      <text:p text:style-name="P5"><text:span text:style-name="Source_20_Text"><text:span text:style-name="T4">Невероятно весело в бассейнах, среди друзей. Истинное веселье: события в диалектических процессах не могут вызывать такой взрыв в сердце. Каждый становится любовью….</text:span></text:span></text:p>
      <text:p text:style-name="P2"><text:span text:style-name="Source_20_Text"><text:span text:style-name="T4">Армия ЛЮБОВНИКОВ МОЖЕТ БЫТЬ ПОБЕЖДЕНА.</text:span></text:span></text:p>
      <text:p text:style-name="Standard_20__28_user_29_"><text:span text:style-name="Source_20_Text"><text:span text:style-name="T4">Руди и Ваня затеяли спор об уличной тактике. Где-то каплет вода. Улица нагоняет, даёт чувствовать себя повсюду. Лени знает это и ненавидит. Ни минуты покоя… приходится доверять чужакам, которые могут работать на полицию, если не сейчас, то потом, когда улица станет для них пустыннее, чем они в состоянии выдержать… Как бы ей хотелось найти способ оградить ребёнка от этого, но возможно это уж слишком поздно. Франц—Франц никогда не выходил на улицу надолго. Всегда какие-то оправдания. Беспокоился о безопасности, попасть в кадр кого-нибудь из фотографов в кожаных куртках, которые всегда по краям демонстрации. Или же: –«Но как же с Ильзе? А если там будет драка?» Если будет драка, как нам быть с Францем?</text:span></text:span></text:p>
      <text:p text:style-name="Standard_20__28_user_29_"><text:span text:style-name="Source_20_Text"><text:span text:style-name="T4">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в точности где есть, вспых коленок под жемчужной юбкой, когда девушка в косынке склоняется поднять булыжник, мужчина в чёрном костюме и коричневой безрукавке схвачен полицейскими, вцепились по одному в каждую руку, пытаются вскинуть его голову, он скалится, пожилой либерал в грязном бежевом пальто, делает шаг назад избежать мчащегося демонстранта, оглядывается поверх лацкана как-ты-посмел или смотри-мне, стёкла его очков наполнены пыланьем зимнего неба. Наступает момент и его возможности.</text:span></text:span></text:p>
      <text:p text:style-name="Standard_20__28_user_29_"><text:span text:style-name="Source_20_Text"><text:span text:style-name="T4">Она даже пыталась, с помощью той математики, насколько поняла когда-то, объяснить это Францу как Δt приближающееся к нулю, вечно приближающееся, отрезки времени становятся всё тоньше и тоньше, череда комнат со стенами всё серебрянее, прозрачней, с приближением к чистому свету нуля….</text:span></text:span></text:p>
      <text:p text:style-name="Standard_20__28_user_29_"><text:span text:style-name="Source_20_Text"><text:span text:style-name="T4">Но он качал головой: –«Это разное, Лени. Важно довести функцию до её предела. Δt всего лишь способ достичь этого.»</text:span></text:span></text:p>
      <text:p text:style-name="Standard_20__28_user_29_"><text:span text:style-name="Source_20_Text"><text:span text:style-name="T4">У него есть, то есть был, этот способ лишать вещи всякой восхитительности всего парой слов. И даже не подбирал слова: у него это получалось инстинктивно. Когда они ходили в кино, он <text:s/>засыпал там. Он заснул во время </text:span></text:span><text:span text:style-name="Source_20_Text"><text:span text:style-name="T5">Нибелунгов</text:span></text:span><text:span text:style-name="Source_20_Text"><text:span text:style-name="T4">. Пропустил как Атилла ворвался с Востока уничтожить Бургундцев. Франц любил кино, но так он смотрел фильмы, заснёт-проснётся. «Ты человек причины-и-следствия»,– восклицала она. Как он увязывал фрагменты, которые смотрел пока не закроются глаза?</text:span></text:span></text:p>
      <text:p text:style-name="Standard_20__28_user_29_"><text:span text:style-name="Source_20_Text"><text:span text:style-name="T4">Он был человеком причины-и-следствия: безжалостно развенчивал к 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 произвели,– защищалась она,– не причинили. Всё идёт вместе. Параллельно, не друг за другом. Метафора. Знаки и симптомы. Наложение на разные системы координат, я не знаю...– Она не знала и просто лишь хотела достучаться до него.</text:span></text:span></text:p>
      <text:p text:style-name="Standard_20__28_user_29_"><text:span text:style-name="Source_20_Text"><text:span text:style-name="T4">Но он ответил: –«Попробуй спроектируй что-то в этом роде и чтобы работало».</text:span></text:span></text:p>
      <text:p text:style-name="Standard_20__28_user_29_"><text:span text:style-name="Source_20_Text"><text:span text:style-name="T4">Они посмотрели <text:s/></text:span></text:span><text:span text:style-name="Source_20_Text"><text:span text:style-name="T5">Die Frau im Mond</text:span></text:span><text:span text:style-name="Source_20_Text"><text:span text:style-name="T4">. Франца фильм позабавил, он стал снисходительным, придирался к техническим деталям. Он знал кого-то из людей, которые работали над спецэффектами. Лени увидела мечту полёта. Одну из многих возможных. Реальный полёт и мечты полёта идут вместе. Они часть одного движения. Не А потом В, а вместе….</text:span></text:span></text:p>
      <text:p text:style-name="Standard_20__28_user_29_"><text:soft-page-break/><text:span text:style-name="Source_20_Text"><text:span text:style-name="T4">Разве с ним что-то могло быть надолго? Если бы Еврейский волк Пфламбаум не поджёг свою собственную фабрику возле канала, Франц, возможно, и зарабатывал бы им на жизнь занимаясь невозможными проектами Еврея изобрести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г, на этот раз смог, вдруг переключиться, засты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text:span></text:span></text:p>
      <text:p text:style-name="Standard_20__28_user_29_"><text:span text:style-name="Source_20_Text"><text:span text:style-name="T4">Так что Франц и Лени какое-то время здорово голодали, а Ильзе росла у неё в животе каждый день. Всё что подворачивалось было физическим трудом, за который почти не платили. Это его убивало. Потом он встретил старого друга из ВТШ в Мюнхене, однажды ночью на болотистой окраине.</text:span></text:span></text:p>
      <text:p text:style-name="Standard_20__28_user_29_"><text:span text:style-name="Source_20_Text"><text:span text:style-name="T4">Он не был дома весь день, пролетарский муж, расклеивал афиши фильма фантазии какого-то счастливчика Макса Шлепцига, а Лени лежала беременной <text:s/>пока боль в спине не заставляла её перевернуться в их меблированном мусорном ящике в последнем из многоквартирных </text:span></text:span><text:span text:style-name="Source_20_Text"><text:span text:style-name="T5">Hinterhöfe</text:span></text:span><text:span text:style-name="Source_20_Text"><text:span text:style-name="T4">. Уже давно стемнело и было жутко холодно, когда он докончил последнее ведро клея, а все афиши на своих местах дожидались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всё было темно, пол в фойе усыпан кусками штукатурки, а внутри раздавались <text:s/>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text:s/>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было облаками, радугами, каплями сверкающими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text:s/>нарастал, окликая из его воспоминаний. Такими были призраки нашедшие Франца, не привидения людей, но форм энергии, абстракций….</text:span></text:span></text:p>
      <text:p text:style-name="Standard_20__28_user_29_"><text:span text:style-name="Source_20_Text"><text:span text:style-name="T4">В просвете между насыпями он увидал маленькое серебристое яйцо, с пламенем чистым и ровным, что исходило снизу, освещая фигуры людей в костюмах, свитерах, пальто, наблюдавших из бункеров или траншей. Это была ракета на своём стенде: статичное испытание.</text:span></text:span></text:p>
      <text:p text:style-name="Standard_20__28_user_29_"><text:span text:style-name="Source_20_Text"><text:span text:style-name="T4">Звук начал 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text:span><text:span text:style-name="Source_20_Text"><text:span text:style-name="T5">ложись</text:span></text:span><text:span text:style-name="Source_20_Text"><text:span text:style-name="T4"> и он шлёпнулся в грязь </text:span></text:span><text:soft-page-break/><text:span text:style-name="Source_20_Text"><text:span text:style-name="T4">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text:span></text:span></text:p>
      <text:p text:style-name="Standard_20__28_user_29_"><text:span text:style-name="Source_20_Text"><text:span text:style-name="T4">Приблизились бегущие ноги. Он посмотрел вверх и увидел Курта Мондаугена. Ветер всей этой 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Позднее, в подтверждение, курс теории полимеров читал Профессор-Доктор Ласло Джамф, последний в истинной последователь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text:span><text:span text:style-name="Source_20_Text"><text:span text:style-name="T5">Schnellbahnwagen</text:span></text:span><text:span text:style-name="Source_20_Text"><text:span text:style-name="T4">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text:span></text:span></text:p>
      <text:p text:style-name="Standard_20__28_user_29_"><text:span text:style-name="Source_20_Text"><text:span text:style-name="T4">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шкрябанье по влажным бумажным салфеткам, все говорят одновременно вокруг заставленного бокалами стола, спорят сквозь дым и шум исток тепла, специфический импульс, толкающий поток….</text:span></text:span></text:p>
      <text:p text:style-name="Standard_20__28_user_29_"><text:span text:style-name="Source_20_Text"><text:span text:style-name="T4">–</text:span></text:span><text:span text:style-name="Source_20_Text"><text:span text:style-name="T7"> </text:span></text:span><text:span text:style-name="Source_20_Text"><text:span text:style-name="T4">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text:span><text:span text:style-name="Source_20_Text"><text:span text:style-name="T5">этого никто раньше не делал</text:span></text:span><text:span text:style-name="Source_20_Text"><text:span text:style-name="T4">. Я бы не поверил Лени я видел нечто, чего никто раньше не делал….</text:span></text:span></text:p>
      <text:p text:style-name="Standard_20__28_user_29_"><text:span text:style-name="Source_20_Text"><text:span text:style-name="T4">Он хотел обвинить её, как она понимает, в желании доводить его до отчаяния. Но она лишь хотела, чтоб он повзрослел. Что за разновидность </text:span></text:span><text:span text:style-name="Source_20_Text"><text:span text:style-name="T5">Wandervögel</text:span></text:span><text:span text:style-name="Source_20_Text"><text:span text:style-name="T4"> идиотизма бегать всю ночь по болоту называя себя Обществом Навигации в Пространстве?</text:span></text:span></text:p>
      <text:p text:style-name="Standard_20__28_user_29_"><text:span text:style-name="Source_20_Text"><text:span text:style-name="T4">Лени выросла в Любеке, в ряду </text:span></text:span><text:span text:style-name="Source_20_Text"><text:span text:style-name="T5">kleinbürger</text:span></text:span><text:span text:style-name="Source_20_Text"><text:span text:style-name="T4"> домиков вдоль Траве. Гладкие деревья на равном расстоянии вдоль обращённого к реке края её мощёной улицы склоняли свои длинные ветви над водой. Из окна своей спальни виднелся сдвоенный шпиль Купола возносящегося над крышами. Её затхлое существование в задних дворах Берлина было просто декомпрессионной камерой—</text:span></text:span><text:span text:style-name="Source_20_Text"><text:span text:style-name="T5">должно</text:span></text:span><text:span text:style-name="Source_20_Text"><text:span text:style-name="T4"> быть. Её выход из всполошённой мещанской сдавленности, с оплатой в лучшие времена, после Революции.</text:span></text:span></text:p>
      <text:p text:style-name="Standard_20__28_user_29_"><text:span text:style-name="Source_20_Text"><text:span text:style-name="T4">Франц, в шутку, часто называл её «Ленин». Тут никогда не было сомнений кто из них активный, кто пассивный—но она всё-таки надеялась, что он перерастёт это. Она говорила с психиатрами, знает о германских мужчинах в пору созревания. Растянутся на спине в лугах и среди гор, глядя в небо мастурбируют, тоскуя. Судьба ждёт, тьма заложенная в состав летнего ветра. Судьба предаст тебя, сокрушит твои идеалы, сдаст тебя в то же самое отвратное </text:span></text:span><text:span text:style-name="Source_20_Text"><text:span text:style-name="T5">Bürgerlichkeit, </text:span></text:span><text:span text:style-name="Source_20_Text"><text:span text:style-name="T4"><text:s/>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text:span></text:span></text:p>
      <text:p text:style-name="Standard_20__28_user_29_"><text:span text:style-name="Source_20_Text"><text:span text:style-name="T4">Франц любил её невротически, по-мазохистски, он принадлежал ей и верил, что она сможет унести его на своей спине куда-то, где Судьба не сможет достать. Можно подумать это </text:span></text:span><text:soft-page-break/><text:span text:style-name="Source_20_Text"><text:span text:style-name="T4">гравитация. Однажды ночью, наполовину проснувшись, он зарылся лицом ей в подмышку, бормоча: –«Твои крылья… о, Лени, твои крылья...»</text:span></text:span></text:p>
      <text:p text:style-name="Standard_20__28_user_29_"><text:span text:style-name="Source_20_Text"><text:span text:style-name="T4">Но её крыльев хватит лишь для собственного веса и, она надеется, для Ильзе на какое-то время. Франц мёртвый груз. Пусть ищет себе полёт на </text:span></text:span><text:span text:style-name="Source_20_Text"><text:span text:style-name="T5">Raketenflugplatz</text:span></text:span><text:span text:style-name="Source_20_Text"><text:span text:style-name="T4">, где его будут использовать милитаристы и картели. Пусть летит на мёртвую луну, если есть охота….</text:span></text:span></text:p>
      <text:p text:style-name="Standard_20__28_user_29_"><text:span text:style-name="Source_20_Text"><text:span text:style-name="T4">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text:span></text:span></text:p>
      <text:p text:style-name="Standard_20__28_user_29_"><text:span text:style-name="Source_20_Text"><text:span text:style-name="T4">Не такая уж она и Еврейка. Отчего половина всех известных Левых <text:s/>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text:span></text:span></text:p>
      <text:p text:style-name="Standard_20__28_user_29_"><text:span text:style-name="Source_20_Text"><text:span text:style-name="T4">–</text:span></text:span><text:span text:style-name="Source_20_Text"><text:span text:style-name="T7"> </text:span></text:span><text:span text:style-name="Source_20_Text"><text:span text:style-name="T4">Если он сюда придёт, скажи ты меня не видела.</text:span></text:span></text:p>
      <text:p text:style-name="Standard_20__28_user_29_"><text:span text:style-name="Source_20_Text"><text:span text:style-name="T4">Они пришли к Петеру Сачса совсем в темноте. У него вот-вот начнётся сеанс. Она тут же почувствовала какое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text:span></text:span><text:span text:style-name="Source_20_Text"><text:span text:style-name="T5">чересчур</text:span></text:span><text:span text:style-name="Source_20_Text"><text:span text:style-name="T4"> роскошны. Хмм. Мужчин собралось больше, чем обычно. Лени подмечает на лацканах, тут и там, серебряные свастики. На столах отличные вина 21-го и 22-го. </text:span></text:span><text:span text:style-name="Source_20_Text"><text:span text:style-name="T5">Schloss Vollrads, Zeltinger, Piesporter—</text:span></text:span><text:span text:style-name="Source_20_Text"><text:span text:style-name="T4">тут Особый Случай.</text:span></text:span></text:p>
      <text:p text:style-name="Standard_20__28_user_29_"><text:span text:style-name="Source_20_Text"><text:span text:style-name="T4">В эту ночь цель вступить в контакт с покойным министром иностранных дел Вальтером Ратенау. В Гимназии Лени пела с другими детьми очаровательный уличный напев той поры:</text:span></text:span></text:p>
      <text:p text:style-name="Standard_20__28_user_29_"/>
      <text:p text:style-name="Standard_20__28_user_29_"><text:span text:style-name="Source_20_Text"><text:span text:style-name="T5">Knallt ab den Juden Rathenau,</text:span></text:span></text:p>
      <text:p text:style-name="Standard_20__28_user_29_"><text:span text:style-name="Source_20_Text"><text:span text:style-name="T5">Die gottverdammte Judensau . . </text:span></text:span><text:span text:style-name="Source_20_Text"><text:span text:style-name="T4">.</text:span></text:span></text:p>
      <text:p text:style-name="Standard_20__28_user_29_"/>
      <text:p text:style-name="Standard_20__28_user_29_"><text:span text:style-name="Source_20_Text"><text:span text:style-name="T4">После его убийства она несколько недель вообще не пела, в уверенности, что если пение и не принесло его, то во всяком было пророчеством, заклятием….</text:span></text:span></text:p>
      <text:p text:style-name="Standard_20__28_user_29_"><text:span text:style-name="Source_20_Text"><text:span text:style-name="T4">В эту ночь буду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Пропущенные остаются снаружи, болтают, показывают свои дёсна от напряжения, разводят руками…. Большой скандал вокруг ИГ Фарбен <text:s/>на этой неделе по поводу несчастного филиала Шпотбилигфилм АГ, чьё руководство в полном составе будет вычищено за предложение в ведомство OKW по вооружениям проекта для изобретения нового передаваемого по воздуху луча, который сделает всё население, в радиусе десяти километров, абсолютно слепыми. Отдел проверок ИГ вовремя перехватил предложение. Бедняги в <text:s/>Шпотбилигфилм. Их коллективному сознанию не дошло как такое оружие скажется на рынке красок после следующей войны. Снова менталитет Сумерков Богов. Оружие было известно как С-5227, где «С» стоит за «свет», ещё один комичный немецкий эфемизм, как «А» в обозначении ракеты, которая стоит за «агрегат», или сама ИГ, </text:span></text:span><text:span text:style-name="Source_20_Text"><text:span text:style-name="T5">Interessengemeinschaft</text:span></text:span><text:span text:style-name="Source_20_Text"><text:span text:style-name="T4">, Товарищество по Интересам… а что насчёт случая катализаторного отравления в Праге—правда ли, что Штат Группы VI b при Химическом Реагировании на Аномальности вылетел на восток со статусом чрезвычайности, и что это комплексное отравление, как от селения, так и от теллурия… имена ядов отрезвляют беседу, как упоминание рака….</text:span></text:span></text:p>
      <text:p text:style-name="Standard_20__28_user_29_"><text:span text:style-name="Source_20_Text"><text:span text:style-name="T4">Элита, которые сядут сегодня, представители корпоративной толпы Нацистов, среди которой Лени разглядела кого бы ещё, если не Генерального Директора Смарагда изфилиала ИГ, который был заинтересован, какое-то время, в её муже. Но потом резко контракт был прекращён. Загадочно, малость зловще, хотя в те дни всё можно было сваливать на экономику….</text:span></text:span></text:p>
      <text:p text:style-name="Standard_20__28_user_29_"><text:span text:style-name="Source_20_Text"><text:span text:style-name="T4">В толпе глаза её встрелили взгляд Петера. «Я ушла от него»,– шепнула она кивая, когда они пожимали руки.</text:span></text:span></text:p>
      <text:p text:style-name="Standard_20__28_user_29_"><text:soft-page-break/><text:span text:style-name="Source_20_Text"><text:span text:style-name="T4">–</text:span></text:span><text:span text:style-name="Source_20_Text"><text:span text:style-name="T7"> </text:span></text:span><text:span text:style-name="Source_20_Text"><text:span text:style-name="T4">Можешь уложить Ильзе в какой-то из спален. Позже поговорим, ладно?– В его глазах заметна некая фавновская косинка. Примет ли он, что она не </text:span></text:span><text:span text:style-name="Source_20_Text"><text:span text:style-name="T5">его</text:span></text:span><text:span text:style-name="Source_20_Text"><text:span text:style-name="T4">, так же, как не принадлежала Францу?</text:span></text:span></text:p>
      <text:p text:style-name="Standard_20__28_user_29_"><text:span text:style-name="Source_20_Text"><text:span text:style-name="T4">–</text:span></text:span><text:span text:style-name="Source_20_Text"><text:span text:style-name="T7"> </text:span></text:span><text:span text:style-name="Source_20_Text"><text:span text:style-name="T4">Да, конечно. Что происходит?</text:span></text:span></text:p>
      <text:p text:style-name="Standard_20__28_user_29_"><text:span text:style-name="Source_20_Text"><text:span text:style-name="T4">Он фыркает, выражая </text:span></text:span><text:span text:style-name="Source_20_Text"><text:span text:style-name="T5">они мне не сказали</text:span></text:span><text:span text:style-name="Source_20_Text"><text:span text:style-name="T4">.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text:span></text:span></text:p>
      <text:p text:style-name="Standard_20__28_user_29_"><text:span text:style-name="Source_20_Text"><text:span text:style-name="T4">Зачем им нужен Ратенау в эту ночь? Что Цезарь на самом деле сказал своему протеже, когда рухнул? <text:s/></text:span></text:span><text:span text:style-name="Source_20_Text"><text:span text:style-name="T5">Et tu, Brute,</text:span></text:span><text:span text:style-name="Source_20_Text"><text:span text:style-name="T4"> официальная ложь, а чего ещё от них ждать—что ровным счётом ничего не говорит. <text:s/>Момент убийства является мигом, когда сходятся власть и незнание власти, Смерть как свидетель. Когда кто-тоо говорит с другим, то не затем, чтоб скоротать денёк всякими </text:span></text:span><text:span text:style-name="Source_20_Text"><text:span text:style-name="T5">et-tu-Brute. </text:span></text:span><text:span text:style-name="Source_20_Text"><text:span text:style-name="T4">Передаётся истина настолько жуткая, что история—в <text:s/>лучшем случае сговор, не всегда между джентльменами, облапошить—ни за что не примет её. Истину заглушат, или, во времена особой элегантности, переоденут во что-то другое. Что Ратенау, через минуту, годы спустя в новом потустороннем существовании, может сказать о былом распределении? Наверное, ничего настолько невероятного, что он мог сказать в момент когда шок шибанул его смертные нервы, когда вкрылился Ангел….</text:span></text:span></text:p>
      <text:p text:style-name="Standard_20__28_user_29_"><text:span text:style-name="Source_20_Text"><text:span text:style-name="T4">Но они разберутся. Ратенау—согласно историям—был пророком и архитектором картелизованного государства. Из того, что начиналось как маленькое бюро в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сти и владения, что отделяли фирму от фирмы—корпоративный Бисмарк, перед властью которого ни одна книга <text:s/>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какой-другой индустриальный наследник—он был философом провидящим послевоенное Государство. Он рассматривал длившуюся войну как мировую революцию, из которой не предстанет ни Красный коммунизм, ни бесконтрольные Правые, но рациональная структура, в которой бизнес станет истиной властью по праву—структура основанная, тут нечему удивляться, на той, что он создал в Германии для ведения Мировой Войны.</text:span></text:span></text:p>
      <text:p text:style-name="Standard_20__28_user_29_"><text:span text:style-name="Source_20_Text"><text:span text:style-name="T4">Такова официальная версия. Достаточно грандиозная. Но Генеральный Директор Смарагд и коллеги собрались тут не затем, чтоб им вещалито, во что верят даже массы. Это даже может—при достаточно параноидальном взгляде—выглядеть сотрудничеством тут, между обоими сторонами Стены, материей и духом. Что они знают </text:span></text:span><text:span text:style-name="Source_20_Text"><text:span text:style-name="T5">такое</text:span></text:span><text:span text:style-name="Source_20_Text"><text:span text:style-name="T4">, чего не знают бесправные? Какая жуткая структура сокрыта видом разнообразия и предпринимательства?</text:span></text:span></text:p>
      <text:p text:style-name="Standard_20__28_user_29_"><text:span text:style-name="Source_20_Text"><text:span text:style-name="T4">Юмор висельника. Чортова настольная игра. Смарагд не может всерьёз поверить ни в одно из этого, Смарагд техник и управляющий. Ему могут понадобиться лишь знаки, предзнаменования, <text:s/>подтверждения чему-то уже существующему, что-то над чем можно похихикать в </text:span></text:span><text:span text:style-name="Source_20_Text"><text:span text:style-name="T5">Herrenklub</text:span></text:span><text:span text:style-name="Source_20_Text"><text:span text:style-name="T4">—«у нас теперь есть даже благословение Еврея!» Что ни пришло бы в эту ночь через медиума, они исказят, подредактируют в благословение. Это измывательство над разреженными.</text:span></text:span></text:p>
      <text:p text:style-name="Standard_20__28_user_29_"><text:span text:style-name="Source_20_Text"><text:span text:style-name="T4">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с ракетного поля, моргает под лампочкой, пока соседка фрау Зильбершлаг передаёт последнее послание Лени. Послания этойц ночи, рождённые в огнях Берлина… неоновых, накаливания, звёздными… послания вплетаются в сеть информации, которую никто не в силах избежат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Путь ясен,– голос движет губами Сачсы и напряжённо белым горлом.– Вы там вынуждены следовать ему во времени шаг за шагом. Однако, тут возможно видеть всю форму сразу—не мне, я ещё не настолько продвинулся—но многим это известно как ясное присутствие… вообще-то </text:span></text:span><text:soft-page-break/><text:span text:style-name="Source_20_Text"><text:span text:style-name="T4">«форма» не подходящее слово…. Позвольте быть откровенным с вами. Мне труднее смотреть с вашей точки зрения. Пр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смысл для меня говорить вам, что кажущееся вам реальным всего лишь иллюзия? Я не знаю станете ли вы слушать или пропустите мимо ушей. Вы хотите знать лишь про свой путь, ваш Автобан.</text:span></text:span></text:p>
      <text:p text:style-name="Standard_20__28_user_29_"><text:span text:style-name="Source_20_Text"><text:span text:style-name="T4">–</text:span></text:span><text:span text:style-name="Source_20_Text"><text:span text:style-name="T7"> </text:span></text:span><text:span text:style-name="Source_20_Text"><text:span text:style-name="T4">Хорошо. Анилиновый пурпур: возьмите за образец. Изобретение пурпура, выход на ваш уровень этого цвета. Вы слушаете Генеральный Директор?</text:span></text:span></text:p>
      <text:p text:style-name="Standard_20__28_user_29_"><text:span text:style-name="Source_20_Text"><text:span text:style-name="T4">–</text:span></text:span><text:span text:style-name="Source_20_Text"><text:span text:style-name="T7"> </text:span></text:span><text:span text:style-name="Source_20_Text"><text:span text:style-name="T4">Я слушаю, херр Ратенау,– отвечает Смарагд из ИГ Фарбен.</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ирский пурпур, ализарин и индиго, другие краски угольной смолы присутствуют, но важнейший анилиновый пурпур. Вильям Перкин открыл его в Англии, но его обучал Хофман, которого обучал Либиг. Тут замешана последователь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ледует посмотреть в том направлении. Оно сливается с линией пурпур,Перкин-Ганистер. Но всё, что у меня есть, это молекула, набросок… Метаонерин, как сульфат. Не в Германии, а в Соединённых Штатах. Тут есть связь с Соединёнными Штатами. Связь с Россией. Отчего, по-вашему, фон Малцан и я настойчиво провели договор Раппало? Это было необходимым шагом на восток. Вимпе может вам рассказать. Этот <text:s/></text:span></text:span><text:span text:style-name="Source_20_Text"><text:span text:style-name="T5">V-Mann</text:span></text:span><text:span text:style-name="Source_20_Text"><text:span text:style-name="T4"> тоже был там.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делат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Взгляните на уголь и сталь. Есть место где они встречаются.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text:span></text:span><text:span text:style-name="Source_20_Text"><text:span text:style-name="T5">никогда не увидим</text:span></text:span><text:span text:style-name="Source_20_Text"><text:span text:style-name="T4">.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Мы считали это индустриальным процессом. Но в этом было больше. Мы перед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оследовательность… я пока не могу видеть так далек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text:span></text:span></text:p>
      <text:p text:style-name="Standard_20__28_user_29_"><text:span text:style-name="Source_20_Text"><text:span text:style-name="T4">–</text:span></text:span><text:span text:style-name="Source_20_Text"><text:span text:style-name="T7"> </text:span></text:span><text:span text:style-name="Source_20_Text"><text:span text:style-name="T5">Нашу</text:span></text:span><text:span text:style-name="Source_20_Text"><text:span text:style-name="T4"> ИГ, я бы сказал,– отвечает Смарагд с более, чем обычной натянутостью и холодо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text:span></text:span><text:soft-page-break/><text:span text:style-name="Source_20_Text"><text:span text:style-name="T4">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теченияцены, доходы, форму башен….</text:span></text:span></text:p>
      <text:p text:style-name="Standard_20__28_user_29_"><text:span text:style-name="Source_20_Text"><text:span text:style-name="T4">–</text:span></text:span><text:span text:style-name="Source_20_Text"><text:span text:style-name="T7"> <text:s/></text:span></text:span><text:span text:style-name="Source_20_Text"><text:span text:style-name="T4">Вам следует задаться двумя вопросами. Первый, в чём истинная природа синтеза? И следующий: в чём истинная природа контроля?</text:span></text:span></text:p>
      <text:p text:style-name="Standard_20__28_user_29_"><text:span text:style-name="Source_20_Text"><text:span text:style-name="T4">–</text:span></text:span><text:span text:style-name="Source_20_Text"><text:span text:style-name="T7"> </text:span></text:span><text:span text:style-name="Source_20_Text"><text:span text:style-name="T4">Вам кажется, что вы знаете, вы цепляетесь за свои убеждения. Но рано или поздно, вам придётся с ними расстаться.</text:span></text:span></text:p>
      <text:p text:style-name="Standard_20__28_user_29_"><text:span text:style-name="Source_20_Text"><text:span text:style-name="T4">Затяжная тишина. Некоторое шевеление на стульях вокруг стола, однако спаренные мизинцы <text:s/>удерживают соприкосновени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Херр Ратенау, вы можете сказать мне прямо,– этой Хайнц Риппенштос, шальной <text:s/>нацистский шутник и перекати-поле. Сидящие начинают хихикать и Петер Сачса возвращается в свою комнату.– <text:s/>Так Бог вправду Еврей?</text:span></text:span></text:p>
      <text:p text:style-name="Standard_20__28_user_29_"><draw:frame draw:style-name="fr3" draw:name="Image20" text:anchor-type="char" svg:x="0.1665in" svg:y="0.0673in" svg:width="6.9252in" svg:height="0.3661in" draw:z-index="6"><draw:image xlink:href="Pictures/1000000000000B720000009B428C9716555D8079.png" xlink:type="simple" xlink:show="embed" xlink:actuate="onLoad" loext:mime-type="image/png"/></draw:frame><text:span text:style-name="Source_20_Text"><text:span text:style-name="T4">Памм, Естерлинг, Дромонд, Ламплайтер, Спектро звёзды на праздничной ёлке доктора. Сверкают сверху в эту самую святую из ночей. Каждая холодное напоминание о тупиках, солнцах, что не хотят стоять, но убегают к югу, всегда к югу, оставляя нас на бесконечном севере. Но Кевин Спектро самая яркая , самая далёкая из всех. И толпы, что сгрудились в Найтбридж, рождественские песни по радио звучат, в Подземке сбор народа для массовки, и только Пойнтсмен всё один. Но он получил свой рождественский подарок, тра ля ля, и не придётся довольствоваться собакой из переработанной жестянки, парни, он получил собственное чудо и человеческое дитя, развившееся в мужчину, однако же, с отметиной где-то на своей нынешней Слотроповой коре, полученной в детстве собственной Психологии, да,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смерти, после расчёта в, в старой центральной палате, знаете ли….</text:span></text:span></text:p>
      <text:p text:style-name="Standard_20__28_user_29_"><text:span text:style-name="Source_20_Text"><text:span text:style-name="T4">Ему не у кого спросить, некому рассказать. Моё сердце, ощущения, сердце переполняется такой силой и надеждой…. С Ривьеры бесподобные нвости. Эксперименты здесь начали идти ровным руслом наконец-то. Из-за какой-то неясной накладки, увеличения ассигнований, или где-то прикрыли фонд, бригадный генерал Падинг улучшил финансирование ОИА. Или он тоже почувствовал вилу Пойнтсмена? Покупает себе индульгенцию?</text:span></text:span></text:p>
      <text:p text:style-name="Standard_20__28_user_29_"><text:span text:style-name="Source_20_Text"><text:span text:style-name="T4">Иногда среди дня Пойнтсмен обнаруживает, что его <text:s/>член стоит. Он начал рассказывать анекдоты, английские анекдоты вивисектора-Павловца, в которых всё вертится вокруг какого-нибудь несчастного случая: латинское <text:s/></text:span></text:span><text:span text:style-name="Source_20_Text"><text:span text:style-name="T5">cortex</text:span></text:span><text:span text:style-name="Source_20_Text"><text:span text:style-name="T4"> переводится на английский как «кора», как собаки используют кору деревьев? (Полная дребедень и у людей в ПРПУК хватает смысла уворачиваться, но эти шутки сверкают остроумием по сравнению с его дежурными, типа, «Отчего коренной лондонец, обращаясь к ковбою из Сан-Антонио говорит, "</text:span></text:span><text:span text:style-name="Source_20_Text"><text:span text:style-name="T5">Cor, Tex</text:span></text:span><text:span text:style-name="Source_20_Text"><text:span text:style-name="T4">!")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text:span></text:span><text:soft-page-break/><text:span text:style-name="Source_20_Text"><text:span text:style-name="T4">растерянный, Боде мой, гладит её волосы, неловко выпустив их половину из-под бордовой ленты—и что это, настоящий, сочный, горячий «роток» рабыни в тугих чулочках, да, среди этих по-зимнему 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text:s/>5 mg q 6 h, прошлой ночью амобарбитал соды <text:s/>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text:span></text:span></text:p>
      <text:p text:style-name="Standard_20__28_user_29_"><text:span text:style-name="Source_20_Text"><text:span text:style-name="T4">Некому рассказать. Мод что-то знает наверняка, финансы ПРПУК проходят через её руки, ничего не упустит. Но он не может рассказать ей… или не всё, не в точности </text:span></text:span><text:span text:style-name="Source_20_Text"><text:span text:style-name="T5">словами его надежды</text:span></text:span><text:span text:style-name="Source_20_Text"><text:span text:style-name="T4">, которую он никогда, даже самому себе… она лежит впереди в темноте, определённая навыворот, ужасом, как все надежды что могут ещё рухнуть и перед ним окажется только лишь егосмерть, эта тупая, пустая шутка в конце этого Павловианского Продвижения.</text:span></text:span></text:p>
      <text:p text:style-name="Standard_20__28_user_29_"><text:span text:style-name="Source_20_Text"><text:span text:style-name="T4">Так что Томас Гвенхидви тоже чувствует перемену в глубинной структуре лица и походки его коллеги. Толстый, с преждевременно побелевшей бородой Санта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слушай какой <text:s/>хоче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бомбардиовщики вибрирующей чистотой, до самого Сток Поджес, прикинь. Однажды леди написала в </text:span></text:span><text:span text:style-name="Source_20_Text"><text:span text:style-name="T5">Times </text:span></text:span><text:span text:style-name="Source_20_Text"><text:span text:style-name="T4">из Лутон Ху, Бердфордшир, спрашивая, что это за мужчина с таким превосходно глубоким голосом поёт «Диадем». Какая-то м-с Снейд. Гвердхидви любитель выпить, в основном алкоголь из зерна, щедро смешивая в больших странных рецептах безумного учёного с бульоном, гранатом, сиропом от кашля, горькими каплями против отрыжки из синих колокольчиков, корня валериана, бородавочника и орхидей, что только подвернётся, честное слово. Он воплощение жизнерадостного алкоголика воспетого в национальных балладах и легендах. Прямой потомок Валлийца в </text:span></text:span><text:span text:style-name="Source_20_Text"><text:span text:style-name="T5">Генри V, </text:span></text:span><text:span text:style-name="Source_20_Text"><text:span text:style-name="T4">что носится там заставляя люд откушать его Луковицы. Но не из стационарных пьяниц. Пойнтсмен никогда не видел Гвендвихи сидящим или стоящим на месте—он постоянно теребит давай-давай бездельники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text:span></text:span><text:soft-page-break/><text:span text:style-name="Source_20_Text"><text:span text:style-name="T4">говорящие на диалектах, которые он не слыхал на Харлей-Стрит: их бомбили, держали в холоде и голоде, в негодных убежищах, и на их лицах, даже у детей, всегда проступает какая-то древняя породнённость с болью и превратностями, которая изумляет Пойнтсмена, более поляризованного на перечнях утончённых знаков и симптомов Вест-Енда, про рождённые из головы анорексии и запоры, на которые у Валлийца просто зла не хватает. В палатах у Гвенхвиди есть больные с пониженым метаболизмом, до </text:span></text:span><text:span text:style-name="Source_20_Text"><text:span text:style-name="T11"><text:s/>-</text:span></text:span><text:span text:style-name="Source_20_Text"><text:span text:style-name="T4">35, </text:span></text:span><text:span text:style-name="Source_20_Text"><text:span text:style-name="T11">-</text:span></text:span><text:span text:style-name="Source_20_Text"><text:span text:style-name="T4">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пытаясь изъязвить бедную витаминами ткань, откуда взяты на пробу. Совершенно иной домейн, понимаеш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Я не знаю, мэн—нет, не знаю,– вскидывая толстую медленную руку из-под своей пелерины ежиного цвета, опять в госпитале, когда они шагают через снегопад—для Пойнтсмена чёткое распределение, монахи это, собор то, солдаты и гарнизон—но не так просто для Гвендвихи, часть которого всё ещё остаются позади, в заложниках. Улицы пусты, день Рождества, они топают вгору в комнаты Гвердвихи в тихой пелене падающего снега на них и между ними и на пробитые стены институции шагающие в каменном параллаксе вперёд в белую сумеречность.– «Как они </text:span></text:span><text:span text:style-name="Source_20_Text"><text:span text:style-name="T5">выдерживают</text:span></text:span><text:span text:style-name="Source_20_Text"><text:span text:style-name="T4">. Беднота, чёрные. И евреи! Уэльс, <text:s/>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Уэльс…</text:span></text:span></text:p>
      <text:p text:style-name="Standard_20__28_user_29_"><text:span text:style-name="Source_20_Text"><text:span text:style-name="T4">–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Уж ты конечно, веришь, Гвендвих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А что нет? А ты как?</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у, не знаю. Сегодня не чувствую себя еврее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Я насчёт полёта дальше?– Он имеет в виду одиноким и навсегда отделённым: Пойнтсмен знает, что тот имеет в виду. Поэтому, на удивление, это как-то его затронуло., Он чувствует сейчас Рождественский снег в складках своих ботинков, резкий холод пытается проникнуть. Коричневый шерстяной бок Гвендвихи движется на краю его обзора, клок цвета, зацепка против этого седеющего дня. В полёте дальше. В полёте… Гвендвихи, миллион точек льда падающих наискосок его неизмеримой пелерины, его исчезновение кажется таким невероятным сейчас, откуда они лежали, всё та же дремотно пьяная болтовня страх возвращается, Проклятие Книги, и тут вот кто-то, кого он хочет, вправду, всем своим низким сердцев, видеть уцелевшим… хотя он был слишком застенчив, или горд даже улыбнуться Гвендвихи без сопроводительной речи для объяснения, которая отменит улыбку….</text:span></text:span></text:p>
      <text:p text:style-name="Standard_20__28_user_29_"><text:span text:style-name="Source_20_Text"><text:span text:style-name="T4">Собаки с лаем убегают при их приближении. Им достаётся Взгляд Профессионала от Пойнтсмена. Гвендвихи 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осле первой минуты употребления. Запахи угольного дыма, <text:s/>мочи, мусора, вчерашней зажарки наполняют прихожие. Гвендвихи отпивает из бутылки не прекращая беглого шлёпни-щекотни с Эстеллой и затеяв <text:s/>где-это-он-а-вот-он-где с Арчем, её младшеньким вокруг широкой линии бедра его матери, который хочет его стукнуть, но он слишком увёртлив.</text:span></text:span></text:p>
      <text:p text:style-name="Standard_20__28_user_29_"><text:span text:style-name="Source_20_Text"><text:span text:style-name="T4">Гвендвихи 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двихи, лучистый как солнце….</text:span></text:span></text:p>
      <text:p text:style-name="Standard_20__28_user_29_"><text:soft-page-break/><text:span text:style-name="Source_20_Text"><text:span text:style-name="T4">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относится в сторону, клубясь и прижимается к земле падающим снего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Это пока что самое ближнее,– Гвендвихи возле чайника, запах серной спички наполняет воздух. Минутой позже, всё ещё глядя на кольцо газа, –«Пойнтсмен, сказать что-то действительно паранойно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И ты туда ж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ы давно сверялся с картой Лондона? Всю эту метеоритную чуму <text:s/>V-оружия, валят сюда, понимаешь? <text:s/>Не на Вайтхолл, куда надо бы, а на меня и я считаю это зверство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Чертовски непатриотичный разговор.</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 отхаркнув сплюнул в умывальный таз,– <text:s/>ты не хочешь верить. Да и с чего бы? Порода с Харлей-Стрит, мой добрый Иисусе.</text:span></text:span></text:p>
      <text:p text:style-name="Standard_20__28_user_29_"><text:span text:style-name="Source_20_Text"><text:span text:style-name="T4">Это давнишняя игра с Гвендвихи, Королевским Доктором–подначки. Какой-то непривычный ветер или термовпадина на небе доносит к ним глубокий гул хорала американских бомбардировщиков: Gymanfa Ganu Смерти. Одиночный маневровый локомотив молча ползёт в паутине железнодорожных путей внизу.</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ни падают согласно распределению Поиссона,– говорит Пойнтсмен негромко, как будто с этим можно спорит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сомненно, мэн, несомненно–отлично подмечено. Но распределяются по этому ёбаному Ист-Енду, понимаешь?– Арч, или кто-то другой, нарисовал коричневого, оранжевого и синего Гвендвихи с сумкой доктора н плоской линии горизонта с зелёными трубами. Сумка полна бутылок джина, Гвендвихи улыбается, синичка выглядывает из гнезда в его бороде, а небо синее и солнце жёлтое. –«но ты никогда не задумался почему? Вот тебе Город <text:s/>Параноик. Все эти долгие столетия разрастался в сельскую местность, а? как разумное существо. Актёр, фантастический </text:span></text:span><text:span text:style-name="Source_20_Text"><text:span text:style-name="T5">мим</text:span></text:span><text:span text:style-name="Source_20_Text"><text:span text:style-name="T4">, Пойнтсмен! Подделывается под все правильные силы, а? эко-номические, демо-графические? о, да, теперь ещё и слу-чайные, видишь л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Что значит «видишь ли»? Я </text:span></text:span><text:span text:style-name="Source_20_Text"><text:span text:style-name="T5">не</text:span></text:span><text:span text:style-name="Source_20_Text"><text:span text:style-name="T4"> вижу.– В окне, подсвеченное белым полднем, лицо Пойнтсмена не видно, кроме крохотного яркого полумесяца в каждом из его глаз. Что ему искать себя в окне наощупь? Наверное, мохнатый Валлиец совсем слетел с катушек?</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ы не видишь </text:span></text:span><text:span text:style-name="Source_20_Text"><text:span text:style-name="T5">их</text:span></text:span><text:span text:style-name="Source_20_Text"><text:span text:style-name="T4">,– парча пара начинает исходить через испятнанную сталь клюва лебедя,– <text:s/>чёрных и евреев, в их тьме. Ты не умеешь. Ты не слышишь их молчания. Ты слишком привык к разговорам и свету.</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у, к лаю это точн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Через мой госпиталь не проходит никто кроме несчастных, видишь ли.– Уставился с застывшей улыбкой алкаша-придурка.– <text:s/>Что я могу излечить? Я могу только посылать их назад, из госпиталя. Обратно в </text:span></text:span><text:span text:style-name="Source_20_Text"><text:span text:style-name="T5">это</text:span></text:span><text:span text:style-name="Source_20_Text"><text:span text:style-name="T4">? Здесь тоже вполне могла быть Европа, в бо-ях, вдре-безги и вытаскивать их до мини-мального уровня, чтоб продолжать бойню?</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ак ты не знал, что идёт война?– За это Пойнтсмен вместе с чашкой чая получает жуткую хмурость. По правде, тупой бестолковщиной он надеется отвести Гвендвихи 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огнать тишину, отваживание белых всадников, и Гвендвихи знает, как не может знать Пойнтсмен, что это часть распорядка дня сидеть в этой дрянной комнате и кричать в такую вот глухоту: что Пойнтсмену остаётся лишь играть самого себя—стилизованного, раздражённого, непонимающег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В некоторых городах богатые живут на возвышенности, а бедные находятся в низине. В других богатые занимают прибрежную линию, а бедные глубже в сушу. А вот в Лондоне, должен быть градиент зловредности, а? Увеличение по мере того, как река расширяется к морю. Я просто спра-шиваю, почему? Это из-за судо-ходства? Из-за образа землепользования, особенно с </text:span></text:span><text:soft-page-break/><text:span text:style-name="Source_20_Text"><text:span text:style-name="T4">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 </text:span></text:span><text:span text:style-name="Source_20_Text"><text:span text:style-name="T5">назначалось пасть первыми</text:span></text:span><text:span text:style-name="Source_20_Text"><text:span text:style-name="T4">. Мы заменимы, а те в Вест-Енде и к северу от реки, нет. О, я не хочу сказать, будто Угроза имела какой-то тот или другой определённый образ. Политический, нет. Если Городу Параноику что-то приснится, </text:span></text:span><text:span text:style-name="Source_20_Text"><text:span text:style-name="T5">нам</text:span></text:span><text:span text:style-name="Source_20_Text"><text:span text:style-name="T4"> к этому доступа нет. Может Го-роду приснился вра-жеский город, плывёт через море вор-ваться в устье… может волны тьмы… волны огня…. Может как его проглатывает обратно бескрайний мол-чащий Материнский Континент? Это не </text:span></text:span><text:span text:style-name="Source_20_Text"><text:span text:style-name="T5">моё</text:span></text:span><text:span text:style-name="Source_20_Text"><text:span text:style-name="T4"> дело, городские сны… Но что если <text:s/>Го-род это настущий нео-плазм, через столетия, постоянно изменяющийся, чтобы столкнуться с меняющейся формой своих наихудших, тай-ных страхов? Обшарпанные пешки, опозоренная коро-лева, испуганный конь, мы все обречены, безнадёжно пропали, брошены ту, подставленными, в ожидании. Было известно, не отрицай—</text:span></text:span><text:span text:style-name="Source_20_Text"><text:span text:style-name="T5">известно</text:span></text:span><text:span text:style-name="Source_20_Text"><text:span text:style-name="T4">, Пойнтсмен! Что фронт в Ев-ропе однажды </text:span></text:span><text:span text:style-name="Source_20_Text"><text:span text:style-name="T5">должен</text:span></text:span><text:span text:style-name="Source_20_Text"><text:span text:style-name="T4"> сложиться таким образом, а? что продвинется к востоку, сделает ракеты необходимостью, </text:span></text:span><text:span text:style-name="Source_20_Text"><text:span text:style-name="T5">известно</text:span></text:span><text:span text:style-name="Source_20_Text"><text:span text:style-name="T4"> как и где они будут падать с недолётом. Спроси своего друга Мехико? Посмотри на плотности по его карте? восток, восток и к югу от реки тоже, где живут все блохи, вот кто получает по-пол-ной, мой друг.</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ы прав, Гвендвихи,– рассудительно прихлёбывая чай,– это очень паранойн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Это правда.– Он достаёт праздничную бутылку Бочки 69 и готов налить им для тоста.</text:span></text:span></text:p>
      <text:p text:style-name="Standard_20__28_user_29_"><text:span text:style-name="Source_20_Text"><text:span text:style-name="T4">–</text:span></text:span><text:span text:style-name="Source_20_Text"><text:span text:style-name="T7"> </text:span></text:span><text:span text:style-name="Source_20_Text"><text:span text:style-name="T4">За младенцев!– ухмыляется полностью чокнутый.</text:span></text:span></text:p>
      <text:p text:style-name="Standard_20__28_user_29_"><text:span text:style-name="Source_20_Text"><text:span text:style-name="T4">–</text:span></text:span><text:span text:style-name="Source_20_Text"><text:span text:style-name="T7"> </text:span></text:span><text:span text:style-name="Source_20_Text"><text:span text:style-name="T4">Младенцев, Гвендвих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А, я составлял свою </text:span></text:span><text:span text:style-name="Source_20_Text"><text:span text:style-name="T5">личную</text:span></text:span><text:span text:style-name="Source_20_Text"><text:span text:style-name="T4"> карту? Отмечал данные родильных палат? младенцы родившиеся во время Блица тоже следуют распределению Поиссона, видишь л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огда за странность всего этого. Несчастные сволочата.</text:span></text:span></text:p>
      <text:p text:style-name="Standard_20__28_user_29_"><text:span text:style-name="Source_20_Text"><text:span text:style-name="T4">Позже, ближе е темноте, несколько громадных мокриц,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шебуршат следом как сопроводители конвоя. Ночью, в очень поздние затишья между бомбовозами, огнём зениток и попаданиями ракет, их можно услышать, громких как мыши, пожёвывают бумажные пакеты Гвендвихи, оставляя полосы и отпечатки говна такого же цвета, как сами. Они похоже не слишком-то любят мягкое, фрукты, овощи и тому подобное, предпочитают твёрдую чечевицу и бобы, чтоб было что пожевать, бумагу, штукатурные преграды, прогрызть твёрдые интерфейсы, потому что они агенты объединения, видишь ли. Рождественские жуки. Они сидели глубоко в соломе ясел в Вифлееме, они копошились, взбирались, валились, блестяще красные среди золотистых прядей соломы, что должна была казаться длящейся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покуваркаются мимо вниз зад-усики-зад-усики покуда ты всеми ножками вцепляешься в долгое <text:s/>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Твой спаситель, видишь ли….</text:span></text:span></text:p>
      <text:p text:style-name="Standard_20__28_user_29_"><draw:frame draw:style-name="fr1" draw:name="Image21" text:anchor-type="char" svg:width="6.9252in" svg:height="0.3661in" draw:z-index="7"><draw:image xlink:href="Pictures/1000000000000B720000009B428C9716555D8079.png" xlink:type="simple" xlink:show="embed" xlink:actuate="onLoad" loext:mime-type="image/png"/></draw:frame><text:span text:style-name="Source_20_Text"><text:span text:style-name="T4">В аквариуме две рыбки замер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с сёстрами привезли с моря.</text:span></text:span></text:p>
      <text:p text:style-name="Standard_20__28_user_29_"><text:span text:style-name="Source_20_Text"><text:span text:style-name="T4">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в эту минуту похоже на кошку. Это первый день после Рождества. Последняя </text:span></text:span><text:soft-page-break/><text:span text:style-name="Source_20_Text"><text:span text:style-name="T4">бомба-ракета была час назад, где-то к югу. Клэр получила пышную куклу, Пенелопе достался свитер, в подарок Элизабет платье, которое перейдёт Пенелопе.</text:span></text:span></text:p>
      <text:p text:style-name="Standard_20__28_user_29_"><text:span text:style-name="Source_20_Text"><text:span text:style-name="T4">Пантомима куда дядя Роджер водил их всех сегодня днём называлась </text:span></text:span><text:span text:style-name="Source_20_Text"><text:span text:style-name="T5">Гансель и Гретель</text:span></text:span><text:span text:style-name="Source_20_Text"><text:span text:style-name="T4">.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 в клетке. Смешная старая Ведьма кричала до упаду и залезала на декорации. Красивая Гретель выжидала возле Печи удобный момент….</text:span></text:span></text:p>
      <text:p text:style-name="Standard_20__28_user_29_"><text:span text:style-name="Source_20_Text"><text:span text:style-name="T4">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text:span></text:span></text:p>
      <text:p text:style-name="Standard_20__28_user_29_"/>
      <text:p text:style-name="Standard_20__28_user_29_"><text:span text:style-name="Source_20_Text"><text:span text:style-name="T4">Пусть вас ничто не тревожит,</text:span></text:span></text:p>
      <text:p text:style-name="Standard_20__28_user_29_"><text:span text:style-name="Source_20_Text"><text:span text:style-name="T4">Тогда мы увидим, быть может</text:span></text:span></text:p>
      <text:p text:style-name="Standard_20__28_user_29_"><text:span text:style-name="Source_20_Text"><text:span text:style-name="T4">Что-то, что вам не заметно пока—</text:span></text:span></text:p>
      <text:p text:style-name="Standard_20__28_user_29_"><text:span text:style-name="Source_20_Text"><text:span text:style-name="T4">Большое, злючее, колючее</text:span></text:span></text:p>
      <text:p text:style-name="Standard_20__28_user_29_"><text:span text:style-name="Source_20_Text"><text:span text:style-name="T4">тянется вцепиться вам в бока</text:span></text:span></text:p>
      <text:p text:style-name="Standard_20__28_user_29_"><text:span text:style-name="Source_20_Text"><text:span text:style-name="T4">О, садовнику сегодня радуга нужна,</text:span></text:span></text:p>
      <text:p text:style-name="Standard_20__28_user_29_"><text:span text:style-name="Source_20_Text"><text:span text:style-name="T4">Мусорщик свой галстук нагладил, повязал..</text:span></text:span></text:p>
      <text:p text:style-name="Standard_20__28_user_29_"><text:span text:style-name="Source_20_Text"><text:span text:style-name="T4">И каждый идёт и песенку поёт</text:span></text:span></text:p>
      <text:p text:style-name="Standard_20__28_user_29_"><text:span text:style-name="Source_20_Text"><text:span text:style-name="T4">Вместе с круглым лицом в небесах. Ах!</text:span></text:span></text:p>
      <text:p text:style-name="Standard_20__28_user_29_"/>
      <text:p text:style-name="Standard_20__28_user_29_"><text:span text:style-name="Source_20_Text"><text:span text:style-name="T4">Прекрасный в небе дом из полиэтилена</text:span></text:span></text:p>
      <text:p text:style-name="Standard_20__28_user_29_"><text:span text:style-name="Source_20_Text"><text:span text:style-name="T4">Из платины кегли у тебя в руках—</text:span></text:span></text:p>
      <text:p text:style-name="Standard_20__28_user_29_"><text:span text:style-name="Source_20_Text"><text:span text:style-name="T4">О, мама твоя большой толстый пулемёт</text:span></text:span></text:p>
      <text:p text:style-name="Standard_20__28_user_29_"><text:span text:style-name="Source_20_Text"><text:span text:style-name="T4">А папа страшный молодец</text:span></text:span></text:p>
      <text:p text:style-name="forward"><text:span text:style-name="Source_20_Text">(Шёпотом и стакатто):</text:span></text:p>
      <text:p text:style-name="Standard_20__28_user_29_"><text:span text:style-name="Source_20_Text"><text:span text:style-name="T4">О, менеджер посасывает трубку,</text:span></text:span></text:p>
      <text:p text:style-name="Standard_20__28_user_29_"><text:span text:style-name="Source_20_Text"><text:span text:style-name="T4">Банкиры поедают своих жён,</text:span></text:span></text:p>
      <text:p text:style-name="Standard_20__28_user_29_"><text:span text:style-name="Source_20_Text"><text:span text:style-name="T4">Весь мир вверх дном, ходуном от оркестра</text:span></text:span></text:p>
      <text:p text:style-name="Standard_20__28_user_29_"><text:span text:style-name="Source_20_Text"><text:span text:style-name="T4">Так выверни свои карманы и получи сюрприз—</text:span></text:span></text:p>
      <text:p text:style-name="Standard_20__28_user_29_"/>
      <text:p text:style-name="Standard_20__28_user_29_"><text:span text:style-name="Source_20_Text"><text:span text:style-name="T4">Выверни свои карманы и-получи сюр-приз</text:span></text:span></text:p>
      <text:p text:style-name="Standard_20__28_user_29_"><text:span text:style-name="Source_20_Text"><text:span text:style-name="T4">Там пусто, абсо-лютно ни души!</text:span></text:span></text:p>
      <text:p text:style-name="Standard_20__28_user_29_"><text:span text:style-name="Source_20_Text"><text:span text:style-name="T4">И лампы над ступеньками все гаснут,</text:span></text:span></text:p>
      <text:p text:style-name="Standard_20__28_user_29_"><text:span text:style-name="Source_20_Text"><text:span text:style-name="T4">Окончен бал, сезон для ламп закрыт…</text:span></text:span></text:p>
      <text:p text:style-name="Standard_20__28_user_29_"><text:span text:style-name="Source_20_Text"><text:span text:style-name="T4">А где-то <text:s/>пальмы шепчутся на пляже</text:span></text:span></text:p>
      <text:p text:style-name="Standard_20__28_user_29_"><text:span text:style-name="Source_20_Text"><text:span text:style-name="T4">Спасатель не устаёт вздыхать,</text:span></text:span></text:p>
      <text:p text:style-name="Standard_20__28_user_29_"><text:span text:style-name="Source_20_Text"><text:span text:style-name="T4">А голоса, что слышишь ты, это Парень и Девушка Года,</text:span></text:span></text:p>
      <text:p text:style-name="Standard_20__28_user_29_"><text:span text:style-name="Source_20_Text"><text:span text:style-name="T4">Из тех детей, кто должен научится умирать….</text:span></text:span></text:p>
      <text:p text:style-name="Standard_20__28_user_29_"/>
      <text:p text:style-name="Standard_20__28_user_29_"><text:span text:style-name="Source_20_Text"><text:span text:style-name="T4">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ится: поначалу не более, чем дрожание, как будто от источника тепла перед пустым кресло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т,– шепчет она громко.– <text:s/>Я не хочу. Ты не он. Я не знаю кто ты, но ты не мой отец. Уходи.</text:span></text:span></text:p>
      <text:p text:style-name="Standard_20__28_user_29_"><text:soft-page-break/><text:span text:style-name="Source_20_Text"><text:span text:style-name="T4">Его подлокотники и ножки напряжённо молчат. Она всматривается.</text:span></text:span></text:p>
      <text:p text:style-name="Standard_20__28_user_29_"><text:span text:style-name="Source_20_Text"><text:span text:style-name="T5">Я только хочу навестить тебя.</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ы хочешь меня сделать одержимой.</text:span></text:span></text:p>
      <text:p text:style-name="Standard_20__28_user_29_"><text:span text:style-name="Source_20_Text"><text:span text:style-name="T4">Демонические одержимости не новость в этом доме. Это действительно Кайт, её отец? он прибран когда она была вдвое моложе, чем сейчас и теперь вернулся не человеком, которого она знала, но просто оболочкой—с мягким мяском слизня души, что улыбается и любит, что чувствует свою смертность, либо сгнившую, либо отодранную шестерёнками смерти-при-правительстве—процес в котором живые души нехотя становятся демонами известными в основном потоке восприемствования Западной магии как Клиппоты, Оболочки Мёртвых…. То же самое нынешнее распределение делает с приличными мужчинами и женщинами полностью по эту сторону от могилы. Ни в одном из данных процессов не ни достоинства, ни жалости. Матерям и отцам создают условия для умышленного умирания некоторым образом <text:s/>из наиболее <text:s/>предпочитаемых: довести себя до рака или сердечного приступа, попасть в автокатастрофу, уйти погибнуть на Войне—бросая своих детей в лесу одних. Тебе всегда станут говорить, что отцы «взяты», но отцы только бросают—т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отца, который ещё не умер, человека,которого ты любишь и должен наблюдать как оно происходит….</text:span></text:span></text:p>
      <text:p text:style-name="Standard_20__28_user_29_"><text:span text:style-name="Source_20_Text"><text:span text:style-name="T4">На кухне, вода в чайнике колотиться, скрипит к вскипанию, а снаружи дует ветер. Где-то, на другой улице, срывается лист шифера крыши и падает. Роджер охватил холодные руки Джессики, чтобы согреть их у себя на груди, чувствует их, ледяные, сквозь свитер и рубашку, прижаты к нему. Но она стоит отстранённо, дрожит. Он хочет согреть её всю, не только комичные конечности, хочет сверх разумной надежды. Сердце его колотится как вскипающий чайник.</text:span></text:span></text:p>
      <text:p text:style-name="Standard_20__28_user_29_"><text:span text:style-name="Source_20_Text"><text:span text:style-name="T4">Уже начало открываться: насколько легко она может уйти. В первый раз он понимает почему это равносильно смертности, и почему ему хочется плакать, когда она уходит. Он учится распознавать время, когда её ничто не держит, кроме его тощих рук на 20 отжиманий…. Если она уйдёт, то уже не имеет значения как падают ракеты. Но совпадения карт, девушек, и ракетных ударов вошли в него молча, молчаливые как лёд, и молекулы Квислинга сыпанули решётчато заморозить его. Если бы он мог чаще бывать с нею… если б это случилось, когда они были вместе—в другое время это могло бы звучать романтично, однако, в культуре смерти, определённые ситуации просто более популярная тема, чем другие—но они так часто разделены….</text:span></text:span></text:p>
      <text:p text:style-name="Standard_20__28_user_29_"><text:span text:style-name="Source_20_Text"><text:span text:style-name="T4">Если её не достанут ракеты, всё равно остаётся её лейтенант. Чёртов Бобёр/Джереми и </text:span></text:span><text:span text:style-name="Source_20_Text"><text:span text:style-name="T5">есть</text:span></text:span><text:span text:style-name="Source_20_Text"><text:span text:style-name="T4"> Война, он каждое из утверждений когда-либо выдвинутых ёбаной Войной—что мы предназначены для работы и правительства, для бережливой экономности: и что это всё должно быть выше любви, мечты, духа, чувств и прочей второ-классной ерунды, что попадается в бездельные и бездумные часы бодрствования…. К чёрту их, они неправы. Они безумны. Джереми заберёт её словно сам Ангел в свё безрадостное выдро-словное прозябание, а Роджер будет забыт, забавный маньяк, но не имеющий места в рационализированном ритуале власти, которым станет наступающий мир. Она будет подчиняться приказам своего мужа, будет домашним бюрократом, младшим партнёром, и вспоминать Роджера, если вообще будет, как ошибку, которую, слава Богу, она не совершила…. О, он чувствует как накатывает волна бешенства—как чёрт побери сможет выжить он без неё? Она британские накладки для тепла для его сутулых плечей, и зимующий воробей, которого он держит в своих ладонях. Она его глубочайшая невинность в пространствах сена и кущей прежде, чем желания получили раздельные наименования предупредить, что они могут и не сбыться и его гибкая парижская дочка радости, под вечным зеркалом, изменчивым ароматом, декольте от подмышек, всё это запросто сработает, для того, чтоб его обездолить ради более достойной любви.</text:span></text:span></text:p>
      <text:p text:style-name="Standard_20__28_user_29_"><text:soft-page-break/><text:span text:style-name="Source_20_Text"><text:span text:style-name="T4">Ты перех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вероятный….</text:span></text:span></text:p>
      <text:p text:style-name="Standard_20__28_user_29_"><text:span text:style-name="Source_20_Text"><text:span text:style-name="T4">Его деяние веры. На улице ребятишки поют:</text:span></text:span></text:p>
      <text:p text:style-name="Standard_20__28_user_29_"/>
      <text:p text:style-name="Standard_20__28_user_29_"><text:span text:style-name="Source_20_Text"><text:span text:style-name="T4">Слышишь, ангелы сходят с небес, трубя:</text:span></text:span></text:p>
      <text:p text:style-name="Standard_20__28_user_29_"><text:span text:style-name="Source_20_Text"><text:span text:style-name="T4">М-с Симпсон украла нашего Короля…</text:span></text:span></text:p>
      <text:p text:style-name="Standard_20__28_user_29_"/>
      <text:p text:style-name="Standard_20__28_user_29_"><text:span text:style-name="Source_20_Text"><text:span text:style-name="T4">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лежать там, ухохатываясь, пока она с воплями бегает по комнате. Нэнси, сесрта Джессики выходит из уборной прекратить что становится уже полномасштабнойц ссорой между Элизабет и Клэр. Джессика делает шаг назад от Роджера, чтобы высморкаться. Звук знаком ему как пение птички ик-ик-ик-ик НГАННГГ и платочек убирается… –«О, суббер дуббер»,– говорит она,–«бахоже я батхватила простуду».</text:span></text:span></text:p>
      <text:p text:style-name="Standard_20__28_user_29_"><text:span text:style-name="Source_20_Text"><text:span text:style-name="T4">Ты подхватила Войну. Она заразная, <text:s/>ты и я не знаем как уберечься. О, Джес. Джессика. Не покидай меня….</text:span></text:span></text:p>
      <text:p text:style-name="P4"><draw:frame draw:style-name="fr1" draw:name="Image22" text:anchor-type="char" svg:width="6.9252in" svg:height="0.3661in" draw:z-index="8"><draw:image xlink:href="Pictures/1000000000000B720000009B428C9716555D807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Times New Roman'"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2402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5-30T18:53:43.176859754</dc:date>
    <meta:editing-cycles>29</meta:editing-cycles>
    <meta:editing-duration>P7DT10H44M21S</meta:editing-duration>
    <meta:generator>LibreOffice/6.1.5.2$Linux_X86_64 LibreOffice_project/10$Build-2</meta:generator>
    <meta:document-statistic meta:table-count="0" meta:image-count="9" meta:object-count="0" meta:page-count="44" meta:paragraph-count="333" meta:word-count="24589" meta:character-count="166532" meta:non-whitespace-character-count="142201"/>
  </office:meta>
</office:document-meta>
</file>